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dwaita Sans" svg:font-family="'Adwaita Sans'" style:font-family-generic="system" style:font-pitch="variable"/>
    <style:font-face style:name="Cascadia Code" svg:font-family="'Cascadia Code'" style:font-pitch="fixed"/>
    <style:font-face style:name="Cascadia Mono" svg:font-family="'Cascadia Mono'" style:font-family-generic="decorative" style:font-pitch="variable"/>
    <style:font-face style:name="Cascadia Mono1" svg:font-family="'Cascadia Mono'" style:font-family-generic="modern" style:font-pitch="fixed"/>
    <style:font-face style:name="Consolas" svg:font-family="Consolas"/>
    <style:font-face style:name="FreeSans" svg:font-family="FreeSans" style:font-family-generic="system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OCR A Extended" svg:font-family="'OCR A Extended'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.035cm" draw:stroke-linejoin="miter" svg:stroke-linecap="butt" draw:fill="solid" draw:fill-color="#181926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>
        <loext:fill-complex-color loext:theme-type="dark2" loext:color-type="theme"/>
      </style:graphic-properties>
    </style:style>
    <style:style style:name="gr2" style:family="graphic" style:parent-style-name="standard">
      <style:graphic-properties draw:stroke="none" svg:stroke-width="0.035cm" draw:stroke-linejoin="miter" svg:stroke-linecap="butt" draw:fill="solid" draw:fill-color="#ed8796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>
        <loext:fill-complex-color loext:theme-type="accent1" loext:color-type="theme"/>
      </style:graphic-properties>
    </style:style>
    <style:style style:name="gr3" style:family="graphic" style:parent-style-name="standard">
      <style:graphic-properties draw:stroke="none" svg:stroke-width="0.035cm" draw:stroke-linejoin="miter" svg:stroke-linecap="butt" draw:fill="solid" draw:fill-color="#eed49f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>
        <loext:fill-complex-color loext:theme-type="accent3" loext:color-type="theme"/>
      </style:graphic-properties>
    </style:style>
    <style:style style:name="gr4" style:family="graphic" style:parent-style-name="standard">
      <style:graphic-properties draw:stroke="none" svg:stroke-width="0.035cm" draw:stroke-linejoin="miter" svg:stroke-linecap="butt" draw:fill="solid" draw:fill-color="#a6da95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>
        <loext:fill-complex-color loext:theme-type="accent2" loext:color-type="theme"/>
      </style:graphic-properties>
    </style:style>
    <style:style style:name="gr5" style:family="graphic">
      <style:graphic-properties style:protect="size" loext:decorative="false"/>
    </style:style>
    <style:style style:name="gr6" style:family="graphic" style:parent-style-name="standard">
      <style:graphic-properties draw:stroke="solid" svg:stroke-width="0.079cm" svg:stroke-color="#cad3f5" draw:stroke-linejoin="miter" svg:stroke-linecap="butt" draw:fill="solid" draw:fill-color="#181926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>
        <loext:stroke-complex-color loext:theme-type="dark1" loext:color-type="theme"/>
        <loext:fill-complex-color loext:theme-type="dark2" loext:color-type="theme"/>
      </style:graphic-properties>
    </style:style>
    <style:style style:name="gr7" style:family="graphic" style:parent-style-name="standard" style:list-style-name="L6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8" style:family="graphic" style:parent-style-name="standard" style:list-style-name="L6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9" style:family="graphic" style:parent-style-name="standard" style:list-style-name="L6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0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1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2" style:family="graphic" style:parent-style-name="standard">
      <style:graphic-properties draw:stroke="solid" svg:stroke-width="0.106cm" svg:stroke-color="#cad3f5" draw:marker-end="msArrowOpenEnd_20_5_20_106" draw:marker-end-width="0.371cm" draw:marker-end-center="false" draw:stroke-linejoin="miter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start-line-spacing-horizontal="0cm" draw:start-line-spacing-vertical="0cm" draw:end-line-spacing-horizontal="0cm" draw:end-line-spacing-vertical="0cm" loext:decorative="false">
        <loext:stroke-complex-color loext:theme-type="dark1" loext:color-type="theme"/>
      </style:graphic-properties>
    </style:style>
    <style:style style:name="gr13" style:family="graphic" style:parent-style-name="standard" style:list-style-name="L9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4" style:family="graphic" style:parent-style-name="standard" style:list-style-name="L10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5" style:family="graphic" style:parent-style-name="standard" style:list-style-name="L1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0cm" fo:min-width="0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16" style:family="graphic" style:parent-style-name="standard">
      <style:graphic-properties draw:stroke="none" svg:stroke-width="0.035cm" draw:stroke-linejoin="miter" svg:stroke-linecap="butt" draw:fill="solid" draw:fill-color="#181926" draw:textarea-horizontal-align="justify" draw:textarea-vertical-align="middle" draw:auto-grow-height="false" draw:fit-to-size="false" style:shrink-to-fit="false" fo:min-height="1.05cm" fo:min-width="33.367cm" fo:padding-top="0.125cm" fo:padding-bottom="0.125cm" fo:padding-left="0.25cm" fo:padding-right="0.25cm" fo:wrap-option="wrap" loext:decorative="false">
        <loext:fill-complex-color loext:theme-type="dark2" loext:color-type="theme"/>
      </style:graphic-properties>
    </style:style>
    <style:style style:name="gr17" style:family="graphic" style:parent-style-name="standard">
      <style:graphic-properties draw:stroke="none" svg:stroke-width="0.035cm" draw:stroke-linejoin="miter" svg:stroke-linecap="butt" draw:fill="solid" draw:fill-color="#ed8796" draw:textarea-horizontal-align="justify" draw:textarea-vertical-align="middle" draw:auto-grow-height="false" draw:fit-to-size="false" style:shrink-to-fit="false" fo:min-height="0.242cm" fo:min-width="0cm" fo:padding-top="0.125cm" fo:padding-bottom="0.125cm" fo:padding-left="0.25cm" fo:padding-right="0.25cm" fo:wrap-option="wrap" loext:decorative="false">
        <loext:fill-complex-color loext:theme-type="accent1" loext:color-type="theme"/>
      </style:graphic-properties>
    </style:style>
    <style:style style:name="gr18" style:family="graphic" style:parent-style-name="standard">
      <style:graphic-properties draw:stroke="none" svg:stroke-width="0.035cm" draw:stroke-linejoin="miter" svg:stroke-linecap="butt" draw:fill="solid" draw:fill-color="#eed49f" draw:textarea-horizontal-align="justify" draw:textarea-vertical-align="middle" draw:auto-grow-height="false" draw:fit-to-size="false" style:shrink-to-fit="false" fo:min-height="0.242cm" fo:min-width="0cm" fo:padding-top="0.125cm" fo:padding-bottom="0.125cm" fo:padding-left="0.25cm" fo:padding-right="0.25cm" fo:wrap-option="wrap" loext:decorative="false">
        <loext:fill-complex-color loext:theme-type="accent3" loext:color-type="theme"/>
      </style:graphic-properties>
    </style:style>
    <style:style style:name="gr19" style:family="graphic" style:parent-style-name="standard">
      <style:graphic-properties draw:stroke="none" svg:stroke-width="0.035cm" draw:stroke-linejoin="miter" svg:stroke-linecap="butt" draw:fill="solid" draw:fill-color="#a6da95" draw:textarea-horizontal-align="justify" draw:textarea-vertical-align="middle" draw:auto-grow-height="false" draw:fit-to-size="false" style:shrink-to-fit="false" fo:min-height="0.242cm" fo:min-width="0cm" fo:padding-top="0.125cm" fo:padding-bottom="0.125cm" fo:padding-left="0.25cm" fo:padding-right="0.25cm" fo:wrap-option="wrap" loext:decorative="false">
        <loext:fill-complex-color loext:theme-type="accent2" loext:color-type="theme"/>
      </style:graphic-properties>
    </style:style>
    <style:style style:name="pr1" style:family="presentation" style:parent-style-name="Title_20_Slide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tru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2" style:family="presentation" style:parent-style-name="Title_20_Slide-subtitle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pr3" style:family="presentation" style:parent-style-name="Title_20_Slide-notes">
      <style:graphic-properties draw:fill-color="#ffffff" draw:auto-grow-height="false" fo:min-height="12.573cm" loext:decorative="false"/>
      <style:paragraph-properties style:writing-mode="lr-tb"/>
    </style:style>
    <style:style style:name="pr4" style:family="presentation" style:parent-style-name="Title_20_and_20_Conten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5" style:family="presentation" style:parent-style-name="Title_20_and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6" style:family="presentation" style:parent-style-name="Title_20_and_20_Content-notes">
      <style:graphic-properties draw:fill-color="#ffffff" draw:auto-grow-height="false" fo:min-height="12.573cm" loext:decorative="false"/>
      <style:paragraph-properties style:writing-mode="lr-tb"/>
    </style:style>
    <style:style style:name="pr7" style:family="presentation" style:parent-style-name="Title_20_and_20_Content-outline1" style:list-style-name="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8" style:family="presentation" style:parent-style-name="Title_20_and_20_Content-outline1" style:list-style-name="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9" style:family="presentation" style:parent-style-name="Title_20_and_20_Content-outline1" style:list-style-name="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10" style:family="presentation" style:parent-style-name="Title_20_and_20_Content-outline1" style:list-style-name="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11" style:family="presentation" style:parent-style-name="Title_20_and_20_Content-outline1" style:list-style-name="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90%" fo:text-align="center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style:font-name="Cascadia Code" fo:font-size="60pt"/>
    </style:style>
    <style:style style:name="P3" style:family="paragraph">
      <style:paragraph-properties fo:margin-left="0cm" fo:margin-right="0cm" fo:margin-top="0.353cm" fo:margin-bottom="0cm" fo:line-height="90%" fo:text-align="center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style:font-name="Cascadia Code" fo:font-size="24pt"/>
    </style:style>
    <style:style style:name="P5" style:family="paragraph">
      <loext:graphic-properties draw:fill="solid" draw:fill-color="#181926"/>
      <style:paragraph-properties fo:text-align="center" style:font-independent-line-spacing="true"/>
      <style:text-properties fo:font-variant="normal" fo:text-transform="none" fo:color="#cad3f5" loext:opacity="100%" style:text-outline="false" style:text-line-through-style="none" style:text-line-through-type="none" style:text-position="0% 100%" style:font-name="Consolas" fo:font-size="13.5pt" fo:letter-spacing="normal" fo:language="en" fo:country="US" fo:font-style="normal" style:text-underline-style="none" fo:font-weight="normal" fo:background-color="transparent" style:font-size-asian="13.5pt" style:font-style-asian="normal" style:font-weight-asian="normal" style:font-size-complex="13.5pt" style:font-style-complex="normal" style:font-weight-complex="normal">
        <loext:char-complex-color loext:theme-type="light1" loext:color-type="theme"/>
      </style:text-properties>
    </style:style>
    <style:style style:name="P6" style:family="paragraph">
      <loext:graphic-properties draw:fill="solid" draw:fill-color="#ed8796"/>
      <style:paragraph-properties fo:text-align="center" style:font-independent-line-spacing="true"/>
      <style:text-properties fo:font-variant="normal" fo:text-transform="none" fo:color="#cad3f5" loext:opacity="100%" style:text-outline="false" style:text-line-through-style="none" style:text-line-through-type="none" style:text-position="0% 100%" style:font-name="Consolas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P7" style:family="paragraph">
      <loext:graphic-properties draw:fill="solid" draw:fill-color="#eed49f"/>
      <style:paragraph-properties fo:text-align="center" style:font-independent-line-spacing="true"/>
      <style:text-properties fo:font-variant="normal" fo:text-transform="none" fo:color="#cad3f5" loext:opacity="100%" style:text-outline="false" style:text-line-through-style="none" style:text-line-through-type="none" style:text-position="0% 100%" style:font-name="Consolas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P8" style:family="paragraph">
      <loext:graphic-properties draw:fill="solid" draw:fill-color="#a6da95"/>
      <style:paragraph-properties fo:text-align="center" style:font-independent-line-spacing="true"/>
      <style:text-properties fo:font-variant="normal" fo:text-transform="none" fo:color="#cad3f5" loext:opacity="100%" style:text-outline="false" style:text-line-through-style="none" style:text-line-through-type="none" style:text-position="0% 100%" style:font-name="Consolas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P9" style:family="paragraph">
      <loext:graphic-properties draw:fill-color="#ffffff"/>
    </style:style>
    <style:style style:name="P10" style:family="paragraph">
      <style:paragraph-properties fo:margin-left="0cm" fo:margin-right="0cm" fo:margin-top="0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P11" style:family="paragraph">
      <loext:graphic-properties draw:fill="none"/>
      <style:paragraph-properties fo:text-align="start" style:font-independent-line-spacing="true"/>
      <style:text-properties style:font-name="Cascadia Code" fo:font-size="44pt"/>
    </style:style>
    <style:style style:name="P12" style:family="paragraph">
      <style:paragraph-properties fo:margin-left="0cm" fo:margin-right="0cm" fo:margin-top="0.353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P13" style:family="paragraph">
      <style:paragraph-properties fo:margin-left="0cm" fo:margin-right="0cm" fo:margin-top="0.176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P14" style:family="paragraph">
      <loext:graphic-properties draw:fill="none"/>
      <style:paragraph-properties fo:text-align="start" style:font-independent-line-spacing="true"/>
      <style:text-properties style:font-name="Cascadia Code" fo:font-size="28pt"/>
    </style:style>
    <style:style style:name="P15" style:family="paragraph">
      <loext:graphic-properties draw:fill="solid" draw:fill-color="#181926"/>
      <style:paragraph-properties fo:text-align="center" style:font-independent-line-spacing="true"/>
      <style:text-properties fo:font-variant="normal" fo:text-transform="none" fo:color="#cad3f5" loext:opacity="100%" style:text-outline="false" style:text-line-through-style="none" style:text-line-through-type="none" style:text-position="0% 100%" style:font-name="Consolas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P16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/>
      </style:paragraph-properties>
      <style:text-properties style:font-name="Cascadia Code" fo:font-size="18pt" fo:hyphenate="false"/>
    </style:style>
    <style:style style:name="P17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loext:tab-stop-distance="2.54cm" style:writing-mode="lr-tb" style:font-independent-line-spacing="true">
        <style:tab-stops/>
      </style:paragraph-properties>
      <style:text-properties style:font-name="Cascadia Code" fo:font-size="18pt" fo:hyphenate="false"/>
    </style:style>
    <style:style style:name="P18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/>
      </style:paragraph-properties>
      <style:text-properties style:font-name="Cascadia Code" fo:font-size="24pt" style:font-size-asian="24pt" style:font-size-complex="24pt" fo:hyphenate="false"/>
    </style:style>
    <style:style style:name="P19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loext:tab-stop-distance="2.54cm" style:writing-mode="lr-tb" style:font-independent-line-spacing="true">
        <style:tab-stops/>
      </style:paragraph-properties>
      <style:text-properties style:font-name="Cascadia Code" fo:font-size="24pt" style:font-size-asian="24pt" style:font-size-complex="24pt" fo:hyphenate="false"/>
    </style:style>
    <style:style style:name="P20" style:family="paragraph">
      <style:paragraph-properties fo:margin-left="0cm" fo:margin-right="0cm" fo:margin-top="0cm" fo:margin-bottom="0cm" fo:line-height="100%" fo:text-align="center" fo:text-indent="0cm" style:punctuation-wrap="hanging" loext:tab-stop-distance="2.54cm" style:writing-mode="lr-tb">
        <style:tab-stops/>
      </style:paragraph-properties>
      <style:text-properties style:font-name="Cascadia Code" fo:font-size="18pt" fo:hyphenate="false"/>
    </style:style>
    <style:style style:name="P21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loext:tab-stop-distance="2.54cm" style:writing-mode="lr-tb" style:font-independent-line-spacing="true">
        <style:tab-stops/>
      </style:paragraph-properties>
      <style:text-properties style:font-name="Cascadia Code" fo:font-size="18pt" fo:hyphenate="false"/>
    </style:style>
    <style:style style:name="P22" style:family="paragraph">
      <loext:graphic-properties draw:fill="none"/>
      <style:paragraph-properties fo:text-align="start"/>
      <style:text-properties fo:font-size="18pt"/>
    </style:style>
    <style:style style:name="P23" style:family="paragraph">
      <style:paragraph-properties fo:margin-left="0cm" fo:margin-right="0cm" fo:margin-top="0.353cm" fo:margin-bottom="0cm" fo:line-height="90%" fo:text-align="start" fo:text-indent="0cm" style:punctuation-wrap="hanging" loext:tab-stop-distance="2.54cm" style:writing-mode="lr-tb">
        <style:tab-stops/>
      </style:paragraph-properties>
      <style:text-properties style:font-name="Cascadia Code" fo:font-size="28pt" fo:hyphenate="false"/>
    </style:style>
    <style:style style:name="P24" style:family="paragraph">
      <loext:graphic-properties draw:fill="none"/>
      <style:paragraph-properties fo:margin-left="0cm" fo:margin-right="0cm" fo:margin-top="0.353cm" fo:margin-bottom="0cm" fo:line-height="90%" fo:text-align="start" fo:text-indent="0cm" style:punctuation-wrap="hanging" loext:tab-stop-distance="2.54cm" style:writing-mode="lr-tb" style:font-independent-line-spacing="true">
        <style:tab-stops/>
      </style:paragraph-properties>
      <style:text-properties style:font-name="Cascadia Code" fo:font-size="28pt" fo:hyphenate="false"/>
    </style:style>
    <style:style style:name="P25" style:family="paragraph">
      <style:paragraph-properties fo:margin-left="0cm" fo:margin-right="0cm" fo:margin-top="0.176cm" fo:margin-bottom="0cm" fo:line-height="10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P26" style:family="paragraph">
      <style:paragraph-properties fo:margin-left="0cm" fo:margin-right="0cm" fo:margin-top="0.353cm" fo:margin-bottom="0cm" fo:line-height="10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P27" style:family="paragraph">
      <style:text-properties style:font-name="Cascadia Code"/>
    </style:style>
    <style:style style:name="P28" style:family="paragraph">
      <loext:graphic-properties draw:fill="none"/>
      <style:paragraph-properties fo:margin-left="0cm" fo:margin-right="0cm" fo:margin-top="0.353cm" fo:margin-bottom="0cm" fo:line-height="90%" fo:text-align="start" fo:text-indent="0cm" style:punctuation-wrap="hanging" loext:tab-stop-distance="2.54cm" style:font-independent-line-spacing="true">
        <style:tab-stops/>
      </style:paragraph-properties>
      <style:text-properties fo:font-variant="normal" fo:text-transform="none" fo:color="#cad3f5" loext:opacity="100%" style:text-outline="false" style:text-line-through-style="none" style:text-line-through-type="none" style:text-position="0% 100%" style:font-name="Cascadia Code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 fo:hyphenate="false">
        <loext:char-complex-color loext:theme-type="light1" loext:color-type="theme"/>
      </style:text-properties>
    </style:style>
    <style:style style:name="P29" style:family="paragraph">
      <style:paragraph-properties fo:margin-left="0cm" fo:margin-right="0cm" fo:margin-top="0.353cm" fo:margin-bottom="0cm" fo:line-height="9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P30" style:family="paragraph">
      <style:paragraph-properties fo:margin-left="0cm" fo:margin-right="0cm" fo:text-indent="0cm" loext:tab-stop-distance="2.54cm">
        <style:tab-stops>
          <style:tab-stop style:position="0cm"/>
        </style:tab-stops>
      </style:paragraph-properties>
    </style:style>
    <style:style style:name="P31" style:family="paragraph">
      <loext:graphic-properties draw:fill="none"/>
      <style:paragraph-properties fo:text-align="start" style:font-independent-line-spacing="true"/>
      <style:text-properties style:font-name="Cascadia Code" fo:font-size="44pt" style:font-size-asian="44pt" style:font-size-complex="44pt"/>
    </style:style>
    <style:style style:name="P32" style:family="paragraph">
      <style:paragraph-properties fo:margin-left="0cm" fo:margin-right="0cm" fo:margin-top="0.353cm" fo:margin-bottom="0cm" fo:line-height="90%" fo:text-align="start" fo:text-indent="0cm" style:punctuation-wrap="hanging" loext:tab-stop-distance="2.54cm">
        <style:tab-stops/>
      </style:paragraph-properties>
      <style:text-properties fo:hyphenate="false"/>
    </style:style>
    <style:style style:name="P33" style:family="paragraph">
      <loext:graphic-properties draw:fill="none"/>
      <style:paragraph-properties fo:margin-left="0cm" fo:margin-right="0cm" fo:margin-top="0.353cm" fo:margin-bottom="0cm" fo:line-height="90%" fo:text-align="start" fo:text-indent="0cm" style:punctuation-wrap="hanging" loext:tab-stop-distance="2.54cm" style:font-independent-line-spacing="true">
        <style:tab-stops/>
      </style:paragraph-properties>
      <style:text-properties fo:font-variant="normal" fo:text-transform="none" fo:color="#cad3f5" loext:opacity="100%" style:text-outline="false" style:text-line-through-style="none" style:text-line-through-type="none" style:text-position="0% 100%" style:font-name="Consolas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 fo:hyphenate="false">
        <loext:char-complex-color loext:theme-type="light1" loext:color-type="theme"/>
      </style:text-properties>
    </style:style>
    <style:style style:name="T1" style:family="text">
      <style:text-properties fo:font-variant="normal" fo:text-transform="none" fo:color="#cad3f5" loext:opacity="100%" style:text-outline="false" style:text-line-through-style="none" style:text-line-through-type="none" style:text-position="0% 100%" style:font-name="Cascadia Code" fo:font-size="60pt" fo:letter-spacing="normal" fo:language="en" fo:country="US" fo:font-style="normal" style:text-underline-style="none" fo:font-weight="normal" fo:background-color="transparent" style:font-name-asian="Cascadia Mono" style:font-size-asian="60pt" style:font-style-asian="normal" style:font-weight-asian="normal" style:font-name-complex="Cascadia Mono1" style:font-size-complex="60pt" style:font-style-complex="normal" style:font-weight-complex="normal">
        <loext:char-complex-color loext:theme-type="light1" loext:color-type="theme"/>
      </style:text-properties>
    </style:style>
    <style:style style:name="T2" style:family="text">
      <style:text-properties fo:font-variant="normal" fo:text-transform="none" fo:color="#cad3f5" loext:opacity="100%" style:text-outline="false" style:text-line-through-style="none" style:text-line-through-type="none" style:text-position="0% 100%" style:font-name="Cascadia Code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light1" loext:color-type="theme"/>
      </style:text-properties>
    </style:style>
    <style:style style:name="T3" style:family="text">
      <style:text-properties fo:font-variant="normal" fo:text-transform="none" fo:color="#cad3f5" loext:opacity="100%" style:text-outline="false" style:text-line-through-style="none" style:text-line-through-type="none" style:text-position="0% 100%" style:font-name="Cascadia Code" fo:font-size="44pt" fo:letter-spacing="normal" fo:language="en" fo:country="US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>
        <loext:char-complex-color loext:theme-type="light1" loext:color-type="theme"/>
      </style:text-properties>
    </style:style>
    <style:style style:name="T4" style:family="text">
      <style:text-properties fo:font-variant="normal" fo:text-transform="none" fo:color="#8bd5ca" loext:opacity="100%" style:text-outline="false" style:text-line-through-style="none" style:text-line-through-type="none" style:text-position="0% 100%" style:font-name="Cascadia Code" fo:font-size="44pt" fo:letter-spacing="normal" fo:language="en" fo:country="US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>
        <loext:char-complex-color loext:theme-type="accent6" loext:color-type="theme"/>
      </style:text-properties>
    </style:style>
    <style:style style:name="T5" style:family="text">
      <style:text-properties fo:font-variant="normal" fo:text-transform="none" fo:color="#cad3f5" loext:opacity="100%" style:text-outline="false" style:text-line-through-style="none" style:text-line-through-type="none" style:text-position="0% 100%" style:font-name="Cascadia Code" fo:font-size="28pt" fo:letter-spacing="normal" fo:language="en" fo:country="US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>
        <loext:char-complex-color loext:theme-type="light1" loext:color-type="theme"/>
      </style:text-properties>
    </style:style>
    <style:style style:name="T6" style:family="text">
      <style:text-properties fo:font-variant="normal" fo:text-transform="none" fo:color="#ed8796" loext:opacity="100%" style:text-outline="false" style:text-line-through-style="none" style:text-line-through-type="none" style:text-position="0% 100%" style:font-name="Cascadia Code" fo:font-size="28pt" fo:letter-spacing="normal" fo:language="en" fo:country="US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>
        <loext:char-complex-color loext:theme-type="accent1" loext:color-type="theme"/>
      </style:text-properties>
    </style:style>
    <style:style style:name="T7" style:family="text">
      <style:text-properties fo:font-variant="normal" fo:text-transform="none" fo:color="#a6da95" loext:opacity="100%" style:text-outline="false" style:text-line-through-style="none" style:text-line-through-type="none" style:text-position="0% 100%" style:font-name="Cascadia Code" fo:font-size="28pt" fo:letter-spacing="normal" fo:language="en" fo:country="US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>
        <loext:char-complex-color loext:theme-type="accent2" loext:color-type="theme"/>
      </style:text-properties>
    </style:style>
    <style:style style:name="T8" style:family="text">
      <style:text-properties fo:font-variant="normal" fo:text-transform="none" fo:color="#8aadf4" loext:opacity="100%" style:text-outline="false" style:text-line-through-style="none" style:text-line-through-type="none" style:text-position="0% 100%" style:font-name="Cascadia Code" fo:font-size="28pt" fo:letter-spacing="normal" fo:language="en" fo:country="US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>
        <loext:char-complex-color loext:theme-type="accent4" loext:color-type="theme"/>
      </style:text-properties>
    </style:style>
    <style:style style:name="T9" style:family="text">
      <style:text-properties fo:font-variant="normal" fo:text-transform="none" fo:color="#8bd5ca" loext:opacity="100%" style:text-outline="false" style:text-line-through-style="none" style:text-line-through-type="none" style:text-position="0% 100%" style:font-name="Cascadia Code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accent6" loext:color-type="theme"/>
      </style:text-properties>
    </style:style>
    <style:style style:name="T10" style:family="text">
      <style:text-properties fo:font-variant="normal" fo:text-transform="none" fo:color="#cad3f5" loext:opacity="100%" style:text-outline="false" style:text-line-through-style="none" style:text-line-through-type="none" style:text-position="0% 100%" style:font-name="Cascadia Code" fo:font-size="24pt" fo:letter-spacing="normal" fo:language="en" fo:country="US" fo:font-style="italic" style:text-underline-style="none" fo:font-weight="normal" fo:background-color="transparent" style:font-size-asian="24pt" style:font-style-asian="italic" style:font-weight-asian="normal" style:font-size-complex="24pt" style:font-style-complex="italic" style:font-weight-complex="normal">
        <loext:char-complex-color loext:theme-type="light1" loext:color-type="theme"/>
      </style:text-properties>
    </style:style>
    <style:style style:name="T11" style:family="text">
      <style:text-properties fo:font-variant="normal" fo:text-transform="none" fo:color="#a6da95" loext:opacity="100%" style:text-outline="false" style:text-line-through-style="none" style:text-line-through-type="none" style:text-position="0% 100%" style:font-name="Cascadia Code" fo:font-size="24pt" fo:letter-spacing="normal" fo:language="en" fo:country="US" fo:font-style="italic" style:text-underline-style="none" fo:font-weight="bold" fo:background-color="transparent" style:font-size-asian="24pt" style:font-style-asian="italic" style:font-weight-asian="bold" style:font-size-complex="24pt" style:font-style-complex="italic" style:font-weight-complex="bold">
        <loext:char-complex-color loext:theme-type="accent2" loext:color-type="theme"/>
      </style:text-properties>
    </style:style>
    <style:style style:name="T12" style:family="text">
      <style:text-properties fo:font-variant="normal" fo:text-transform="none" fo:color="#ed8796" loext:opacity="100%" style:text-outline="false" style:text-line-through-style="none" style:text-line-through-type="none" style:text-position="0% 100%" style:font-name="Cascadia Code" fo:font-size="24pt" fo:letter-spacing="normal" fo:language="en" fo:country="US" fo:font-style="italic" style:text-underline-style="none" fo:font-weight="bold" fo:background-color="transparent" style:font-size-asian="24pt" style:font-style-asian="italic" style:font-weight-asian="bold" style:font-size-complex="24pt" style:font-style-complex="italic" style:font-weight-complex="bold">
        <loext:char-complex-color loext:theme-type="accent1" loext:color-type="theme"/>
      </style:text-properties>
    </style:style>
    <style:style style:name="T13" style:family="text">
      <style:text-properties fo:font-variant="normal" fo:text-transform="none" fo:color="#eed49f" loext:opacity="100%" style:text-outline="false" style:text-line-through-style="none" style:text-line-through-type="none" style:text-position="0% 100%" style:font-name="Cascadia Code" fo:font-size="28pt" fo:letter-spacing="normal" fo:language="en" fo:country="US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>
        <loext:char-complex-color loext:theme-type="accent3" loext:color-type="theme"/>
      </style:text-properties>
    </style:style>
    <style:style style:name="T14" style:family="text">
      <style:text-properties fo:font-variant="normal" fo:text-transform="none" fo:color="#a6da95" loext:opacity="100%" style:text-outline="false" style:text-line-through-style="none" style:text-line-through-type="none" style:text-position="0% 100%" style:font-name="Cascadia Code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accent2" loext:color-type="theme"/>
      </style:text-properties>
    </style:style>
    <style:style style:name="T15" style:family="text">
      <style:text-properties fo:font-variant="normal" fo:text-transform="none" fo:color="#ed8796" loext:opacity="100%" style:text-outline="false" style:text-line-through-style="none" style:text-line-through-type="none" style:text-position="0% 100%" style:font-name="Cascadia Code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accent1" loext:color-type="theme"/>
      </style:text-properties>
    </style:style>
    <style:style style:name="T16" style:family="text">
      <style:text-properties fo:font-variant="normal" fo:text-transform="none" fo:color="#f5bde6" loext:opacity="100%" style:text-outline="false" style:text-line-through-style="none" style:text-line-through-type="none" style:text-position="0% 100%" style:font-name="Cascadia Code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accent5" loext:color-type="theme"/>
      </style:text-properties>
    </style:style>
    <style:style style:name="T17" style:family="text">
      <style:text-properties fo:font-variant="normal" fo:text-transform="none" fo:color="#8bd5ca" loext:opacity="100%" style:text-outline="false" style:text-line-through-style="none" style:text-line-through-type="none" style:text-position="0% 100%" style:font-name="Cascadia Code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accent6" loext:color-type="theme"/>
      </style:text-properties>
    </style:style>
    <style:style style:name="T18" style:family="text">
      <style:text-properties style:font-name="Cascadia Code"/>
    </style:style>
    <style:style style:name="T19" style:family="text">
      <style:text-properties style:font-name="Cascadia Code" fo:font-size="44pt" style:font-size-asian="44pt" style:font-size-complex="44pt"/>
    </style:style>
    <style:style style:name="T20" style:family="text">
      <style:text-properties fo:font-variant="normal" fo:text-transform="none" fo:color="#cad3f5" loext:opacity="100%" style:text-outline="false" style:text-line-through-style="none" style:text-line-through-type="none" style:text-position="0% 100%" style:font-name="Cascadia Code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>
        <loext:char-complex-color loext:theme-type="light1" loext:color-type="theme"/>
      </style:text-properties>
    </style:style>
    <style:style style:name="T21" style:family="text">
      <style:text-properties fo:font-variant="normal" fo:text-transform="none" fo:color="#cad3f5" loext:opacity="100%" style:text-outline="false" style:text-line-through-style="none" style:text-line-through-type="none" style:text-position="0% 100%" style:font-name="Cascadia Code" fo:font-size="28pt" fo:letter-spacing="normal" fo:language="en" fo:country="US" fo:font-style="italic" style:text-underline-style="none" fo:font-weight="normal" fo:background-color="transparent" style:font-size-asian="28pt" style:font-style-asian="italic" style:font-weight-asian="normal" style:font-size-complex="28pt" style:font-style-complex="italic" style:font-weight-complex="normal">
        <loext:char-complex-color loext:theme-type="light1" loext:color-type="theme"/>
      </style:text-properties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635cm"/>
        <style:text-properties fo:font-family="Arial" style:font-family-generic="swiss" style:font-pitch="variable" fo:color="#cad3f5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635cm"/>
        <style:text-properties fo:font-family="Arial" style:font-family-generic="swiss" style:font-pitch="variable" fo:color="#cad3f5" fo:font-size="100%"/>
      </text:list-level-style-bullet>
      <text:list-level-style-number text:level="2" style:num-suffix="." style:num-format="1">
        <style:list-level-properties text:space-before="1.27cm" text:min-label-width="1.429cm"/>
        <style:text-properties fo:color="#cad3f5" fo:font-size="100%"/>
      </text:list-level-style-number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min-label-width="0.635cm"/>
        <style:text-properties fo:font-family="Arial" style:font-family-generic="swiss" style:font-pitch="variable" fo:color="#cad3f5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cad3f5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OpenSymbol" fo:color="#cad3f5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OpenSymbol" fo:color="#a6da95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OpenSymbol" fo:color="#ed8796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min-label-width="0.6cm"/>
        <style:text-properties fo:font-family="OpenSymbol" fo:color="#f5bde6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min-label-width="0.6cm"/>
        <style:text-properties fo:font-family="OpenSymbol" fo:color="#8bd5ca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1">
      <text:list-level-style-bullet text:level="1" text:bullet-char="•">
        <style:list-level-properties text:min-label-width="0.635cm"/>
        <style:text-properties fo:font-family="Arial" style:font-family-generic="swiss" style:font-pitch="variable" fo:color="#cad3f5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2">
      <text:list-level-style-bullet text:level="1" text:bullet-char="•">
        <style:list-level-properties text:min-label-width="0.635cm"/>
        <style:text-properties fo:font-family="Arial" style:font-family-generic="swiss" style:font-pitch="variable" fo:color="#ed8796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13">
      <text:list-level-style-bullet text:level="1" text:bullet-char="•">
        <style:list-level-properties text:min-label-width="0.635cm"/>
        <style:text-properties fo:font-family="Arial" style:font-family-generic="swiss" style:font-pitch="variable" fo:color="#ed8796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cad3f5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14">
      <text:list-level-style-bullet text:level="1" text:bullet-char="•">
        <style:list-level-properties text:min-label-width="0.635cm"/>
        <style:text-properties fo:font-family="Arial" style:font-family-generic="swiss" style:font-pitch="variable" fo:color="#8aadf4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cad3f5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15">
      <text:list-level-style-bullet text:level="1" text:bullet-char="•">
        <style:list-level-properties text:min-label-width="0.635cm"/>
        <style:text-properties fo:font-family="Arial" style:font-family-generic="swiss" style:font-pitch="variable" fo:color="#a6da95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cad3f5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16">
      <text:list-level-style-bullet text:level="1" text:bullet-char="•">
        <style:list-level-properties text:min-label-width="0.635cm"/>
        <style:text-properties fo:font-family="Arial" style:font-family-generic="swiss" style:font-pitch="variable" fo:color="#cad3f5" fo:font-size="100%"/>
      </text:list-level-style-bullet>
      <text:list-level-style-number text:level="2" style:num-suffix="." style:num-format="1">
        <style:list-level-properties text:space-before="1.27cm" text:min-label-width="1.27cm"/>
        <style:text-properties fo:color="#cad3f5" fo:font-size="100%"/>
      </text:list-level-style-number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17">
      <text:list-level-style-bullet text:level="1" text:bullet-char="•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•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Compilers" draw:style-name="dp1" draw:master-page-name="Title_20_Slide" presentation:presentation-page-layout-name="AL1T0">
        <office:forms form:automatic-focus="false" form:apply-design-mode="false"/>
        <draw:frame draw:name="Title 1" presentation:style-name="pr1" draw:text-style-name="P2" draw:layer="layout" svg:width="25.399cm" svg:height="6.631cm" svg:x="4.233cm" svg:y="3.118cm" presentation:class="title" presentation:user-transformed="true">
          <draw:text-box>
            <text:p text:style-name="P1"><text:span text:style-name="T1">Compilers</text:span></text:p>
          </draw:text-box>
        </draw:frame>
        <draw:frame draw:name="Subtitle 2" presentation:style-name="pr2" draw:text-style-name="P4" draw:layer="layout" svg:width="25.399cm" svg:height="4.598cm" svg:x="4.233cm" svg:y="10.006cm" presentation:class="subtitle" presentation:user-transformed="true">
          <draw:text-box>
            <text:p text:style-name="P3"><text:span text:style-name="T2">-Tadi Joshua Raj</text:span></text:p>
          </draw:text-box>
        </draw:frame>
        <draw:custom-shape draw:name="Rectangle 3" draw:style-name="gr1" draw:text-style-name="P5" draw:layer="layout" svg:width="33.866cm" svg:height="1.29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4" draw:style-name="gr2" draw:text-style-name="P6" draw:layer="layout" svg:width="0.683cm" svg:height="0.696cm" svg:x="0.359cm" svg:y="0.302cm">
          <text:p/>
          <draw:enhanced-geometry draw:mirror-horizontal="false" draw:mirror-vertical="false" svg:viewBox="0 0 0 0" draw:glue-points="?f4 0 ?f5 ?f8 0 ?f7 ?f5 ?f9 ?f4 ?f10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7" draw:style-name="gr3" draw:text-style-name="P7" draw:layer="layout" svg:width="0.683cm" svg:height="0.696cm" svg:x="1.401cm" svg:y="0.316cm">
          <text:p/>
          <draw:enhanced-geometry draw:mirror-horizontal="false" draw:mirror-vertical="false" svg:viewBox="0 0 0 0" draw:glue-points="?f4 0 ?f5 ?f8 0 ?f7 ?f5 ?f9 ?f4 ?f10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" draw:style-name="gr4" draw:text-style-name="P8" draw:layer="layout" svg:width="0.683cm" svg:height="0.696cm" svg:x="2.444cm" svg:y="0.302cm">
          <text:p/>
          <draw:enhanced-geometry draw:mirror-horizontal="false" draw:mirror-vertical="false" svg:viewBox="0 0 0 0" draw:glue-points="?f4 0 ?f5 ?f8 0 ?f7 ?f5 ?f9 ?f4 ?f10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5" draw:layer="layout" svg:width="18.624cm" svg:height="10.476cm" svg:x="1.482cm" svg:y="2.123cm" draw:page-number="1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hat is a compiler?" draw:style-name="dp1" draw:master-page-name="Title_20_and_20_Content" presentation:presentation-page-layout-name="AL2T11">
        <office:forms form:automatic-focus="false" form:apply-design-mode="false"/>
        <draw:frame draw:name="Title 5" presentation:style-name="pr4" draw:text-style-name="P11" draw:layer="layout" svg:width="29.209cm" svg:height="3.681cm" svg:x="2.328cm" svg:y="1.929cm" presentation:class="title" presentation:user-transformed="true">
          <draw:text-box>
            <text:p text:style-name="P10"><text:span text:style-name="T3">What is a </text:span><text:span text:style-name="T4">compiler</text:span><text:span text:style-name="T3">?</text:span></text:p>
          </draw:text-box>
        </draw:frame>
        <draw:frame draw:name="Content Placeholder 6" presentation:style-name="pr5" draw:text-style-name="P14" draw:layer="layout" svg:width="29.209cm" svg:height="10.894cm" svg:x="2.328cm" svg:y="6.263cm" presentation:class="outline" presentation:user-transformed="true">
          <draw:text-box>
            <text:list text:style-name="L2">
              <text:list-item>
                <text:p text:style-name="P12"><text:span text:style-name="T5">It is a tool which translates a </text:span><text:span text:style-name="T6">high-level language</text:span><text:span text:style-name="T5"> into a </text:span><text:span text:style-name="T7">low-level language</text:span><text:span text:style-name="T5">.</text:span></text:p>
              </text:list-item>
              <text:list-item>
                <text:p text:style-name="P12"><text:span text:style-name="T5">Now this brings few </text:span><text:span text:style-name="T8">questions</text:span><text:span text:style-name="T5"> to mind:</text:span></text:p>
              </text:list-item>
            </text:list>
            <text:list text:style-name="L3">
              <text:list-item>
                <text:list>
                  <text:list-item>
                    <text:p text:style-name="P13"><text:span text:style-name="T2">Is that all a compiler does?</text:span></text:p>
                  </text:list-item>
                  <text:list-item>
                    <text:p text:style-name="P13"><text:span text:style-name="T2">Why do we need to use a compiler?</text:span></text:p>
                  </text:list-item>
                  <text:list-item>
                    <text:p text:style-name="P13"><text:span text:style-name="T2">What is an </text:span><text:span text:style-name="T9">interpreter</text:span><text:span text:style-name="T2">? does it also translate?</text:span></text:p>
                  </text:list-item>
                  <text:list-item>
                    <text:p text:style-name="P13"><text:span text:style-name="T2">By </text:span><text:span text:style-name="T10">translate</text:span><text:span text:style-name="T2"> can we change </text:span><text:span text:style-name="T11">C</text:span><text:span text:style-name="T2"> into </text:span><text:span text:style-name="T12">JavaScript</text:span><text:span text:style-name="T2">? Or is it only limited to HLL -&gt; LLL?</text:span></text:p>
                  </text:list-item>
                </text:list>
              </text:list-item>
            </text:list>
            <text:p text:style-name="P12"><text:span text:style-name="T5"/></text:p>
            <text:p text:style-name="P12"><text:span text:style-name="T5"/></text:p>
          </draw:text-box>
        </draw:frame>
        <draw:custom-shape draw:name="Rectangle 3" draw:style-name="gr1" draw:text-style-name="P5" draw:layer="layout" svg:width="33.866cm" svg:height="1.29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4" draw:style-name="gr2" draw:text-style-name="P6" draw:layer="layout" svg:width="0.683cm" svg:height="0.696cm" svg:x="0.359cm" svg:y="0.302cm">
          <text:p/>
          <draw:enhanced-geometry draw:mirror-horizontal="false" draw:mirror-vertical="false" svg:viewBox="0 0 0 0" draw:glue-points="?f4 0 ?f5 ?f8 0 ?f7 ?f5 ?f9 ?f4 ?f10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7" draw:style-name="gr3" draw:text-style-name="P7" draw:layer="layout" svg:width="0.683cm" svg:height="0.696cm" svg:x="1.401cm" svg:y="0.316cm">
          <text:p/>
          <draw:enhanced-geometry draw:mirror-horizontal="false" draw:mirror-vertical="false" svg:viewBox="0 0 0 0" draw:glue-points="?f4 0 ?f5 ?f8 0 ?f7 ?f5 ?f9 ?f4 ?f10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" draw:style-name="gr4" draw:text-style-name="P8" draw:layer="layout" svg:width="0.683cm" svg:height="0.696cm" svg:x="2.444cm" svg:y="0.302cm">
          <text:p/>
          <draw:enhanced-geometry draw:mirror-horizontal="false" draw:mirror-vertical="false" svg:viewBox="0 0 0 0" draw:glue-points="?f4 0 ?f5 ?f8 0 ?f7 ?f5 ?f9 ?f4 ?f10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5" draw:layer="layout" svg:width="18.624cm" svg:height="10.476cm" svg:x="1.482cm" svg:y="2.123cm" draw:page-number="2" presentation:class="page"/>
          <draw:frame presentation:style-name="pr6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hy we use a compiler:" draw:style-name="dp1" draw:master-page-name="Title_20_and_20_Content" presentation:presentation-page-layout-name="AL2T11">
        <office:forms form:automatic-focus="false" form:apply-design-mode="false"/>
        <draw:frame draw:name="Title 5" presentation:style-name="pr4" draw:text-style-name="P11" draw:layer="layout" svg:width="29.209cm" svg:height="3.681cm" svg:x="2.328cm" svg:y="1.929cm" presentation:class="title" presentation:user-transformed="true">
          <draw:text-box>
            <text:p text:style-name="P10"><text:span text:style-name="T3">Why we use a compiler:</text:span></text:p>
          </draw:text-box>
        </draw:frame>
        <draw:frame draw:name="Content Placeholder 6" presentation:style-name="pr5" draw:text-style-name="P14" draw:layer="layout" svg:width="29.209cm" svg:height="10.894cm" svg:x="2.328cm" svg:y="6.263cm" presentation:class="outline" presentation:user-transformed="true">
          <draw:text-box>
            <text:list text:style-name="L2">
              <text:list-item>
                <text:p text:style-name="P12"><text:span text:style-name="T5">In the early 1950s, there were no programming languages, and all code had to be written directly in machine code!</text:span></text:p>
              </text:list-item>
              <text:list-item>
                <text:p text:style-name="P12"><text:span text:style-name="T5">We needed a more efficient way to interact with computers.</text:span></text:p>
              </text:list-item>
              <text:list-item>
                <text:p text:style-name="P12"><text:span text:style-name="T5">The solution was to write code in a higher-level programming language, which could then be translated into machine code using a compiler.</text:span></text:p>
              </text:list-item>
            </text:list>
          </draw:text-box>
        </draw:frame>
        <draw:custom-shape draw:name="Rectangle 3" draw:style-name="gr1" draw:text-style-name="P5" draw:layer="layout" svg:width="33.866cm" svg:height="1.29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4" draw:style-name="gr2" draw:text-style-name="P6" draw:layer="layout" svg:width="0.683cm" svg:height="0.696cm" svg:x="0.359cm" svg:y="0.302cm">
          <text:p/>
          <draw:enhanced-geometry draw:mirror-horizontal="false" draw:mirror-vertical="false" svg:viewBox="0 0 0 0" draw:glue-points="?f4 0 ?f5 ?f8 0 ?f7 ?f5 ?f9 ?f4 ?f10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7" draw:style-name="gr3" draw:text-style-name="P7" draw:layer="layout" svg:width="0.683cm" svg:height="0.696cm" svg:x="1.401cm" svg:y="0.316cm">
          <text:p/>
          <draw:enhanced-geometry draw:mirror-horizontal="false" draw:mirror-vertical="false" svg:viewBox="0 0 0 0" draw:glue-points="?f4 0 ?f5 ?f8 0 ?f7 ?f5 ?f9 ?f4 ?f10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" draw:style-name="gr4" draw:text-style-name="P8" draw:layer="layout" svg:width="0.683cm" svg:height="0.696cm" svg:x="2.444cm" svg:y="0.302cm">
          <text:p/>
          <draw:enhanced-geometry draw:mirror-horizontal="false" draw:mirror-vertical="false" svg:viewBox="0 0 0 0" draw:glue-points="?f4 0 ?f5 ?f8 0 ?f7 ?f5 ?f9 ?f4 ?f10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5" draw:layer="layout" svg:width="18.624cm" svg:height="10.476cm" svg:x="1.482cm" svg:y="2.123cm" draw:page-number="3" presentation:class="page"/>
          <draw:frame presentation:style-name="pr6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History of Compilers:" draw:style-name="dp1" draw:master-page-name="Title_20_and_20_Content" presentation:presentation-page-layout-name="AL2T11">
        <office:forms form:automatic-focus="false" form:apply-design-mode="false"/>
        <draw:frame draw:name="Title 5" presentation:style-name="pr4" draw:text-style-name="P11" draw:layer="layout" svg:width="29.209cm" svg:height="3.681cm" svg:x="2.328cm" svg:y="1.929cm" presentation:class="title" presentation:user-transformed="true">
          <draw:text-box>
            <text:p text:style-name="P10"><text:span text:style-name="T3">History of Compilers:</text:span></text:p>
          </draw:text-box>
        </draw:frame>
        <draw:frame draw:name="Content Placeholder 6" presentation:style-name="pr5" draw:text-style-name="P14" draw:layer="layout" svg:width="29.209cm" svg:height="10.894cm" svg:x="2.328cm" svg:y="6.263cm" presentation:class="outline" presentation:user-transformed="true">
          <draw:text-box>
            <text:list text:style-name="L2">
              <text:list-item>
                <text:p text:style-name="P12"><text:span text:style-name="T5">In 1957 the first programming language FORTRAN (FORmula TRANslation) was invented, its compiler translated complex mathematical formulae into efficient machine code.</text:span></text:p>
              </text:list-item>
              <text:list-item>
                <text:p text:style-name="P12"><text:span text:style-name="T5">In 1958 LISP’s compiler introduced dynamic memory allocation and garbage collection.</text:span></text:p>
              </text:list-item>
              <text:list-item>
                <text:p text:style-name="P12"><text:span text:style-name="T5">In 1959 COBOL’s compiler focused on portability, allowing the same code to run on different machines.</text:span></text:p>
              </text:list-item>
            </text:list>
          </draw:text-box>
        </draw:frame>
        <draw:custom-shape draw:name="Rectangle 3" draw:style-name="gr1" draw:text-style-name="P5" draw:layer="layout" svg:width="33.866cm" svg:height="1.29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4" draw:style-name="gr2" draw:text-style-name="P6" draw:layer="layout" svg:width="0.683cm" svg:height="0.696cm" svg:x="0.359cm" svg:y="0.302cm">
          <text:p/>
          <draw:enhanced-geometry draw:mirror-horizontal="false" draw:mirror-vertical="false" svg:viewBox="0 0 0 0" draw:glue-points="?f4 0 ?f5 ?f8 0 ?f7 ?f5 ?f9 ?f4 ?f10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7" draw:style-name="gr3" draw:text-style-name="P7" draw:layer="layout" svg:width="0.683cm" svg:height="0.696cm" svg:x="1.401cm" svg:y="0.316cm">
          <text:p/>
          <draw:enhanced-geometry draw:mirror-horizontal="false" draw:mirror-vertical="false" svg:viewBox="0 0 0 0" draw:glue-points="?f4 0 ?f5 ?f8 0 ?f7 ?f5 ?f9 ?f4 ?f10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" draw:style-name="gr4" draw:text-style-name="P8" draw:layer="layout" svg:width="0.683cm" svg:height="0.696cm" svg:x="2.444cm" svg:y="0.302cm">
          <text:p/>
          <draw:enhanced-geometry draw:mirror-horizontal="false" draw:mirror-vertical="false" svg:viewBox="0 0 0 0" draw:glue-points="?f4 0 ?f5 ?f8 0 ?f7 ?f5 ?f9 ?f4 ?f10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5" draw:layer="layout" svg:width="18.624cm" svg:height="10.476cm" svg:x="1.482cm" svg:y="2.123cm" draw:page-number="4" presentation:class="page"/>
          <draw:frame presentation:style-name="pr6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Title_20_and_20_Content" presentation:presentation-page-layout-name="AL2T11">
        <office:forms form:automatic-focus="false" form:apply-design-mode="false"/>
        <draw:frame draw:name="Content Placeholder 6" presentation:style-name="pr5" draw:text-style-name="P14" draw:layer="layout" svg:width="29.209cm" svg:height="14.412cm" svg:x="2.328cm" svg:y="2.746cm" presentation:class="outline" presentation:user-transformed="true">
          <draw:text-box>
            <text:list text:style-name="L2">
              <text:list-item>
                <text:p text:style-name="P12"><text:span text:style-name="T5">In 1960 ALGOL’s compiler introduced structured programming and syntax trees, which became critical for modern compiler design.</text:span></text:p>
              </text:list-item>
              <text:list-item>
                <text:p text:style-name="P12"><text:span text:style-name="T5">In 1972 C programming language was developed, requiring compilers to optimize for performance.</text:span></text:p>
              </text:list-item>
              <text:list-item>
                <text:p text:style-name="P12"><text:span text:style-name="T5">Coming to the modern era, we made significant advancements in the compiler industry, these are some of the modern compiler used:</text:span></text:p>
              </text:list-item>
            </text:list>
            <text:list text:style-name="L5">
              <text:list-item>
                <text:list>
                  <text:list-item>
                    <text:p text:style-name="P13"><text:span text:style-name="T2">Just in time compiler (more on this later)</text:span></text:p>
                  </text:list-item>
                  <text:list-item>
                    <text:p text:style-name="P13"><text:span text:style-name="T2">Cross-platform compilers and so on</text:span></text:p>
                  </text:list-item>
                </text:list>
              </text:list-item>
              <text:list-item>
                <text:p text:style-name="P12"><text:span text:style-name="T5">Some modern compilers even use AI to predict optimization strategies and improve performance.</text:span></text:p>
              </text:list-item>
            </text:list>
          </draw:text-box>
        </draw:frame>
        <draw:custom-shape draw:name="Rectangle 3" draw:style-name="gr1" draw:text-style-name="P5" draw:layer="layout" svg:width="33.866cm" svg:height="1.29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4" draw:style-name="gr2" draw:text-style-name="P6" draw:layer="layout" svg:width="0.683cm" svg:height="0.696cm" svg:x="0.359cm" svg:y="0.302cm">
          <text:p/>
          <draw:enhanced-geometry draw:mirror-horizontal="false" draw:mirror-vertical="false" svg:viewBox="0 0 0 0" draw:glue-points="?f4 0 ?f5 ?f8 0 ?f7 ?f5 ?f9 ?f4 ?f10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7" draw:style-name="gr3" draw:text-style-name="P7" draw:layer="layout" svg:width="0.683cm" svg:height="0.696cm" svg:x="1.401cm" svg:y="0.316cm">
          <text:p/>
          <draw:enhanced-geometry draw:mirror-horizontal="false" draw:mirror-vertical="false" svg:viewBox="0 0 0 0" draw:glue-points="?f4 0 ?f5 ?f8 0 ?f7 ?f5 ?f9 ?f4 ?f10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" draw:style-name="gr4" draw:text-style-name="P8" draw:layer="layout" svg:width="0.683cm" svg:height="0.696cm" svg:x="2.444cm" svg:y="0.302cm">
          <text:p/>
          <draw:enhanced-geometry draw:mirror-horizontal="false" draw:mirror-vertical="false" svg:viewBox="0 0 0 0" draw:glue-points="?f4 0 ?f5 ?f8 0 ?f7 ?f5 ?f9 ?f4 ?f10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5" draw:layer="layout" svg:width="18.624cm" svg:height="10.476cm" svg:x="1.482cm" svg:y="2.123cm" draw:page-number="5" presentation:class="page"/>
          <draw:frame presentation:style-name="pr6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 modern compiler:" draw:style-name="dp1" draw:master-page-name="Title_20_and_20_Content" presentation:presentation-page-layout-name="AL2T11">
        <office:forms form:automatic-focus="false" form:apply-design-mode="false"/>
        <draw:frame draw:name="Title 5" presentation:style-name="pr4" draw:text-style-name="P11" draw:layer="layout" svg:width="29.209cm" svg:height="3.681cm" svg:x="2.328cm" svg:y="1.929cm" presentation:class="title" presentation:user-transformed="true">
          <draw:text-box>
            <text:p text:style-name="P10"><text:span text:style-name="T3">A modern compiler:</text:span></text:p>
          </draw:text-box>
        </draw:frame>
        <draw:frame draw:name="Content Placeholder 6" presentation:style-name="pr5" draw:text-style-name="P14" draw:layer="layout" svg:width="29.209cm" svg:height="1.356cm" svg:x="2.328cm" svg:y="6.263cm" presentation:class="outline" presentation:user-transformed="true">
          <draw:text-box>
            <text:list text:style-name="L2">
              <text:list-item>
                <text:p text:style-name="P12"><text:span text:style-name="T5">There are </text:span><text:span text:style-name="T13">three</text:span><text:span text:style-name="T5"> stages:</text:span></text:p>
              </text:list-item>
            </text:list>
          </draw:text-box>
        </draw:frame>
        <draw:custom-shape draw:name="Rectangle 3" draw:style-name="gr1" draw:text-style-name="P5" draw:layer="layout" svg:width="33.866cm" svg:height="1.29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4" draw:style-name="gr2" draw:text-style-name="P6" draw:layer="layout" svg:width="0.683cm" svg:height="0.696cm" svg:x="0.359cm" svg:y="0.302cm">
          <text:p/>
          <draw:enhanced-geometry draw:mirror-horizontal="false" draw:mirror-vertical="false" svg:viewBox="0 0 0 0" draw:glue-points="?f4 0 ?f5 ?f8 0 ?f7 ?f5 ?f9 ?f4 ?f10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7" draw:style-name="gr3" draw:text-style-name="P7" draw:layer="layout" svg:width="0.683cm" svg:height="0.696cm" svg:x="1.401cm" svg:y="0.316cm">
          <text:p/>
          <draw:enhanced-geometry draw:mirror-horizontal="false" draw:mirror-vertical="false" svg:viewBox="0 0 0 0" draw:glue-points="?f4 0 ?f5 ?f8 0 ?f7 ?f5 ?f9 ?f4 ?f10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" draw:style-name="gr4" draw:text-style-name="P8" draw:layer="layout" svg:width="0.683cm" svg:height="0.696cm" svg:x="2.444cm" svg:y="0.302cm">
          <text:p/>
          <draw:enhanced-geometry draw:mirror-horizontal="false" draw:mirror-vertical="false" svg:viewBox="0 0 0 0" draw:glue-points="?f4 0 ?f5 ?f8 0 ?f7 ?f5 ?f9 ?f4 ?f10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tangle: Rounded Corners 1" draw:style-name="gr6" draw:text-style-name="P15" xml:id="id1" draw:id="id1" draw:layer="layout" svg:width="5.597cm" svg:height="2.999cm" svg:x="5.369cm" svg:y="9.525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aximum="50000" draw:handle-range-x-minimum="0" draw:handle-position="?f2 0" draw:handle-position-x="?f2" draw:handle-position-y="0"/>
          </draw:enhanced-geometry>
        </draw:custom-shape>
        <draw:custom-shape draw:name="TextBox 11" draw:style-name="gr7" draw:text-style-name="P17" draw:layer="layout" svg:width="4.967cm" svg:height="1.267cm" svg:x="5.787cm" svg:y="10.384cm">
          <text:p text:style-name="P16"><text:span text:style-name="T2">Front-En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: Rounded Corners 12" draw:style-name="gr6" draw:text-style-name="P15" xml:id="id3" draw:id="id3" draw:layer="layout" svg:width="5.597cm" svg:height="2.999cm" svg:x="13.717cm" svg:y="9.525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aximum="50000" draw:handle-range-x-minimum="0" draw:handle-position="?f2 0" draw:handle-position-x="?f2" draw:handle-position-y="0"/>
          </draw:enhanced-geometry>
        </draw:custom-shape>
        <draw:custom-shape draw:name="Rectangle: Rounded Corners 13" draw:style-name="gr6" draw:text-style-name="P15" xml:id="id5" draw:id="id5" draw:layer="layout" svg:width="5.597cm" svg:height="2.999cm" svg:x="22.065cm" svg:y="9.525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aximum="50000" draw:handle-range-x-minimum="0" draw:handle-position="?f2 0" draw:handle-position-x="?f2" draw:handle-position-y="0"/>
          </draw:enhanced-geometry>
        </draw:custom-shape>
        <draw:custom-shape draw:name="TextBox 14" draw:style-name="gr8" draw:text-style-name="P19" draw:layer="layout" svg:width="5.461cm" svg:height="1.267cm" svg:x="13.853cm" svg:y="10.412cm">
          <text:p text:style-name="P18"><text:span text:style-name="T2">Middle-En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5" draw:style-name="gr9" draw:text-style-name="P17" draw:layer="layout" svg:width="4.471cm" svg:height="1.267cm" svg:x="22.719cm" svg:y="10.384cm">
          <text:p text:style-name="P16"><text:span text:style-name="T2">Back-En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7" draw:style-name="gr10" draw:text-style-name="P21" xml:id="id6" draw:id="id6" draw:layer="layout" svg:width="3.976cm" svg:height="2.283cm" svg:x="28.843cm" svg:y="9.871cm">
          <text:p text:style-name="P20"><text:span text:style-name="T14">Machine</text:span></text:p>
          <text:p text:style-name="P20"><text:span text:style-name="T14">C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8" draw:style-name="gr11" draw:text-style-name="P21" xml:id="id7" draw:id="id7" draw:layer="layout" svg:width="3.48cm" svg:height="2.283cm" svg:x="0.633cm" svg:y="9.871cm">
          <text:p text:style-name="P20"><text:span text:style-name="T15">Source</text:span></text:p>
          <text:p text:style-name="P20"><text:span text:style-name="T15">C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Straight Arrow Connector 23" draw:style-name="gr12" draw:text-style-name="P22" draw:layer="layout" draw:type="line" svg:x1="10.966cm" svg:y1="11.024cm" svg:x2="11.734cm" svg:y2="11.018cm" draw:start-shape="id1" draw:start-glue-point="1" draw:end-shape="id2" draw:end-glue-point="3" svg:d="M10966 11024l768-6" svg:viewBox="0 0 769 7">
          <text:p/>
        </draw:connector>
        <draw:connector draw:name="Straight Arrow Connector 25" draw:style-name="gr12" draw:text-style-name="P22" draw:layer="layout" draw:type="line" svg:x1="19.314cm" svg:y1="11.024cm" svg:x2="20.082cm" svg:y2="11.018cm" draw:start-shape="id3" draw:start-glue-point="1" draw:end-shape="id4" draw:end-glue-point="3" svg:d="M19314 11024l768-6" svg:viewBox="0 0 769 7">
          <text:p/>
        </draw:connector>
        <draw:connector draw:name="Straight Arrow Connector 27" draw:style-name="gr12" draw:text-style-name="P22" draw:layer="layout" draw:type="line" svg:x1="27.662cm" svg:y1="11.024cm" svg:x2="28.843cm" svg:y2="11.012cm" draw:start-shape="id5" draw:start-glue-point="1" draw:end-shape="id6" draw:end-glue-point="3" svg:d="M27662 11024l1181-12" svg:viewBox="0 0 1182 13">
          <text:p/>
        </draw:connector>
        <draw:connector draw:name="Straight Arrow Connector 29" draw:style-name="gr12" draw:text-style-name="P22" draw:layer="layout" draw:type="line" svg:x1="4.113cm" svg:y1="11.012cm" svg:x2="5.369cm" svg:y2="11.024cm" draw:start-shape="id7" draw:start-glue-point="1" draw:end-shape="id1" draw:end-glue-point="3" svg:d="M4113 11012l1256 12" svg:viewBox="0 0 1257 13">
          <text:p/>
        </draw:connector>
        <draw:custom-shape draw:name="TextBox 30" draw:style-name="gr13" draw:text-style-name="P17" xml:id="id2" draw:id="id2" draw:layer="layout" svg:width="1.246cm" svg:height="1.013cm" svg:x="11.734cm" svg:y="10.512cm">
          <text:p text:style-name="P16"><text:span text:style-name="T16">I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1" draw:style-name="gr14" draw:text-style-name="P17" xml:id="id4" draw:id="id4" draw:layer="layout" svg:width="1.246cm" svg:height="1.013cm" svg:x="20.082cm" svg:y="10.512cm">
          <text:p text:style-name="P16"><text:span text:style-name="T17">I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Straight Arrow Connector 34" draw:style-name="gr12" draw:text-style-name="P22" draw:layer="layout" draw:type="line" svg:x1="12.98cm" svg:y1="11.018cm" svg:x2="13.717cm" svg:y2="11.024cm" draw:start-shape="id2" draw:start-glue-point="1" draw:end-shape="id3" draw:end-glue-point="3" svg:d="M12980 11018l737 6" svg:viewBox="0 0 738 7">
          <text:p/>
        </draw:connector>
        <draw:connector draw:name="Straight Arrow Connector 39" draw:style-name="gr12" draw:text-style-name="P22" draw:layer="layout" draw:type="line" svg:x1="21.328cm" svg:y1="11.018cm" svg:x2="22.065cm" svg:y2="11.024cm" draw:start-shape="id4" draw:start-glue-point="1" draw:end-shape="id5" draw:end-glue-point="3" svg:d="M21328 11018l737 6" svg:viewBox="0 0 738 7">
          <text:p/>
        </draw:connector>
        <draw:custom-shape draw:name="Content Placeholder 6" draw:style-name="gr15" draw:text-style-name="P24" draw:layer="layout" svg:width="29.209cm" svg:height="1.356cm" svg:x="2.328cm" svg:y="14.422cm">
          <text:list text:style-name="L11">
            <text:list-item>
              <text:p text:style-name="P23"><text:span text:style-name="T5">Let’s look at them briefly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8.624cm" svg:height="10.476cm" svg:x="1.482cm" svg:y="2.123cm" draw:page-number="6" presentation:class="page"/>
          <draw:frame presentation:style-name="pr6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Title_20_and_20_Content" presentation:presentation-page-layout-name="AL2T11">
        <office:forms form:automatic-focus="false" form:apply-design-mode="false"/>
        <draw:frame draw:name="Content Placeholder 6" presentation:style-name="pr5" draw:text-style-name="P14" draw:layer="layout" svg:width="29.209cm" svg:height="14.412cm" svg:x="2.328cm" svg:y="2.746cm" presentation:class="outline" presentation:user-transformed="true">
          <draw:text-box>
            <text:list text:style-name="L12">
              <text:list-item>
                <text:p text:style-name="P12"><text:span text:style-name="T6">Front End</text:span><text:span text:style-name="T5">:</text:span></text:p>
              </text:list-item>
            </text:list>
            <text:list text:style-name="L13">
              <text:list-item>
                <text:list>
                  <text:list-item>
                    <text:p text:style-name="P13"><text:span text:style-name="T2">Converts the code into an intermediate representation</text:span></text:p>
                  </text:list-item>
                  <text:list-item>
                    <text:p text:style-name="P13"><text:span text:style-name="T2">It involves preprocessing, tokenizing, parsing, and then finally generating the IR.</text:span></text:p>
                  </text:list-item>
                </text:list>
              </text:list-item>
            </text:list>
            <text:list text:style-name="L14">
              <text:list-item>
                <text:p text:style-name="P12"><text:span text:style-name="T8">Optimization</text:span><text:span text:style-name="T5">:</text:span></text:p>
                <text:list>
                  <text:list-item>
                    <text:p text:style-name="P13"><text:span text:style-name="T2">The IR generated in the frontend is then optimized for either speed or space.</text:span></text:p>
                  </text:list-item>
                  <text:list-item>
                    <text:p text:style-name="P13"><text:span text:style-name="T2">Such as loop optimization, dead code elimination etc.</text:span></text:p>
                  </text:list-item>
                </text:list>
              </text:list-item>
            </text:list>
            <text:list text:style-name="L15">
              <text:list-item>
                <text:p text:style-name="P12"><text:span text:style-name="T7">Back End</text:span><text:span text:style-name="T5">:</text:span></text:p>
                <text:list>
                  <text:list-item>
                    <text:p text:style-name="P13"><text:span text:style-name="T2">It translates the optimized IR into machine code or assembly language specific to the target device, performing register allocation in the process.</text:span></text:p>
                  </text:list-item>
                </text:list>
              </text:list-item>
            </text:list>
          </draw:text-box>
        </draw:frame>
        <draw:custom-shape draw:name="Rectangle 3" draw:style-name="gr1" draw:text-style-name="P5" draw:layer="layout" svg:width="33.866cm" svg:height="1.29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4" draw:style-name="gr2" draw:text-style-name="P6" draw:layer="layout" svg:width="0.683cm" svg:height="0.696cm" svg:x="0.359cm" svg:y="0.302cm">
          <text:p/>
          <draw:enhanced-geometry draw:mirror-horizontal="false" draw:mirror-vertical="false" svg:viewBox="0 0 0 0" draw:glue-points="?f4 0 ?f5 ?f8 0 ?f7 ?f5 ?f9 ?f4 ?f10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7" draw:style-name="gr3" draw:text-style-name="P7" draw:layer="layout" svg:width="0.683cm" svg:height="0.696cm" svg:x="1.401cm" svg:y="0.316cm">
          <text:p/>
          <draw:enhanced-geometry draw:mirror-horizontal="false" draw:mirror-vertical="false" svg:viewBox="0 0 0 0" draw:glue-points="?f4 0 ?f5 ?f8 0 ?f7 ?f5 ?f9 ?f4 ?f10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" draw:style-name="gr4" draw:text-style-name="P8" draw:layer="layout" svg:width="0.683cm" svg:height="0.696cm" svg:x="2.444cm" svg:y="0.302cm">
          <text:p/>
          <draw:enhanced-geometry draw:mirror-horizontal="false" draw:mirror-vertical="false" svg:viewBox="0 0 0 0" draw:glue-points="?f4 0 ?f5 ?f8 0 ?f7 ?f5 ?f9 ?f4 ?f10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5" draw:layer="layout" svg:width="18.624cm" svg:height="10.476cm" svg:x="1.482cm" svg:y="2.123cm" draw:page-number="7" presentation:class="page"/>
          <draw:frame presentation:style-name="pr6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hat is an interpreter?" draw:style-name="dp1" draw:master-page-name="Title_20_and_20_Content" presentation:presentation-page-layout-name="AL2T11">
        <office:forms form:automatic-focus="false" form:apply-design-mode="false"/>
        <draw:frame draw:name="Title 5" presentation:style-name="pr4" draw:text-style-name="P11" draw:layer="layout" svg:width="29.209cm" svg:height="3.681cm" svg:x="2.328cm" svg:y="1.929cm" presentation:class="title" presentation:user-transformed="true">
          <draw:text-box>
            <text:p text:style-name="P10"><text:span text:style-name="T3">What is an interpreter?</text:span></text:p>
          </draw:text-box>
        </draw:frame>
        <draw:frame draw:name="Content Placeholder 6" presentation:style-name="pr5" draw:text-style-name="P14" draw:layer="layout" svg:width="29.209cm" svg:height="10.894cm" svg:x="2.328cm" svg:y="6.263cm" presentation:class="outline" presentation:user-transformed="true">
          <draw:text-box>
            <text:list text:style-name="L2">
              <text:list-item>
                <text:p text:style-name="P12"><text:span text:style-name="T5">It takes the source code, converts it to machine instructions and directly runs them.</text:span></text:p>
              </text:list-item>
              <text:list-item>
                <text:p text:style-name="P12"><text:span text:style-name="T5">The working of a interpreter is closely associated to how a debugger works.</text:span></text:p>
              </text:list-item>
              <text:list-item>
                <text:p text:style-name="P12"><text:span text:style-name="T5">This was developed to run projects or apps which are still under construction.</text:span></text:p>
              </text:list-item>
            </text:list>
          </draw:text-box>
        </draw:frame>
        <draw:custom-shape draw:name="Rectangle 3" draw:style-name="gr1" draw:text-style-name="P5" draw:layer="layout" svg:width="33.866cm" svg:height="1.29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4" draw:style-name="gr2" draw:text-style-name="P6" draw:layer="layout" svg:width="0.683cm" svg:height="0.696cm" svg:x="0.359cm" svg:y="0.302cm">
          <text:p/>
          <draw:enhanced-geometry draw:mirror-horizontal="false" draw:mirror-vertical="false" svg:viewBox="0 0 0 0" draw:glue-points="?f4 0 ?f5 ?f8 0 ?f7 ?f5 ?f9 ?f4 ?f10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7" draw:style-name="gr3" draw:text-style-name="P7" draw:layer="layout" svg:width="0.683cm" svg:height="0.696cm" svg:x="1.401cm" svg:y="0.316cm">
          <text:p/>
          <draw:enhanced-geometry draw:mirror-horizontal="false" draw:mirror-vertical="false" svg:viewBox="0 0 0 0" draw:glue-points="?f4 0 ?f5 ?f8 0 ?f7 ?f5 ?f9 ?f4 ?f10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" draw:style-name="gr4" draw:text-style-name="P8" draw:layer="layout" svg:width="0.683cm" svg:height="0.696cm" svg:x="2.444cm" svg:y="0.302cm">
          <text:p/>
          <draw:enhanced-geometry draw:mirror-horizontal="false" draw:mirror-vertical="false" svg:viewBox="0 0 0 0" draw:glue-points="?f4 0 ?f5 ?f8 0 ?f7 ?f5 ?f9 ?f4 ?f10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5" draw:layer="layout" svg:width="18.624cm" svg:height="10.476cm" svg:x="1.482cm" svg:y="2.123cm" draw:page-number="8" presentation:class="page"/>
          <draw:frame presentation:style-name="pr6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Title_20_and_20_Content" presentation:presentation-page-layout-name="AL2T11">
        <office:forms form:automatic-focus="false" form:apply-design-mode="false"/>
        <draw:frame draw:name="Content Placeholder 6" presentation:style-name="pr5" draw:text-style-name="P14" draw:layer="layout" svg:width="29.209cm" svg:height="14.412cm" svg:x="2.328cm" svg:y="2.746cm" presentation:class="outline" presentation:user-transformed="true">
          <draw:text-box>
            <text:list text:style-name="L2">
              <text:list-item>
                <text:p text:style-name="P12"><text:span text:style-name="T5">An interpreter generally uses these following strategies for program execution:</text:span></text:p>
              </text:list-item>
            </text:list>
            <text:list text:style-name="L16">
              <text:list-item>
                <text:list>
                  <text:list-item>
                    <text:p text:style-name="P25"><text:span text:style-name="T2">Parse the source code and perform its behavior directly. Early versions of LISP used this.</text:span></text:p>
                  </text:list-item>
                  <text:list-item>
                    <text:p text:style-name="P25"><text:span text:style-name="T2">Translate source code into some efficient intermediate representation and immediately execute that. Perl, Python, MATLAB, and Ruby are some examples.</text:span></text:p>
                  </text:list-item>
                  <text:list-item>
                    <text:p text:style-name="P25"><text:span text:style-name="T2">Explicitly execute stored precompiled bytecode made by a compiler, which is compatible with the interpreter's virtual machine.</text:span></text:p>
                  </text:list-item>
                </text:list>
              </text:list-item>
            </text:list>
            <text:p text:style-name="P26"><text:span text:style-name="T5"/></text:p>
          </draw:text-box>
        </draw:frame>
        <draw:custom-shape draw:name="Rectangle 3" draw:style-name="gr1" draw:text-style-name="P5" draw:layer="layout" svg:width="33.866cm" svg:height="1.29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4" draw:style-name="gr2" draw:text-style-name="P6" draw:layer="layout" svg:width="0.683cm" svg:height="0.696cm" svg:x="0.359cm" svg:y="0.302cm">
          <text:p/>
          <draw:enhanced-geometry draw:mirror-horizontal="false" draw:mirror-vertical="false" svg:viewBox="0 0 0 0" draw:glue-points="?f4 0 ?f5 ?f8 0 ?f7 ?f5 ?f9 ?f4 ?f10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7" draw:style-name="gr3" draw:text-style-name="P7" draw:layer="layout" svg:width="0.683cm" svg:height="0.696cm" svg:x="1.401cm" svg:y="0.316cm">
          <text:p/>
          <draw:enhanced-geometry draw:mirror-horizontal="false" draw:mirror-vertical="false" svg:viewBox="0 0 0 0" draw:glue-points="?f4 0 ?f5 ?f8 0 ?f7 ?f5 ?f9 ?f4 ?f10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" draw:style-name="gr4" draw:text-style-name="P8" draw:layer="layout" svg:width="0.683cm" svg:height="0.696cm" svg:x="2.444cm" svg:y="0.302cm">
          <text:p/>
          <draw:enhanced-geometry draw:mirror-horizontal="false" draw:mirror-vertical="false" svg:viewBox="0 0 0 0" draw:glue-points="?f4 0 ?f5 ?f8 0 ?f7 ?f5 ?f9 ?f4 ?f10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5" draw:layer="layout" svg:width="18.624cm" svg:height="10.476cm" svg:x="1.482cm" svg:y="2.123cm" draw:page-number="9" presentation:class="page"/>
          <draw:frame presentation:style-name="pr6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ompilers vs Interpreters" draw:style-name="dp1" draw:master-page-name="Title_20_and_20_Content" presentation:presentation-page-layout-name="AL2T11">
        <office:forms form:automatic-focus="false" form:apply-design-mode="false"/>
        <draw:frame draw:name="Title 5" presentation:style-name="pr4" draw:text-style-name="P11" draw:layer="layout" svg:width="29.209cm" svg:height="3.681cm" svg:x="2.328cm" svg:y="1.929cm" presentation:class="title" presentation:user-transformed="true">
          <draw:text-box>
            <text:p text:style-name="P10"><text:span text:style-name="T3">Compilers vs Interpreters</text:span></text:p>
          </draw:text-box>
        </draw:frame>
        <draw:frame draw:name="Content Placeholder 6" presentation:style-name="pr5" draw:text-style-name="P14" draw:layer="layout" svg:width="29.209cm" svg:height="10.894cm" svg:x="2.328cm" svg:y="6.263cm" presentation:class="outline" presentation:user-transformed="true">
          <draw:text-box>
            <text:list text:style-name="L2">
              <text:list-item>
                <text:p text:style-name="P12"><text:span text:style-name="T5">Fun fact: You can write an </text:span><text:span text:style-name="T7">interpreter for C </text:span><text:span text:style-name="T5">and a </text:span><text:span text:style-name="T6">compiler for JavaScript</text:span><text:span text:style-name="T5">.</text:span></text:p>
              </text:list-item>
              <text:list-item>
                <text:p text:style-name="P12"><text:span text:style-name="T5">Compiled code is very fast at runtime. Whereas interpreted code takes longer since it translates everything each time u run it</text:span></text:p>
              </text:list-item>
              <text:list-item>
                <text:p text:style-name="P12"><text:span text:style-name="T5">Hence, compiled code is beneficial if there is a large codebase, which would take very long time to compile.</text:span></text:p>
              </text:list-item>
            </text:list>
          </draw:text-box>
        </draw:frame>
        <draw:custom-shape draw:name="Rectangle 3" draw:style-name="gr1" draw:text-style-name="P5" draw:layer="layout" svg:width="33.866cm" svg:height="1.29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4" draw:style-name="gr2" draw:text-style-name="P6" draw:layer="layout" svg:width="0.683cm" svg:height="0.696cm" svg:x="0.359cm" svg:y="0.302cm">
          <text:p/>
          <draw:enhanced-geometry draw:mirror-horizontal="false" draw:mirror-vertical="false" svg:viewBox="0 0 0 0" draw:glue-points="?f4 0 ?f5 ?f8 0 ?f7 ?f5 ?f9 ?f4 ?f10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7" draw:style-name="gr3" draw:text-style-name="P7" draw:layer="layout" svg:width="0.683cm" svg:height="0.696cm" svg:x="1.401cm" svg:y="0.316cm">
          <text:p/>
          <draw:enhanced-geometry draw:mirror-horizontal="false" draw:mirror-vertical="false" svg:viewBox="0 0 0 0" draw:glue-points="?f4 0 ?f5 ?f8 0 ?f7 ?f5 ?f9 ?f4 ?f10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" draw:style-name="gr4" draw:text-style-name="P8" draw:layer="layout" svg:width="0.683cm" svg:height="0.696cm" svg:x="2.444cm" svg:y="0.302cm">
          <text:p/>
          <draw:enhanced-geometry draw:mirror-horizontal="false" draw:mirror-vertical="false" svg:viewBox="0 0 0 0" draw:glue-points="?f4 0 ?f5 ?f8 0 ?f7 ?f5 ?f9 ?f4 ?f10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5" draw:layer="layout" svg:width="18.624cm" svg:height="10.476cm" svg:x="1.482cm" svg:y="2.123cm" draw:page-number="10" presentation:class="page"/>
          <draw:frame presentation:style-name="pr6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Title_20_and_20_Content" presentation:presentation-page-layout-name="AL2T11">
        <office:forms form:automatic-focus="false" form:apply-design-mode="false"/>
        <draw:frame draw:name="Content Placeholder 6" presentation:style-name="pr7" draw:text-style-name="P28" draw:layer="layout" svg:width="29.209cm" svg:height="14.412cm" svg:x="2.328cm" svg:y="2.746cm" presentation:class="outline" presentation:user-transformed="true">
          <draw:text-box>
            <text:list text:style-name="L4">
              <text:list-item>
                <text:p text:style-name="P27"><text:span text:style-name="T18">Whereas an interpreter is beneficial in cases </text:span><text:span text:style-name="T18">where, we need to debug the app, while its </text:span><text:span text:style-name="T18">still in production.</text:span></text:p>
              </text:list-item>
              <text:list-item>
                <text:p text:style-name="P27"><text:span text:style-name="T18">Another good feature of interpreted code is </text:span><text:span text:style-name="T18">that, its very portable, any machine with the </text:span><text:span text:style-name="T18">interpreter installed can run it.</text:span></text:p>
              </text:list-item>
            </text:list>
          </draw:text-box>
        </draw:frame>
        <draw:custom-shape draw:name="Rectangle 3" draw:style-name="gr1" draw:text-style-name="P5" draw:layer="layout" svg:width="33.866cm" svg:height="1.29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4" draw:style-name="gr2" draw:text-style-name="P6" draw:layer="layout" svg:width="0.683cm" svg:height="0.696cm" svg:x="0.359cm" svg:y="0.302cm">
          <text:p/>
          <draw:enhanced-geometry draw:mirror-horizontal="false" draw:mirror-vertical="false" svg:viewBox="0 0 0 0" draw:glue-points="?f4 0 ?f5 ?f8 0 ?f7 ?f5 ?f9 ?f4 ?f10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7" draw:style-name="gr3" draw:text-style-name="P7" draw:layer="layout" svg:width="0.683cm" svg:height="0.696cm" svg:x="1.401cm" svg:y="0.316cm">
          <text:p/>
          <draw:enhanced-geometry draw:mirror-horizontal="false" draw:mirror-vertical="false" svg:viewBox="0 0 0 0" draw:glue-points="?f4 0 ?f5 ?f8 0 ?f7 ?f5 ?f9 ?f4 ?f10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" draw:style-name="gr4" draw:text-style-name="P8" draw:layer="layout" svg:width="0.683cm" svg:height="0.696cm" svg:x="2.444cm" svg:y="0.302cm">
          <text:p/>
          <draw:enhanced-geometry draw:mirror-horizontal="false" draw:mirror-vertical="false" svg:viewBox="0 0 0 0" draw:glue-points="?f4 0 ?f5 ?f8 0 ?f7 ?f5 ?f9 ?f4 ?f10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5" draw:layer="layout" svg:width="18.624cm" svg:height="10.476cm" svg:x="1.482cm" svg:y="2.123cm" draw:page-number="11" presentation:class="page"/>
          <draw:frame presentation:style-name="pr6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Is JIT compiler better?" draw:style-name="dp1" draw:master-page-name="Title_20_and_20_Content" presentation:presentation-page-layout-name="AL2T11">
        <office:forms form:automatic-focus="false" form:apply-design-mode="false"/>
        <draw:frame draw:name="Title 5" presentation:style-name="pr4" draw:text-style-name="P11" draw:layer="layout" svg:width="29.209cm" svg:height="3.681cm" svg:x="2.328cm" svg:y="1.929cm" presentation:class="title" presentation:user-transformed="true">
          <draw:text-box>
            <text:p text:style-name="P10"><text:span text:style-name="T3">Is JIT compiler better?</text:span></text:p>
          </draw:text-box>
        </draw:frame>
        <draw:frame draw:name="Content Placeholder 6" presentation:style-name="pr5" draw:text-style-name="P14" draw:layer="layout" svg:width="29.209cm" svg:height="10.894cm" svg:x="2.328cm" svg:y="6.263cm" presentation:class="outline" presentation:user-transformed="true">
          <draw:text-box>
            <text:list text:style-name="L2">
              <text:list-item>
                <text:p text:style-name="P12"><text:span text:style-name="T5">This guy is very cool, it runs the program a few times then sees what to optimize and then optimizes it just in time.</text:span></text:p>
              </text:list-item>
            </text:list>
          </draw:text-box>
        </draw:frame>
        <draw:custom-shape draw:name="Rectangle 3" draw:style-name="gr1" draw:text-style-name="P5" draw:layer="layout" svg:width="33.866cm" svg:height="1.29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4" draw:style-name="gr2" draw:text-style-name="P6" draw:layer="layout" svg:width="0.683cm" svg:height="0.696cm" svg:x="0.359cm" svg:y="0.302cm">
          <text:p/>
          <draw:enhanced-geometry draw:mirror-horizontal="false" draw:mirror-vertical="false" svg:viewBox="0 0 0 0" draw:glue-points="?f4 0 ?f5 ?f8 0 ?f7 ?f5 ?f9 ?f4 ?f10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7" draw:style-name="gr3" draw:text-style-name="P7" draw:layer="layout" svg:width="0.683cm" svg:height="0.696cm" svg:x="1.401cm" svg:y="0.316cm">
          <text:p/>
          <draw:enhanced-geometry draw:mirror-horizontal="false" draw:mirror-vertical="false" svg:viewBox="0 0 0 0" draw:glue-points="?f4 0 ?f5 ?f8 0 ?f7 ?f5 ?f9 ?f4 ?f10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" draw:style-name="gr4" draw:text-style-name="P8" draw:layer="layout" svg:width="0.683cm" svg:height="0.696cm" svg:x="2.444cm" svg:y="0.302cm">
          <text:p/>
          <draw:enhanced-geometry draw:mirror-horizontal="false" draw:mirror-vertical="false" svg:viewBox="0 0 0 0" draw:glue-points="?f4 0 ?f5 ?f8 0 ?f7 ?f5 ?f9 ?f4 ?f10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5" draw:layer="layout" svg:width="18.624cm" svg:height="10.476cm" svg:x="1.482cm" svg:y="2.123cm" draw:page-number="12" presentation:class="page"/>
          <draw:frame presentation:style-name="pr6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 deeper look at compilers" draw:style-name="dp1" draw:master-page-name="Title_20_and_20_Content" presentation:presentation-page-layout-name="AL2T11">
        <office:forms form:automatic-focus="false" form:apply-design-mode="false"/>
        <draw:frame draw:name="Title 5" presentation:style-name="pr4" draw:text-style-name="P11" draw:layer="layout" svg:width="29.209cm" svg:height="3.681cm" svg:x="2.328cm" svg:y="1.929cm" presentation:class="title" presentation:user-transformed="true">
          <draw:text-box>
            <text:p text:style-name="P10"><text:span text:style-name="T3">A deeper look at compilers</text:span></text:p>
          </draw:text-box>
        </draw:frame>
        <draw:frame draw:name="Content Placeholder 6" presentation:style-name="pr5" draw:text-style-name="P14" draw:layer="layout" svg:width="29.209cm" svg:height="10.894cm" svg:x="2.328cm" svg:y="6.263cm" presentation:class="outline" presentation:user-transformed="true">
          <draw:text-box>
            <text:list text:style-name="L4">
              <text:list-item>
                <text:p text:style-name="P29"><text:span text:style-name="T5">Due to resource limitations, compilers were split up into multiple phases.</text:span></text:p>
              </text:list-item>
              <text:list-item>
                <text:p text:style-name="P29"><text:span text:style-name="T5">The ability to compile in a single pass has been seen as a benefit because it simplifies the job of writing a compiler.</text:span></text:p>
              </text:list-item>
              <text:list-item>
                <text:p text:style-name="P29"><text:span text:style-name="T5">Let us look at a three-stage compiler i.e. a compiler which has a frontend, middleend, and a backend. </text:span></text:p>
              </text:list-item>
            </text:list>
          </draw:text-box>
        </draw:frame>
        <draw:custom-shape draw:name="Rectangle 3" draw:style-name="gr1" draw:text-style-name="P5" draw:layer="layout" svg:width="33.866cm" svg:height="1.29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4" draw:style-name="gr2" draw:text-style-name="P6" draw:layer="layout" svg:width="0.683cm" svg:height="0.696cm" svg:x="0.359cm" svg:y="0.302cm">
          <text:p/>
          <draw:enhanced-geometry draw:mirror-horizontal="false" draw:mirror-vertical="false" svg:viewBox="0 0 0 0" draw:glue-points="?f4 0 ?f5 ?f8 0 ?f7 ?f5 ?f9 ?f4 ?f10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7" draw:style-name="gr3" draw:text-style-name="P7" draw:layer="layout" svg:width="0.683cm" svg:height="0.696cm" svg:x="1.401cm" svg:y="0.316cm">
          <text:p/>
          <draw:enhanced-geometry draw:mirror-horizontal="false" draw:mirror-vertical="false" svg:viewBox="0 0 0 0" draw:glue-points="?f4 0 ?f5 ?f8 0 ?f7 ?f5 ?f9 ?f4 ?f10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" draw:style-name="gr4" draw:text-style-name="P8" draw:layer="layout" svg:width="0.683cm" svg:height="0.696cm" svg:x="2.444cm" svg:y="0.302cm">
          <text:p/>
          <draw:enhanced-geometry draw:mirror-horizontal="false" draw:mirror-vertical="false" svg:viewBox="0 0 0 0" draw:glue-points="?f4 0 ?f5 ?f8 0 ?f7 ?f5 ?f9 ?f4 ?f10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5" draw:layer="layout" svg:width="18.624cm" svg:height="10.476cm" svg:x="1.482cm" svg:y="2.123cm" draw:page-number="13" presentation:class="page"/>
          <draw:frame presentation:style-name="pr6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Title_20_and_20_Content" presentation:presentation-page-layout-name="AL2T11">
        <office:forms form:automatic-focus="false" form:apply-design-mode="false"/>
        <draw:frame draw:name="Title 2" presentation:style-name="pr4" draw:text-style-name="P11" draw:layer="layout" svg:width="29.209cm" svg:height="3.681cm" svg:x="2.328cm" svg:y="1.929cm" presentation:class="title" presentation:user-transformed="true">
          <draw:text-box>
            <text:p text:style-name="P10"><text:span text:style-name="T3">Front End</text:span></text:p>
          </draw:text-box>
        </draw:frame>
        <draw:frame draw:name="Content Placeholder 2" presentation:style-name="pr5" draw:text-style-name="P14" draw:layer="layout" svg:width="29.209cm" svg:height="10.894cm" svg:x="2.328cm" svg:y="6.263cm" presentation:class="outline" presentation:user-transformed="true">
          <draw:text-box>
            <text:list text:style-name="L4">
              <text:list-item>
                <text:p text:style-name="P29"><text:span text:style-name="T5">While the frontend can be written as a single function, its traditionally implemented and analyzed as several phases.</text:span></text:p>
              </text:list-item>
              <text:list-item>
                <text:p text:style-name="P29"><text:span text:style-name="T5">This method favours modularity.</text:span></text:p>
              </text:list-item>
              <text:list-item>
                <text:p text:style-name="P29"><text:span text:style-name="T5">Most commonly its divided into 3 phases:</text:span></text:p>
              </text:list-item>
            </text:list>
            <text:list text:style-name="L17">
              <text:list-item>
                <text:list>
                  <text:list-item>
                    <text:p text:style-name="P30"><text:span text:style-name="T5">Lexical analysis</text:span></text:p>
                  </text:list-item>
                  <text:list-item>
                    <text:p text:style-name="P30"><text:span text:style-name="T5">Syntax analysis</text:span></text:p>
                  </text:list-item>
                  <text:list-item>
                    <text:p text:style-name="P30"><text:span text:style-name="T5">Semantic analysis</text:span></text:p>
                  </text:list-item>
                </text:list>
              </text:list-item>
            </text:list>
          </draw:text-box>
        </draw:frame>
        <draw:custom-shape draw:name="Rectangle 2" draw:style-name="gr16" draw:text-style-name="P5" draw:layer="layout" svg:width="33.866cm" svg:height="1.29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5" draw:style-name="gr17" draw:text-style-name="P6" draw:layer="layout" svg:width="0.683cm" svg:height="0.696cm" svg:x="0.359cm" svg:y="0.302cm">
          <text:p/>
          <draw:enhanced-geometry draw:mirror-horizontal="false" draw:mirror-vertical="false" svg:viewBox="0 0 0 0" draw:glue-points="?f4 0 ?f5 ?f8 0 ?f7 ?f5 ?f9 ?f4 ?f10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" draw:style-name="gr18" draw:text-style-name="P7" draw:layer="layout" svg:width="0.683cm" svg:height="0.696cm" svg:x="1.401cm" svg:y="0.316cm">
          <text:p/>
          <draw:enhanced-geometry draw:mirror-horizontal="false" draw:mirror-vertical="false" svg:viewBox="0 0 0 0" draw:glue-points="?f4 0 ?f5 ?f8 0 ?f7 ?f5 ?f9 ?f4 ?f10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9" draw:style-name="gr19" draw:text-style-name="P8" draw:layer="layout" svg:width="0.683cm" svg:height="0.696cm" svg:x="2.444cm" svg:y="0.302cm">
          <text:p/>
          <draw:enhanced-geometry draw:mirror-horizontal="false" draw:mirror-vertical="false" svg:viewBox="0 0 0 0" draw:glue-points="?f4 0 ?f5 ?f8 0 ?f7 ?f5 ?f9 ?f4 ?f10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5" draw:layer="layout" svg:width="18.624cm" svg:height="10.476cm" svg:x="1.482cm" svg:y="2.123cm" draw:page-number="14" presentation:class="page"/>
          <draw:frame presentation:style-name="pr6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Title_20_and_20_Content" presentation:presentation-page-layout-name="AL2T11">
        <office:forms form:automatic-focus="false" form:apply-design-mode="false"/>
        <draw:frame draw:name="Title 3" presentation:style-name="pr4" draw:text-style-name="P31" draw:layer="layout" svg:width="29.209cm" svg:height="3.681cm" svg:x="2.328cm" svg:y="1.929cm" presentation:class="title" presentation:user-transformed="true">
          <draw:text-box>
            <text:p><text:span text:style-name="T19">Lexical Analysis</text:span></text:p>
          </draw:text-box>
        </draw:frame>
        <draw:frame draw:name="Content Placeholder 3" presentation:style-name="pr5" draw:text-style-name="P14" draw:layer="layout" svg:width="29.209cm" svg:height="10.894cm" svg:x="2.328cm" svg:y="6.263cm" presentation:class="outline" presentation:user-transformed="true">
          <draw:text-box>
            <text:list text:style-name="L4">
              <text:list-item>
                <text:p><text:span text:style-name="T18">This breaks down the source code into a sequence of small pieces called lexical tokens.</text:span></text:p>
              </text:list-item>
              <text:list-item>
                <text:p><text:span text:style-name="T18">This is also called a tokenizer.</text:span></text:p>
              </text:list-item>
              <text:list-item>
                <text:p><text:span text:style-name="T18">There are 2 phases here:</text:span></text:p>
              </text:list-item>
            </text:list>
            <text:list text:style-name="L17">
              <text:list-item>
                <text:list>
                  <text:list-item>
                    <text:p><text:span text:style-name="T18">Scanning: segments the text into units called lexemes and assigns them a category.</text:span></text:p>
                  </text:list-item>
                  <text:list-item>
                    <text:p><text:span text:style-name="T18">Evaluating: converts lexemex into a processed value.</text:span></text:p>
                  </text:list-item>
                </text:list>
              </text:list-item>
            </text:list>
          </draw:text-box>
        </draw:frame>
        <draw:custom-shape draw:name="Rectangle 4" draw:style-name="gr16" draw:text-style-name="P5" draw:layer="layout" svg:width="33.866cm" svg:height="1.29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10" draw:style-name="gr17" draw:text-style-name="P6" draw:layer="layout" svg:width="0.683cm" svg:height="0.696cm" svg:x="0.359cm" svg:y="0.302cm">
          <text:p/>
          <draw:enhanced-geometry draw:mirror-horizontal="false" draw:mirror-vertical="false" svg:viewBox="0 0 0 0" draw:glue-points="?f4 0 ?f5 ?f8 0 ?f7 ?f5 ?f9 ?f4 ?f10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" draw:style-name="gr18" draw:text-style-name="P7" draw:layer="layout" svg:width="0.683cm" svg:height="0.696cm" svg:x="1.401cm" svg:y="0.316cm">
          <text:p/>
          <draw:enhanced-geometry draw:mirror-horizontal="false" draw:mirror-vertical="false" svg:viewBox="0 0 0 0" draw:glue-points="?f4 0 ?f5 ?f8 0 ?f7 ?f5 ?f9 ?f4 ?f10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2" draw:style-name="gr19" draw:text-style-name="P8" draw:layer="layout" svg:width="0.683cm" svg:height="0.696cm" svg:x="2.444cm" svg:y="0.302cm">
          <text:p/>
          <draw:enhanced-geometry draw:mirror-horizontal="false" draw:mirror-vertical="false" svg:viewBox="0 0 0 0" draw:glue-points="?f4 0 ?f5 ?f8 0 ?f7 ?f5 ?f9 ?f4 ?f10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5" draw:layer="layout" svg:width="18.624cm" svg:height="10.476cm" svg:x="1.482cm" svg:y="2.123cm" draw:page-number="15" presentation:class="page"/>
          <draw:frame presentation:style-name="pr6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Title_20_and_20_Content" presentation:presentation-page-layout-name="AL2T11">
        <office:forms form:automatic-focus="false" form:apply-design-mode="false"/>
        <draw:frame draw:name="Content Placeholder 1" presentation:style-name="pr8" draw:text-style-name="P28" draw:layer="layout" svg:width="29.209cm" svg:height="14.412cm" svg:x="2.328cm" svg:y="2.746cm" presentation:class="outline" presentation:user-transformed="true">
          <draw:text-box>
            <text:list text:style-name="L2">
              <text:list-item>
                <text:p text:style-name="P32"><text:span text:style-name="T20">A token is a pair consisting of a token name and a token value.</text:span></text:p>
              </text:list-item>
              <text:list-item>
                <text:p text:style-name="P32"><text:span text:style-name="T20">Some common token categories (assigned by the scanning phase) may include identifiers, keywords, separators, operators, literals, comments etc.</text:span></text:p>
              </text:list-item>
            </text:list>
          </draw:text-box>
        </draw:frame>
        <draw:custom-shape draw:name="Rectangle 7" draw:style-name="gr16" draw:text-style-name="P5" draw:layer="layout" svg:width="33.866cm" svg:height="1.29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19" draw:style-name="gr17" draw:text-style-name="P6" draw:layer="layout" svg:width="0.683cm" svg:height="0.696cm" svg:x="0.359cm" svg:y="0.302cm">
          <text:p/>
          <draw:enhanced-geometry draw:mirror-horizontal="false" draw:mirror-vertical="false" svg:viewBox="0 0 0 0" draw:glue-points="?f4 0 ?f5 ?f8 0 ?f7 ?f5 ?f9 ?f4 ?f10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0" draw:style-name="gr18" draw:text-style-name="P7" draw:layer="layout" svg:width="0.683cm" svg:height="0.696cm" svg:x="1.401cm" svg:y="0.316cm">
          <text:p/>
          <draw:enhanced-geometry draw:mirror-horizontal="false" draw:mirror-vertical="false" svg:viewBox="0 0 0 0" draw:glue-points="?f4 0 ?f5 ?f8 0 ?f7 ?f5 ?f9 ?f4 ?f10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1" draw:style-name="gr19" draw:text-style-name="P8" draw:layer="layout" svg:width="0.683cm" svg:height="0.696cm" svg:x="2.444cm" svg:y="0.302cm">
          <text:p/>
          <draw:enhanced-geometry draw:mirror-horizontal="false" draw:mirror-vertical="false" svg:viewBox="0 0 0 0" draw:glue-points="?f4 0 ?f5 ?f8 0 ?f7 ?f5 ?f9 ?f4 ?f10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5" draw:layer="layout" svg:width="18.624cm" svg:height="10.476cm" svg:x="1.482cm" svg:y="2.123cm" draw:page-number="16" presentation:class="page"/>
          <draw:frame presentation:style-name="pr6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Title_20_and_20_Content" presentation:presentation-page-layout-name="AL2T11">
        <office:forms form:automatic-focus="false" form:apply-design-mode="false"/>
        <draw:frame draw:name="Title 4" presentation:style-name="pr4" draw:text-style-name="P31" draw:layer="layout" svg:width="29.209cm" svg:height="3.681cm" svg:x="2.328cm" svg:y="1.929cm" presentation:class="title" presentation:user-transformed="true">
          <draw:text-box>
            <text:p><text:span text:style-name="T19">Syntax Analysis</text:span></text:p>
          </draw:text-box>
        </draw:frame>
        <draw:frame draw:name="Content Placeholder 4" presentation:style-name="pr5" draw:text-style-name="P14" draw:layer="layout" svg:width="29.209cm" svg:height="10.894cm" svg:x="2.328cm" svg:y="6.263cm" presentation:class="outline" presentation:user-transformed="true">
          <draw:text-box>
            <text:list text:style-name="L4">
              <text:list-item>
                <text:p><text:span text:style-name="T18">Also called parsing, involves going through the token sequence identify the structure of the program</text:span></text:p>
              </text:list-item>
              <text:list-item>
                <text:p><text:span text:style-name="T18">Using this it then builds a parse tree. Which replaces the linear token sequence with a tree data structure built according to some rules which defines the language’s syntax.</text:span></text:p>
              </text:list-item>
            </text:list>
          </draw:text-box>
        </draw:frame>
        <draw:custom-shape draw:name="Rectangle 5" draw:style-name="gr16" draw:text-style-name="P5" draw:layer="layout" svg:width="33.866cm" svg:height="1.29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13" draw:style-name="gr17" draw:text-style-name="P6" draw:layer="layout" svg:width="0.683cm" svg:height="0.696cm" svg:x="0.359cm" svg:y="0.302cm">
          <text:p/>
          <draw:enhanced-geometry draw:mirror-horizontal="false" draw:mirror-vertical="false" svg:viewBox="0 0 0 0" draw:glue-points="?f4 0 ?f5 ?f8 0 ?f7 ?f5 ?f9 ?f4 ?f10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4" draw:style-name="gr18" draw:text-style-name="P7" draw:layer="layout" svg:width="0.683cm" svg:height="0.696cm" svg:x="1.401cm" svg:y="0.316cm">
          <text:p/>
          <draw:enhanced-geometry draw:mirror-horizontal="false" draw:mirror-vertical="false" svg:viewBox="0 0 0 0" draw:glue-points="?f4 0 ?f5 ?f8 0 ?f7 ?f5 ?f9 ?f4 ?f10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5" draw:style-name="gr19" draw:text-style-name="P8" draw:layer="layout" svg:width="0.683cm" svg:height="0.696cm" svg:x="2.444cm" svg:y="0.302cm">
          <text:p/>
          <draw:enhanced-geometry draw:mirror-horizontal="false" draw:mirror-vertical="false" svg:viewBox="0 0 0 0" draw:glue-points="?f4 0 ?f5 ?f8 0 ?f7 ?f5 ?f9 ?f4 ?f10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5" draw:layer="layout" svg:width="18.624cm" svg:height="10.476cm" svg:x="1.482cm" svg:y="2.123cm" draw:page-number="17" presentation:class="page"/>
          <draw:frame presentation:style-name="pr6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Title_20_and_20_Content" presentation:presentation-page-layout-name="AL2T11">
        <office:forms form:automatic-focus="false" form:apply-design-mode="false"/>
        <draw:frame draw:name="Title 6" presentation:style-name="pr4" draw:text-style-name="P31" draw:layer="layout" svg:width="29.209cm" svg:height="3.681cm" svg:x="2.328cm" svg:y="1.929cm" presentation:class="title" presentation:user-transformed="true">
          <draw:text-box>
            <text:p><text:span text:style-name="T19">Semantic Analysis</text:span></text:p>
          </draw:text-box>
        </draw:frame>
        <draw:frame draw:name="Content Placeholder 5" presentation:style-name="pr5" draw:text-style-name="P14" draw:layer="layout" svg:width="29.209cm" svg:height="10.894cm" svg:x="2.328cm" svg:y="6.263cm" presentation:class="outline" presentation:user-transformed="true">
          <draw:text-box>
            <text:list text:style-name="L4">
              <text:list-item>
                <text:p><text:span text:style-name="T18">This takes the parse tree and builds the symbol table, and performs semantic checks such as:</text:span></text:p>
              </text:list-item>
            </text:list>
            <text:list text:style-name="L17">
              <text:list-item>
                <text:list>
                  <text:list-item>
                    <text:p><text:span text:style-name="T18">Type checking: checking for type errors.</text:span></text:p>
                  </text:list-item>
                  <text:list-item>
                    <text:p><text:span text:style-name="T18">Object binding: associating variable and function references with their definitions.</text:span></text:p>
                  </text:list-item>
                  <text:list-item>
                    <text:p><text:span text:style-name="T18">Definite assignment: requiring all local variables to be initialized before use.</text:span></text:p>
                  </text:list-item>
                </text:list>
              </text:list-item>
            </text:list>
            <text:list text:style-name="L4">
              <text:list-item>
                <text:p><text:span text:style-name="T18">In this phase the compiler throws error is incorrect code is present.</text:span></text:p>
              </text:list-item>
            </text:list>
          </draw:text-box>
        </draw:frame>
        <draw:custom-shape draw:name="Rectangle 6" draw:style-name="gr16" draw:text-style-name="P5" draw:layer="layout" svg:width="33.866cm" svg:height="1.29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16" draw:style-name="gr17" draw:text-style-name="P6" draw:layer="layout" svg:width="0.683cm" svg:height="0.696cm" svg:x="0.359cm" svg:y="0.302cm">
          <text:p/>
          <draw:enhanced-geometry draw:mirror-horizontal="false" draw:mirror-vertical="false" svg:viewBox="0 0 0 0" draw:glue-points="?f4 0 ?f5 ?f8 0 ?f7 ?f5 ?f9 ?f4 ?f10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7" draw:style-name="gr18" draw:text-style-name="P7" draw:layer="layout" svg:width="0.683cm" svg:height="0.696cm" svg:x="1.401cm" svg:y="0.316cm">
          <text:p/>
          <draw:enhanced-geometry draw:mirror-horizontal="false" draw:mirror-vertical="false" svg:viewBox="0 0 0 0" draw:glue-points="?f4 0 ?f5 ?f8 0 ?f7 ?f5 ?f9 ?f4 ?f10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8" draw:style-name="gr19" draw:text-style-name="P8" draw:layer="layout" svg:width="0.683cm" svg:height="0.696cm" svg:x="2.444cm" svg:y="0.302cm">
          <text:p/>
          <draw:enhanced-geometry draw:mirror-horizontal="false" draw:mirror-vertical="false" svg:viewBox="0 0 0 0" draw:glue-points="?f4 0 ?f5 ?f8 0 ?f7 ?f5 ?f9 ?f4 ?f10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5" draw:layer="layout" svg:width="18.624cm" svg:height="10.476cm" svg:x="1.482cm" svg:y="2.123cm" draw:page-number="18" presentation:class="page"/>
          <draw:frame presentation:style-name="pr6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ompiler optimization" draw:style-name="dp1" draw:master-page-name="Title_20_and_20_Content" presentation:presentation-page-layout-name="AL2T11">
        <office:forms form:automatic-focus="false" form:apply-design-mode="false"/>
        <draw:frame draw:name="Title 5" presentation:style-name="pr4" draw:text-style-name="P11" draw:layer="layout" svg:width="29.209cm" svg:height="3.681cm" svg:x="2.328cm" svg:y="1.929cm" presentation:class="title" presentation:user-transformed="true">
          <draw:text-box>
            <text:p text:style-name="P10"><text:span text:style-name="T3">Optimization or Middle End</text:span></text:p>
          </draw:text-box>
        </draw:frame>
        <draw:frame draw:name="Content Placeholder 6" presentation:style-name="pr9" draw:text-style-name="P28" draw:layer="layout" svg:width="29.209cm" svg:height="10.894cm" svg:x="2.328cm" svg:y="6.263cm" presentation:class="outline" presentation:user-transformed="true">
          <draw:text-box>
            <text:list text:style-name="L2">
              <text:list-item>
                <text:p text:style-name="P32"><text:span text:style-name="T20">nice</text:span></text:p>
              </text:list-item>
            </text:list>
          </draw:text-box>
        </draw:frame>
        <draw:custom-shape draw:name="Rectangle 3" draw:style-name="gr1" draw:text-style-name="P5" draw:layer="layout" svg:width="33.866cm" svg:height="1.29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4" draw:style-name="gr2" draw:text-style-name="P6" draw:layer="layout" svg:width="0.683cm" svg:height="0.696cm" svg:x="0.359cm" svg:y="0.302cm">
          <text:p/>
          <draw:enhanced-geometry draw:mirror-horizontal="false" draw:mirror-vertical="false" svg:viewBox="0 0 0 0" draw:glue-points="?f4 0 ?f5 ?f8 0 ?f7 ?f5 ?f9 ?f4 ?f10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7" draw:style-name="gr3" draw:text-style-name="P7" draw:layer="layout" svg:width="0.683cm" svg:height="0.696cm" svg:x="1.401cm" svg:y="0.316cm">
          <text:p/>
          <draw:enhanced-geometry draw:mirror-horizontal="false" draw:mirror-vertical="false" svg:viewBox="0 0 0 0" draw:glue-points="?f4 0 ?f5 ?f8 0 ?f7 ?f5 ?f9 ?f4 ?f10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" draw:style-name="gr4" draw:text-style-name="P8" draw:layer="layout" svg:width="0.683cm" svg:height="0.696cm" svg:x="2.444cm" svg:y="0.302cm">
          <text:p/>
          <draw:enhanced-geometry draw:mirror-horizontal="false" draw:mirror-vertical="false" svg:viewBox="0 0 0 0" draw:glue-points="?f4 0 ?f5 ?f8 0 ?f7 ?f5 ?f9 ?f4 ?f10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5" draw:layer="layout" svg:width="18.624cm" svg:height="10.476cm" svg:x="1.482cm" svg:y="2.123cm" draw:page-number="19" presentation:class="page"/>
          <draw:frame presentation:style-name="pr6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Title_20_and_20_Content" presentation:presentation-page-layout-name="AL2T11">
        <office:forms form:automatic-focus="false" form:apply-design-mode="false"/>
        <draw:frame draw:name="Content Placeholder 7" presentation:style-name="pr10" draw:text-style-name="P33" draw:layer="layout" svg:width="29.209cm" svg:height="14.412cm" svg:x="2.328cm" svg:y="2.746cm" presentation:class="outline" presentation:placeholder="true" presentation:user-transformed="true">
          <draw:text-box/>
        </draw:frame>
        <draw:custom-shape draw:name="Rectangle 8" draw:style-name="gr16" draw:text-style-name="P5" draw:layer="layout" svg:width="33.866cm" svg:height="1.29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22" draw:style-name="gr17" draw:text-style-name="P6" draw:layer="layout" svg:width="0.683cm" svg:height="0.696cm" svg:x="0.359cm" svg:y="0.302cm">
          <text:p/>
          <draw:enhanced-geometry draw:mirror-horizontal="false" draw:mirror-vertical="false" svg:viewBox="0 0 0 0" draw:glue-points="?f4 0 ?f5 ?f8 0 ?f7 ?f5 ?f9 ?f4 ?f10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3" draw:style-name="gr18" draw:text-style-name="P7" draw:layer="layout" svg:width="0.683cm" svg:height="0.696cm" svg:x="1.401cm" svg:y="0.316cm">
          <text:p/>
          <draw:enhanced-geometry draw:mirror-horizontal="false" draw:mirror-vertical="false" svg:viewBox="0 0 0 0" draw:glue-points="?f4 0 ?f5 ?f8 0 ?f7 ?f5 ?f9 ?f4 ?f10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4" draw:style-name="gr19" draw:text-style-name="P8" draw:layer="layout" svg:width="0.683cm" svg:height="0.696cm" svg:x="2.444cm" svg:y="0.302cm">
          <text:p/>
          <draw:enhanced-geometry draw:mirror-horizontal="false" draw:mirror-vertical="false" svg:viewBox="0 0 0 0" draw:glue-points="?f4 0 ?f5 ?f8 0 ?f7 ?f5 ?f9 ?f4 ?f10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3">
          <office:forms form:automatic-focus="false" form:apply-design-mode="false"/>
          <draw:page-thumbnail draw:style-name="gr5" draw:layer="layout" svg:width="18.624cm" svg:height="10.476cm" svg:x="1.482cm" svg:y="2.123cm" draw:page-number="20" presentation:class="page"/>
          <draw:frame presentation:style-name="pr6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My own compiler:" draw:style-name="dp1" draw:master-page-name="Title_20_and_20_Content" presentation:presentation-page-layout-name="AL2T11">
        <office:forms form:automatic-focus="false" form:apply-design-mode="false"/>
        <draw:frame draw:name="Title 5" presentation:style-name="pr4" draw:text-style-name="P11" draw:layer="layout" svg:width="29.209cm" svg:height="3.681cm" svg:x="2.328cm" svg:y="1.929cm" presentation:class="title" presentation:user-transformed="true">
          <draw:text-box>
            <text:p text:style-name="P10"><text:span text:style-name="T3">My own compiler:</text:span></text:p>
          </draw:text-box>
        </draw:frame>
        <draw:frame draw:name="Content Placeholder 6" presentation:style-name="pr5" draw:text-style-name="P14" draw:layer="layout" svg:width="29.209cm" svg:height="10.894cm" svg:x="2.328cm" svg:y="6.263cm" presentation:class="outline" presentation:user-transformed="true">
          <draw:text-box>
            <text:list text:style-name="L2">
              <text:list-item>
                <text:p text:style-name="P12"><text:span text:style-name="T5">The programming language name is “English Programming Language” or EPL for short</text:span></text:p>
              </text:list-item>
              <text:list-item>
                <text:p text:style-name="P12"><text:span text:style-name="T5">It can contain stuff like</text:span><text:span text:style-name="T5"><text:line-break/></text:span><text:span text:style-name="T5">can you please </text:span><text:span text:style-name="T6">print </text:span><text:span text:style-name="T5">stuff like </text:span><text:span text:style-name="T7">“Hello World!!!”</text:span></text:p>
              </text:list-item>
              <text:list-item>
                <text:p text:style-name="P12"><text:span text:style-name="T5">Here only </text:span><text:span text:style-name="T21">print</text:span><text:span text:style-name="T5"> is read by my compiler and it only prints whatever is present in double inverted commas.</text:span></text:p>
              </text:list-item>
            </text:list>
          </draw:text-box>
        </draw:frame>
        <draw:custom-shape draw:name="Rectangle 3" draw:style-name="gr1" draw:text-style-name="P5" draw:layer="layout" svg:width="33.866cm" svg:height="1.29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4" draw:style-name="gr2" draw:text-style-name="P6" draw:layer="layout" svg:width="0.683cm" svg:height="0.696cm" svg:x="0.359cm" svg:y="0.302cm">
          <text:p/>
          <draw:enhanced-geometry draw:mirror-horizontal="false" draw:mirror-vertical="false" svg:viewBox="0 0 0 0" draw:glue-points="?f4 0 ?f5 ?f8 0 ?f7 ?f5 ?f9 ?f4 ?f10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7" draw:style-name="gr3" draw:text-style-name="P7" draw:layer="layout" svg:width="0.683cm" svg:height="0.696cm" svg:x="1.401cm" svg:y="0.316cm">
          <text:p/>
          <draw:enhanced-geometry draw:mirror-horizontal="false" draw:mirror-vertical="false" svg:viewBox="0 0 0 0" draw:glue-points="?f4 0 ?f5 ?f8 0 ?f7 ?f5 ?f9 ?f4 ?f10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" draw:style-name="gr4" draw:text-style-name="P8" draw:layer="layout" svg:width="0.683cm" svg:height="0.696cm" svg:x="2.444cm" svg:y="0.302cm">
          <text:p/>
          <draw:enhanced-geometry draw:mirror-horizontal="false" draw:mirror-vertical="false" svg:viewBox="0 0 0 0" draw:glue-points="?f4 0 ?f5 ?f8 0 ?f7 ?f5 ?f9 ?f4 ?f10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5" draw:layer="layout" svg:width="18.624cm" svg:height="10.476cm" svg:x="1.482cm" svg:y="2.123cm" draw:page-number="21" presentation:class="page"/>
          <draw:frame presentation:style-name="pr6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Title_20_and_20_Content" presentation:presentation-page-layout-name="AL2T11">
        <office:forms form:automatic-focus="false" form:apply-design-mode="false"/>
        <draw:frame draw:name="Content Placeholder 6" presentation:style-name="pr11" draw:text-style-name="P28" draw:layer="layout" svg:width="29.209cm" svg:height="14.412cm" svg:x="2.328cm" svg:y="2.746cm" presentation:class="outline" presentation:user-transformed="true">
          <draw:text-box>
            <text:list text:style-name="L4">
              <text:list-item>
                <text:p text:style-name="P27"><text:span text:style-name="T18">Front End: Ive made a tokenizer for each print statement, there is no parse tree built since its just one function.</text:span></text:p>
              </text:list-item>
              <text:list-item>
                <text:p text:style-name="P27"><text:span text:style-name="T18">Then it generates ‘C’ code using the tokens.</text:span></text:p>
              </text:list-item>
              <text:list-item>
                <text:p text:style-name="P27"><text:span text:style-name="T18">There is no optimizer phase for my compiler.</text:span></text:p>
              </text:list-item>
              <text:list-item>
                <text:p text:style-name="P27"><text:span text:style-name="T18">It then compiler this code using gcc.</text:span></text:p>
              </text:list-item>
              <text:list-item>
                <text:p text:style-name="P27"><text:span text:style-name="T18">This is essentially a one pass compiler.</text:span></text:p>
              </text:list-item>
            </text:list>
          </draw:text-box>
        </draw:frame>
        <draw:custom-shape draw:name="Rectangle 3" draw:style-name="gr16" draw:text-style-name="P5" draw:layer="layout" svg:width="33.866cm" svg:height="1.29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4" draw:style-name="gr17" draw:text-style-name="P6" draw:layer="layout" svg:width="0.683cm" svg:height="0.696cm" svg:x="0.359cm" svg:y="0.302cm">
          <text:p/>
          <draw:enhanced-geometry draw:mirror-horizontal="false" draw:mirror-vertical="false" svg:viewBox="0 0 0 0" draw:glue-points="?f4 0 ?f5 ?f8 0 ?f7 ?f5 ?f9 ?f4 ?f10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7" draw:style-name="gr18" draw:text-style-name="P7" draw:layer="layout" svg:width="0.683cm" svg:height="0.696cm" svg:x="1.401cm" svg:y="0.316cm">
          <text:p/>
          <draw:enhanced-geometry draw:mirror-horizontal="false" draw:mirror-vertical="false" svg:viewBox="0 0 0 0" draw:glue-points="?f4 0 ?f5 ?f8 0 ?f7 ?f5 ?f9 ?f4 ?f10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8" draw:style-name="gr19" draw:text-style-name="P8" draw:layer="layout" svg:width="0.683cm" svg:height="0.696cm" svg:x="2.444cm" svg:y="0.302cm">
          <text:p/>
          <draw:enhanced-geometry draw:mirror-horizontal="false" draw:mirror-vertical="false" svg:viewBox="0 0 0 0" draw:glue-points="?f4 0 ?f5 ?f8 0 ?f7 ?f5 ?f9 ?f4 ?f10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3">
          <office:forms form:automatic-focus="false" form:apply-design-mode="false"/>
          <draw:page-thumbnail draw:style-name="gr5" draw:layer="layout" svg:width="18.624cm" svg:height="10.476cm" svg:x="1.482cm" svg:y="2.123cm" draw:page-number="22" presentation:class="page"/>
          <draw:frame presentation:style-name="pr6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dwaita Sans" svg:font-family="'Adwaita Sans'" style:font-family-generic="system" style:font-pitch="variable"/>
    <style:font-face style:name="Cascadia Code" svg:font-family="'Cascadia Code'" style:font-pitch="fixed"/>
    <style:font-face style:name="Cascadia Mono" svg:font-family="'Cascadia Mono'" style:font-family-generic="decorative" style:font-pitch="variable"/>
    <style:font-face style:name="Cascadia Mono1" svg:font-family="'Cascadia Mono'" style:font-family-generic="modern" style:font-pitch="fixed"/>
    <style:font-face style:name="Consolas" svg:font-family="Consolas"/>
    <style:font-face style:name="FreeSans" svg:font-family="FreeSans" style:font-family-generic="system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OCR A Extended" svg:font-family="'OCR A Extended'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msArrowOpenEnd_20_5_20_106" draw:display-name="msArrowOpenEnd 5 106" svg:viewBox="0 0 350 350" svg:d="M175 0l175 275-75 75-50-75v75h-100v-75l-50 75-75-75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FreeSerif" fo:font-size="24pt" fo:language="en" fo:country="US" style:font-name-asian="Adwaita Sans" style:font-size-asian="24pt" style:language-asian="zh" style:country-asian="CN" style:font-name-complex="Free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FreeSerif" fo:font-family="FreeSerif" style:font-family-generic="roman" style:font-pitch="variable" fo:font-size="18pt" fo:font-style="normal" fo:text-shadow="none" style:text-underline-style="none" fo:font-weight="normal" style:letter-kerning="true" style:font-name-asian="FreeSans" style:font-family-asian="FreeSans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solid" draw:fill-color="#24273a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FreeSerif" fo:font-family="FreeSerif" style:font-family-generic="roman" style:font-pitch="variable" fo:font-size="20pt" fo:font-style="normal" fo:text-shadow="none" style:text-underline-style="none" fo:font-weight="normal" style:letter-kerning="true" fo:background-color="transparent" style:font-name-asian="FreeSans" style:font-family-asian="FreeSans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 style:writing-mode="lr-tb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cad3f5" loext:opacity="100%" style:text-outline="false" style:text-line-through-style="none" style:text-line-through-type="none" style:text-position="0% 100%" style:font-name="Consolas" fo:font-family="Consolas" fo:font-size="28pt" fo:letter-spacing="normal" fo:language="en" fo:country="US" fo:font-style="normal" fo:text-shadow="none" style:text-underline-style="none" fo:font-weight="normal" style:letter-kerning="true" fo:background-color="transparent" style:font-name-asian="FreeSans" style:font-family-asian="FreeSans" style:font-family-generic-asian="system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light1" loext:color-type="theme"/>
      </style:text-properties>
    </style:style>
    <style:style style:name="Title_20_Slide-outline2" style:display-name="Title Slide-outline2" style:family="presentation" style:parent-style-name="Title_20_Slide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cad3f5" loext:opacity="100%" style:text-outline="false" style:text-line-through-style="none" style:text-line-through-type="none" style:text-position="0% 100%" style:font-name="Consolas" fo:font-family="Consola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light1" loext:color-type="theme"/>
      </style:text-properties>
    </style:style>
    <style:style style:name="Title_20_Slide-outline3" style:display-name="Title Slide-outline3" style:family="presentation" style:parent-style-name="Title_20_Slide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cad3f5" loext:opacity="100%" style:text-outline="false" style:text-line-through-style="none" style:text-line-through-type="none" style:text-position="0% 100%" style:font-name="Consolas" fo:font-family="Consola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light1" loext:color-type="theme"/>
      </style:text-properties>
    </style:style>
    <style:style style:name="Title_20_Slide-outline4" style:display-name="Title Slide-outline4" style:family="presentation" style:parent-style-name="Title_20_Slide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cad3f5" loext:opacity="100%" style:text-outline="false" style:text-line-through-style="none" style:text-line-through-type="none" style:text-position="0% 100%" style:font-name="Consolas" fo:font-family="Consola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light1" loext:color-type="theme"/>
      </style:text-properties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FreeSerif" fo:font-family="FreeSerif" style:font-family-generic="roman" style:font-pitch="variable" fo:font-size="32pt" fo:font-style="normal" fo:text-shadow="none" style:text-underline-style="none" fo:font-weight="normal" style:letter-kerning="true" fo:background-color="transparent" style:font-name-asian="FreeSans" style:font-family-asian="FreeSans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 style:writing-mode="lr-tb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cad3f5" loext:opacity="100%" style:text-outline="false" style:text-line-through-style="none" style:text-line-through-type="none" style:text-position="0% 100%" style:font-name="Consolas" fo:font-family="Consolas" fo:font-size="18pt" fo:letter-spacing="normal" fo:language="en" fo:country="US" fo:font-style="normal" fo:text-shadow="none" style:text-underline-style="none" fo:font-weight="normal" style:letter-kerning="true" fo:background-color="transparent" style:font-name-asian="FreeSans" style:font-family-asian="FreeSans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light1" loext:color-type="theme"/>
      </style:text-properties>
    </style:style>
    <style:style style:name="Title_20_and_20_Vertical_20_Text-background" style:display-name="Title and Vertical Text-background" style:family="presentation">
      <style:graphic-properties draw:stroke="none" draw:fill="solid" draw:fill-color="#24273a"/>
      <style:text-properties style:letter-kerning="true"/>
    </style:style>
    <style:style style:name="Title_20_and_20_Vertical_20_Text-backgroundobjects" style:display-name="Title and Vertical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Vertical_20_Text-notes" style:display-name="Title and Vertical Tex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FreeSerif" fo:font-family="FreeSerif" style:font-family-generic="roman" style:font-pitch="variable" fo:font-size="20pt" fo:font-style="normal" fo:text-shadow="none" style:text-underline-style="none" fo:font-weight="normal" style:letter-kerning="true" fo:background-color="transparent" style:font-name-asian="FreeSans" style:font-family-asian="FreeSans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Vertical_20_Text-outline1" style:display-name="Title and Vertical Text-outline1" style:family="presentation">
      <style:graphic-properties draw:stroke="none" draw:fill="none" draw:auto-grow-height="false" draw:fit-to-size="false" style:shrink-to-fit="true" style:writing-mode="lr-tb">
        <text:list-style style:name="Title_20_and_20_Vertical_20_Text-outline1" style:display-name="Title and Vertical 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cad3f5" loext:opacity="100%" style:text-outline="false" style:text-line-through-style="none" style:text-line-through-type="none" style:text-position="0% 100%" style:font-name="Consolas" fo:font-family="Consolas" fo:font-size="28pt" fo:letter-spacing="normal" fo:language="en" fo:country="US" fo:font-style="normal" fo:text-shadow="none" style:text-underline-style="none" fo:font-weight="normal" style:letter-kerning="true" fo:background-color="transparent" style:font-name-asian="FreeSans" style:font-family-asian="FreeSans" style:font-family-generic-asian="system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light1" loext:color-type="theme"/>
      </style:text-properties>
    </style:style>
    <style:style style:name="Title_20_and_20_Vertical_20_Text-outline2" style:display-name="Title and Vertical Text-outline2" style:family="presentation" style:parent-style-name="Title_20_and_20_Vertical_20_Text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cad3f5" loext:opacity="100%" style:text-outline="false" style:text-line-through-style="none" style:text-line-through-type="none" style:text-position="0% 100%" style:font-name="Consolas" fo:font-family="Consola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light1" loext:color-type="theme"/>
      </style:text-properties>
    </style:style>
    <style:style style:name="Title_20_and_20_Vertical_20_Text-outline3" style:display-name="Title and Vertical Text-outline3" style:family="presentation" style:parent-style-name="Title_20_and_20_Vertical_20_Text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cad3f5" loext:opacity="100%" style:text-outline="false" style:text-line-through-style="none" style:text-line-through-type="none" style:text-position="0% 100%" style:font-name="Consolas" fo:font-family="Consola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light1" loext:color-type="theme"/>
      </style:text-properties>
    </style:style>
    <style:style style:name="Title_20_and_20_Vertical_20_Text-outline4" style:display-name="Title and Vertical Text-outline4" style:family="presentation" style:parent-style-name="Title_20_and_20_Vertical_20_Text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cad3f5" loext:opacity="100%" style:text-outline="false" style:text-line-through-style="none" style:text-line-through-type="none" style:text-position="0% 100%" style:font-name="Consolas" fo:font-family="Consola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light1" loext:color-type="theme"/>
      </style:text-properties>
    </style:style>
    <style:style style:name="Title_20_and_20_Vertical_20_Text-outline5" style:display-name="Title and Vertical Text-outline5" style:family="presentation" style:parent-style-name="Title_20_and_20_Vertical_20_Text-outline4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6" style:display-name="Title and Vertical Text-outline6" style:family="presentation" style:parent-style-name="Title_20_and_20_Vertical_20_Text-outline5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7" style:display-name="Title and Vertical Text-outline7" style:family="presentation" style:parent-style-name="Title_20_and_20_Vertical_20_Text-outline6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8" style:display-name="Title and Vertical Text-outline8" style:family="presentation" style:parent-style-name="Title_20_and_20_Vertical_20_Text-outline7">
      <style:paragraph-properties fo:margin-top="0.1cm" fo:margin-bottom="0cm"/>
      <style:text-properties fo:font-size="20pt" style:font-size-asian="20pt" style:font-size-complex="20pt"/>
    </style:style>
    <style:style style:name="Title_20_and_20_Vertical_20_Text-outline9" style:display-name="Title and Vertical Text-outline9" style:family="presentation" style:parent-style-name="Title_20_and_20_Vertical_20_Text-outline8">
      <style:paragraph-properties fo:margin-top="0.1cm" fo:margin-bottom="0cm"/>
      <style:text-properties fo:font-size="20pt" style:font-size-asian="20pt" style:font-size-complex="20pt"/>
    </style:style>
    <style:style style:name="Title_20_and_20_Vertical_20_Text-subtitle" style:display-name="Title and Vertical Text-subtitle" style:family="presentation">
      <style:graphic-properties draw:stroke="none" draw:fill="none" draw:textarea-vertical-align="middle">
        <text:list-style style:name="Title_20_and_20_Vertical_20_Text-subtitle" style:display-name="Title and Vertical 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FreeSerif" fo:font-family="FreeSerif" style:font-family-generic="roman" style:font-pitch="variable" fo:font-size="32pt" fo:font-style="normal" fo:text-shadow="none" style:text-underline-style="none" fo:font-weight="normal" style:letter-kerning="true" fo:background-color="transparent" style:font-name-asian="FreeSans" style:font-family-asian="FreeSans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Vertical_20_Text-title" style:display-name="Title and Vertical Text-title" style:family="presentation">
      <style:graphic-properties draw:stroke="none" draw:fill="none" draw:textarea-vertical-align="middle" style:writing-mode="lr-tb">
        <text:list-style style:name="Title_20_and_20_Vertical_20_Text-title" style:display-name="Title and Vertical 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cad3f5" loext:opacity="100%" style:text-outline="false" style:text-line-through-style="none" style:text-line-through-type="none" style:text-position="0% 100%" style:font-name="Consolas" fo:font-family="Consolas" fo:font-size="18pt" fo:letter-spacing="normal" fo:language="en" fo:country="US" fo:font-style="normal" fo:text-shadow="none" style:text-underline-style="none" fo:font-weight="normal" style:letter-kerning="true" fo:background-color="transparent" style:font-name-asian="FreeSans" style:font-family-asian="FreeSans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light1" loext:color-type="theme"/>
      </style:text-properties>
    </style:style>
    <style:style style:name="Vertical_20_Title_20_and_20_Text-background" style:display-name="Vertical Title and Text-background" style:family="presentation">
      <style:graphic-properties draw:stroke="none" draw:fill="solid" draw:fill-color="#24273a"/>
      <style:text-properties style:letter-kerning="true"/>
    </style:style>
    <style:style style:name="Vertical_20_Title_20_and_20_Text-backgroundobjects" style:display-name="Vertical Title and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ertical_20_Title_20_and_20_Text-notes" style:display-name="Vertical Title and Tex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FreeSerif" fo:font-family="FreeSerif" style:font-family-generic="roman" style:font-pitch="variable" fo:font-size="20pt" fo:font-style="normal" fo:text-shadow="none" style:text-underline-style="none" fo:font-weight="normal" style:letter-kerning="true" fo:background-color="transparent" style:font-name-asian="FreeSans" style:font-family-asian="FreeSans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ertical_20_Title_20_and_20_Text-outline1" style:display-name="Vertical Title and Text-outline1" style:family="presentation">
      <style:graphic-properties draw:stroke="none" draw:fill="none" draw:auto-grow-height="false" draw:fit-to-size="false" style:shrink-to-fit="true" style:writing-mode="lr-tb">
        <text:list-style style:name="Vertical_20_Title_20_and_20_Text-outline1" style:display-name="Vertical Title and 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cad3f5" loext:opacity="100%" style:text-outline="false" style:text-line-through-style="none" style:text-line-through-type="none" style:text-position="0% 100%" style:font-name="Consolas" fo:font-family="Consolas" fo:font-size="28pt" fo:letter-spacing="normal" fo:language="en" fo:country="US" fo:font-style="normal" fo:text-shadow="none" style:text-underline-style="none" fo:font-weight="normal" style:letter-kerning="true" fo:background-color="transparent" style:font-name-asian="FreeSans" style:font-family-asian="FreeSans" style:font-family-generic-asian="system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light1" loext:color-type="theme"/>
      </style:text-properties>
    </style:style>
    <style:style style:name="Vertical_20_Title_20_and_20_Text-outline2" style:display-name="Vertical Title and Text-outline2" style:family="presentation" style:parent-style-name="Vertical_20_Title_20_and_20_Text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cad3f5" loext:opacity="100%" style:text-outline="false" style:text-line-through-style="none" style:text-line-through-type="none" style:text-position="0% 100%" style:font-name="Consolas" fo:font-family="Consola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light1" loext:color-type="theme"/>
      </style:text-properties>
    </style:style>
    <style:style style:name="Vertical_20_Title_20_and_20_Text-outline3" style:display-name="Vertical Title and Text-outline3" style:family="presentation" style:parent-style-name="Vertical_20_Title_20_and_20_Text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cad3f5" loext:opacity="100%" style:text-outline="false" style:text-line-through-style="none" style:text-line-through-type="none" style:text-position="0% 100%" style:font-name="Consolas" fo:font-family="Consola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light1" loext:color-type="theme"/>
      </style:text-properties>
    </style:style>
    <style:style style:name="Vertical_20_Title_20_and_20_Text-outline4" style:display-name="Vertical Title and Text-outline4" style:family="presentation" style:parent-style-name="Vertical_20_Title_20_and_20_Text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cad3f5" loext:opacity="100%" style:text-outline="false" style:text-line-through-style="none" style:text-line-through-type="none" style:text-position="0% 100%" style:font-name="Consolas" fo:font-family="Consola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light1" loext:color-type="theme"/>
      </style:text-properties>
    </style:style>
    <style:style style:name="Vertical_20_Title_20_and_20_Text-outline5" style:display-name="Vertical Title and Text-outline5" style:family="presentation" style:parent-style-name="Vertical_20_Title_20_and_20_Text-outline4">
      <style:paragraph-properties fo:margin-top="0.1cm" fo:margin-bottom="0cm"/>
      <style:text-properties fo:font-size="20pt" style:font-size-asian="20pt" style:font-size-complex="20pt"/>
    </style:style>
    <style:style style:name="Vertical_20_Title_20_and_20_Text-outline6" style:display-name="Vertical Title and Text-outline6" style:family="presentation" style:parent-style-name="Vertical_20_Title_20_and_20_Text-outline5">
      <style:paragraph-properties fo:margin-top="0.1cm" fo:margin-bottom="0cm"/>
      <style:text-properties fo:font-size="20pt" style:font-size-asian="20pt" style:font-size-complex="20pt"/>
    </style:style>
    <style:style style:name="Vertical_20_Title_20_and_20_Text-outline7" style:display-name="Vertical Title and Text-outline7" style:family="presentation" style:parent-style-name="Vertical_20_Title_20_and_20_Text-outline6">
      <style:paragraph-properties fo:margin-top="0.1cm" fo:margin-bottom="0cm"/>
      <style:text-properties fo:font-size="20pt" style:font-size-asian="20pt" style:font-size-complex="20pt"/>
    </style:style>
    <style:style style:name="Vertical_20_Title_20_and_20_Text-outline8" style:display-name="Vertical Title and Text-outline8" style:family="presentation" style:parent-style-name="Vertical_20_Title_20_and_20_Text-outline7">
      <style:paragraph-properties fo:margin-top="0.1cm" fo:margin-bottom="0cm"/>
      <style:text-properties fo:font-size="20pt" style:font-size-asian="20pt" style:font-size-complex="20pt"/>
    </style:style>
    <style:style style:name="Vertical_20_Title_20_and_20_Text-outline9" style:display-name="Vertical Title and Text-outline9" style:family="presentation" style:parent-style-name="Vertical_20_Title_20_and_20_Text-outline8">
      <style:paragraph-properties fo:margin-top="0.1cm" fo:margin-bottom="0cm"/>
      <style:text-properties fo:font-size="20pt" style:font-size-asian="20pt" style:font-size-complex="20pt"/>
    </style:style>
    <style:style style:name="Vertical_20_Title_20_and_20_Text-subtitle" style:display-name="Vertical Title and Text-subtitle" style:family="presentation">
      <style:graphic-properties draw:stroke="none" draw:fill="none" draw:textarea-vertical-align="middle">
        <text:list-style style:name="Vertical_20_Title_20_and_20_Text-subtitle" style:display-name="Vertical Title and 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FreeSerif" fo:font-family="FreeSerif" style:font-family-generic="roman" style:font-pitch="variable" fo:font-size="32pt" fo:font-style="normal" fo:text-shadow="none" style:text-underline-style="none" fo:font-weight="normal" style:letter-kerning="true" fo:background-color="transparent" style:font-name-asian="FreeSans" style:font-family-asian="FreeSans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ertical_20_Title_20_and_20_Text-title" style:display-name="Vertical Title and Text-title" style:family="presentation">
      <style:graphic-properties draw:stroke="none" draw:fill="none" draw:textarea-vertical-align="middle" style:writing-mode="lr-tb">
        <text:list-style style:name="Vertical_20_Title_20_and_20_Text-title" style:display-name="Vertical Title and 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cad3f5" loext:opacity="100%" style:text-outline="false" style:text-line-through-style="none" style:text-line-through-type="none" style:text-position="0% 100%" style:font-name="Consolas" fo:font-family="Consolas" fo:font-size="18pt" fo:letter-spacing="normal" fo:language="en" fo:country="US" fo:font-style="normal" fo:text-shadow="none" style:text-underline-style="none" fo:font-weight="normal" style:letter-kerning="true" fo:background-color="transparent" style:font-name-asian="FreeSans" style:font-family-asian="FreeSans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light1" loext:color-type="theme"/>
      </style:text-properties>
    </style:style>
    <style:style style:name="Title_20_and_20_Content-background" style:display-name="Title and Content-background" style:family="presentation">
      <style:graphic-properties draw:stroke="none" draw:fill="solid" draw:fill-color="#24273a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FreeSerif" fo:font-family="FreeSerif" style:font-family-generic="roman" style:font-pitch="variable" fo:font-size="20pt" fo:font-style="normal" fo:text-shadow="none" style:text-underline-style="none" fo:font-weight="normal" style:letter-kerning="true" fo:background-color="transparent" style:font-name-asian="FreeSans" style:font-family-asian="FreeSans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 style:writing-mode="lr-tb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cad3f5" loext:opacity="100%" style:text-outline="false" style:text-line-through-style="none" style:text-line-through-type="none" style:text-position="0% 100%" style:font-name="Consolas" fo:font-family="Consolas" fo:font-size="28pt" fo:letter-spacing="normal" fo:language="en" fo:country="US" fo:font-style="normal" fo:text-shadow="none" style:text-underline-style="none" fo:font-weight="normal" style:letter-kerning="true" fo:background-color="transparent" style:font-name-asian="FreeSans" style:font-family-asian="FreeSans" style:font-family-generic-asian="system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light1" loext:color-type="theme"/>
      </style:text-properties>
    </style:style>
    <style:style style:name="Title_20_and_20_Content-outline2" style:display-name="Title and Content-outline2" style:family="presentation" style:parent-style-name="Title_20_and_20_Content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cad3f5" loext:opacity="100%" style:text-outline="false" style:text-line-through-style="none" style:text-line-through-type="none" style:text-position="0% 100%" style:font-name="Consolas" fo:font-family="Consola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light1" loext:color-type="theme"/>
      </style:text-properties>
    </style:style>
    <style:style style:name="Title_20_and_20_Content-outline3" style:display-name="Title and Content-outline3" style:family="presentation" style:parent-style-name="Title_20_and_20_Content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cad3f5" loext:opacity="100%" style:text-outline="false" style:text-line-through-style="none" style:text-line-through-type="none" style:text-position="0% 100%" style:font-name="Consolas" fo:font-family="Consola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light1" loext:color-type="theme"/>
      </style:text-properties>
    </style:style>
    <style:style style:name="Title_20_and_20_Content-outline4" style:display-name="Title and Content-outline4" style:family="presentation" style:parent-style-name="Title_20_and_20_Content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cad3f5" loext:opacity="100%" style:text-outline="false" style:text-line-through-style="none" style:text-line-through-type="none" style:text-position="0% 100%" style:font-name="Consolas" fo:font-family="Consola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light1" loext:color-type="theme"/>
      </style:text-properties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FreeSerif" fo:font-family="FreeSerif" style:font-family-generic="roman" style:font-pitch="variable" fo:font-size="32pt" fo:font-style="normal" fo:text-shadow="none" style:text-underline-style="none" fo:font-weight="normal" style:letter-kerning="true" fo:background-color="transparent" style:font-name-asian="FreeSans" style:font-family-asian="FreeSans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 style:writing-mode="lr-tb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cad3f5" loext:opacity="100%" style:text-outline="false" style:text-line-through-style="none" style:text-line-through-type="none" style:text-position="0% 100%" style:font-name="Consolas" fo:font-family="Consolas" fo:font-size="18pt" fo:letter-spacing="normal" fo:language="en" fo:country="US" fo:font-style="normal" fo:text-shadow="none" style:text-underline-style="none" fo:font-weight="normal" style:letter-kerning="true" fo:background-color="transparent" style:font-name-asian="FreeSans" style:font-family-asian="FreeSans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light1" loext:color-type="theme"/>
      </style:text-properties>
    </style:style>
    <style:style style:name="Section_20_Header-background" style:display-name="Section Header-background" style:family="presentation">
      <style:graphic-properties draw:stroke="none" draw:fill="solid" draw:fill-color="#24273a"/>
      <style:text-properties style:letter-kerning="true"/>
    </style:style>
    <style:style style:name="Section_20_Header-backgroundobjects" style:display-name="Section 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20_Header-notes" style:display-name="Section Header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FreeSerif" fo:font-family="FreeSerif" style:font-family-generic="roman" style:font-pitch="variable" fo:font-size="20pt" fo:font-style="normal" fo:text-shadow="none" style:text-underline-style="none" fo:font-weight="normal" style:letter-kerning="true" fo:background-color="transparent" style:font-name-asian="FreeSans" style:font-family-asian="FreeSans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20_Header-outline1" style:display-name="Section Header-outline1" style:family="presentation">
      <style:graphic-properties draw:stroke="none" draw:fill="none" draw:auto-grow-height="false" draw:fit-to-size="false" style:shrink-to-fit="true" style:writing-mode="lr-tb">
        <text:list-style style:name="Section_20_Header-outline1" style:display-name="Section Header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cad3f5" loext:opacity="100%" style:text-outline="false" style:text-line-through-style="none" style:text-line-through-type="none" style:text-position="0% 100%" style:font-name="Consolas" fo:font-family="Consolas" fo:font-size="28pt" fo:letter-spacing="normal" fo:language="en" fo:country="US" fo:font-style="normal" fo:text-shadow="none" style:text-underline-style="none" fo:font-weight="normal" style:letter-kerning="true" fo:background-color="transparent" style:font-name-asian="FreeSans" style:font-family-asian="FreeSans" style:font-family-generic-asian="system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light1" loext:color-type="theme"/>
      </style:text-properties>
    </style:style>
    <style:style style:name="Section_20_Header-outline2" style:display-name="Section Header-outline2" style:family="presentation" style:parent-style-name="Section_20_Header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cad3f5" loext:opacity="100%" style:text-outline="false" style:text-line-through-style="none" style:text-line-through-type="none" style:text-position="0% 100%" style:font-name="Consolas" fo:font-family="Consola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light1" loext:color-type="theme"/>
      </style:text-properties>
    </style:style>
    <style:style style:name="Section_20_Header-outline3" style:display-name="Section Header-outline3" style:family="presentation" style:parent-style-name="Section_20_Header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cad3f5" loext:opacity="100%" style:text-outline="false" style:text-line-through-style="none" style:text-line-through-type="none" style:text-position="0% 100%" style:font-name="Consolas" fo:font-family="Consola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light1" loext:color-type="theme"/>
      </style:text-properties>
    </style:style>
    <style:style style:name="Section_20_Header-outline4" style:display-name="Section Header-outline4" style:family="presentation" style:parent-style-name="Section_20_Header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cad3f5" loext:opacity="100%" style:text-outline="false" style:text-line-through-style="none" style:text-line-through-type="none" style:text-position="0% 100%" style:font-name="Consolas" fo:font-family="Consola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light1" loext:color-type="theme"/>
      </style:text-properties>
    </style:style>
    <style:style style:name="Section_20_Header-outline5" style:display-name="Section Header-outline5" style:family="presentation" style:parent-style-name="Section_20_Header-outline4">
      <style:paragraph-properties fo:margin-top="0.1cm" fo:margin-bottom="0cm"/>
      <style:text-properties fo:font-size="20pt" style:font-size-asian="20pt" style:font-size-complex="20pt"/>
    </style:style>
    <style:style style:name="Section_20_Header-outline6" style:display-name="Section Header-outline6" style:family="presentation" style:parent-style-name="Section_20_Header-outline5">
      <style:paragraph-properties fo:margin-top="0.1cm" fo:margin-bottom="0cm"/>
      <style:text-properties fo:font-size="20pt" style:font-size-asian="20pt" style:font-size-complex="20pt"/>
    </style:style>
    <style:style style:name="Section_20_Header-outline7" style:display-name="Section Header-outline7" style:family="presentation" style:parent-style-name="Section_20_Header-outline6">
      <style:paragraph-properties fo:margin-top="0.1cm" fo:margin-bottom="0cm"/>
      <style:text-properties fo:font-size="20pt" style:font-size-asian="20pt" style:font-size-complex="20pt"/>
    </style:style>
    <style:style style:name="Section_20_Header-outline8" style:display-name="Section Header-outline8" style:family="presentation" style:parent-style-name="Section_20_Header-outline7">
      <style:paragraph-properties fo:margin-top="0.1cm" fo:margin-bottom="0cm"/>
      <style:text-properties fo:font-size="20pt" style:font-size-asian="20pt" style:font-size-complex="20pt"/>
    </style:style>
    <style:style style:name="Section_20_Header-outline9" style:display-name="Section Header-outline9" style:family="presentation" style:parent-style-name="Section_20_Header-outline8">
      <style:paragraph-properties fo:margin-top="0.1cm" fo:margin-bottom="0cm"/>
      <style:text-properties fo:font-size="20pt" style:font-size-asian="20pt" style:font-size-complex="20pt"/>
    </style:style>
    <style:style style:name="Section_20_Header-subtitle" style:display-name="Section Header-subtitle" style:family="presentation">
      <style:graphic-properties draw:stroke="none" draw:fill="none" draw:textarea-vertical-align="middle">
        <text:list-style style:name="Section_20_Header-subtitle" style:display-name="Section Header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FreeSerif" fo:font-family="FreeSerif" style:font-family-generic="roman" style:font-pitch="variable" fo:font-size="32pt" fo:font-style="normal" fo:text-shadow="none" style:text-underline-style="none" fo:font-weight="normal" style:letter-kerning="true" fo:background-color="transparent" style:font-name-asian="FreeSans" style:font-family-asian="FreeSans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20_Header-title" style:display-name="Section Header-title" style:family="presentation">
      <style:graphic-properties draw:stroke="none" draw:fill="none" draw:textarea-vertical-align="middle" style:writing-mode="lr-tb">
        <text:list-style style:name="Section_20_Header-title" style:display-name="Section Header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cad3f5" loext:opacity="100%" style:text-outline="false" style:text-line-through-style="none" style:text-line-through-type="none" style:text-position="0% 100%" style:font-name="Consolas" fo:font-family="Consolas" fo:font-size="18pt" fo:letter-spacing="normal" fo:language="en" fo:country="US" fo:font-style="normal" fo:text-shadow="none" style:text-underline-style="none" fo:font-weight="normal" style:letter-kerning="true" fo:background-color="transparent" style:font-name-asian="FreeSans" style:font-family-asian="FreeSans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light1" loext:color-type="theme"/>
      </style:text-properties>
    </style:style>
    <style:style style:name="Two_20_Content-background" style:display-name="Two Content-background" style:family="presentation">
      <style:graphic-properties draw:stroke="none" draw:fill="solid" draw:fill-color="#24273a"/>
      <style:text-properties style:letter-kerning="true"/>
    </style:style>
    <style:style style:name="Two_20_Content-backgroundobjects" style:display-name="Two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ntent-notes" style:display-name="Two Conten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FreeSerif" fo:font-family="FreeSerif" style:font-family-generic="roman" style:font-pitch="variable" fo:font-size="20pt" fo:font-style="normal" fo:text-shadow="none" style:text-underline-style="none" fo:font-weight="normal" style:letter-kerning="true" fo:background-color="transparent" style:font-name-asian="FreeSans" style:font-family-asian="FreeSans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ntent-outline1" style:display-name="Two Content-outline1" style:family="presentation">
      <style:graphic-properties draw:stroke="none" draw:fill="none" draw:auto-grow-height="false" draw:fit-to-size="false" style:shrink-to-fit="true" style:writing-mode="lr-tb">
        <text:list-style style:name="Two_20_Content-outline1" style:display-name="Two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cad3f5" loext:opacity="100%" style:text-outline="false" style:text-line-through-style="none" style:text-line-through-type="none" style:text-position="0% 100%" style:font-name="Consolas" fo:font-family="Consolas" fo:font-size="28pt" fo:letter-spacing="normal" fo:language="en" fo:country="US" fo:font-style="normal" fo:text-shadow="none" style:text-underline-style="none" fo:font-weight="normal" style:letter-kerning="true" fo:background-color="transparent" style:font-name-asian="FreeSans" style:font-family-asian="FreeSans" style:font-family-generic-asian="system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light1" loext:color-type="theme"/>
      </style:text-properties>
    </style:style>
    <style:style style:name="Two_20_Content-outline2" style:display-name="Two Content-outline2" style:family="presentation" style:parent-style-name="Two_20_Content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cad3f5" loext:opacity="100%" style:text-outline="false" style:text-line-through-style="none" style:text-line-through-type="none" style:text-position="0% 100%" style:font-name="Consolas" fo:font-family="Consola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light1" loext:color-type="theme"/>
      </style:text-properties>
    </style:style>
    <style:style style:name="Two_20_Content-outline3" style:display-name="Two Content-outline3" style:family="presentation" style:parent-style-name="Two_20_Content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cad3f5" loext:opacity="100%" style:text-outline="false" style:text-line-through-style="none" style:text-line-through-type="none" style:text-position="0% 100%" style:font-name="Consolas" fo:font-family="Consola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light1" loext:color-type="theme"/>
      </style:text-properties>
    </style:style>
    <style:style style:name="Two_20_Content-outline4" style:display-name="Two Content-outline4" style:family="presentation" style:parent-style-name="Two_20_Content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cad3f5" loext:opacity="100%" style:text-outline="false" style:text-line-through-style="none" style:text-line-through-type="none" style:text-position="0% 100%" style:font-name="Consolas" fo:font-family="Consola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light1" loext:color-type="theme"/>
      </style:text-properties>
    </style:style>
    <style:style style:name="Two_20_Content-outline5" style:display-name="Two Content-outline5" style:family="presentation" style:parent-style-name="Two_20_Content-outline4">
      <style:paragraph-properties fo:margin-top="0.1cm" fo:margin-bottom="0cm"/>
      <style:text-properties fo:font-size="20pt" style:font-size-asian="20pt" style:font-size-complex="20pt"/>
    </style:style>
    <style:style style:name="Two_20_Content-outline6" style:display-name="Two Content-outline6" style:family="presentation" style:parent-style-name="Two_20_Content-outline5">
      <style:paragraph-properties fo:margin-top="0.1cm" fo:margin-bottom="0cm"/>
      <style:text-properties fo:font-size="20pt" style:font-size-asian="20pt" style:font-size-complex="20pt"/>
    </style:style>
    <style:style style:name="Two_20_Content-outline7" style:display-name="Two Content-outline7" style:family="presentation" style:parent-style-name="Two_20_Content-outline6">
      <style:paragraph-properties fo:margin-top="0.1cm" fo:margin-bottom="0cm"/>
      <style:text-properties fo:font-size="20pt" style:font-size-asian="20pt" style:font-size-complex="20pt"/>
    </style:style>
    <style:style style:name="Two_20_Content-outline8" style:display-name="Two Content-outline8" style:family="presentation" style:parent-style-name="Two_20_Content-outline7">
      <style:paragraph-properties fo:margin-top="0.1cm" fo:margin-bottom="0cm"/>
      <style:text-properties fo:font-size="20pt" style:font-size-asian="20pt" style:font-size-complex="20pt"/>
    </style:style>
    <style:style style:name="Two_20_Content-outline9" style:display-name="Two Content-outline9" style:family="presentation" style:parent-style-name="Two_20_Content-outline8">
      <style:paragraph-properties fo:margin-top="0.1cm" fo:margin-bottom="0cm"/>
      <style:text-properties fo:font-size="20pt" style:font-size-asian="20pt" style:font-size-complex="20pt"/>
    </style:style>
    <style:style style:name="Two_20_Content-subtitle" style:display-name="Two Content-subtitle" style:family="presentation">
      <style:graphic-properties draw:stroke="none" draw:fill="none" draw:textarea-vertical-align="middle">
        <text:list-style style:name="Two_20_Content-subtitle" style:display-name="Two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FreeSerif" fo:font-family="FreeSerif" style:font-family-generic="roman" style:font-pitch="variable" fo:font-size="32pt" fo:font-style="normal" fo:text-shadow="none" style:text-underline-style="none" fo:font-weight="normal" style:letter-kerning="true" fo:background-color="transparent" style:font-name-asian="FreeSans" style:font-family-asian="FreeSans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ntent-title" style:display-name="Two Content-title" style:family="presentation">
      <style:graphic-properties draw:stroke="none" draw:fill="none" draw:textarea-vertical-align="middle" style:writing-mode="lr-tb">
        <text:list-style style:name="Two_20_Content-title" style:display-name="Two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cad3f5" loext:opacity="100%" style:text-outline="false" style:text-line-through-style="none" style:text-line-through-type="none" style:text-position="0% 100%" style:font-name="Consolas" fo:font-family="Consolas" fo:font-size="18pt" fo:letter-spacing="normal" fo:language="en" fo:country="US" fo:font-style="normal" fo:text-shadow="none" style:text-underline-style="none" fo:font-weight="normal" style:letter-kerning="true" fo:background-color="transparent" style:font-name-asian="FreeSans" style:font-family-asian="FreeSans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light1" loext:color-type="theme"/>
      </style:text-properties>
    </style:style>
    <style:style style:name="Comparison-background" style:family="presentation">
      <style:graphic-properties draw:stroke="none" draw:fill="solid" draw:fill-color="#24273a"/>
      <style:text-properties style:letter-kerning="true"/>
    </style:style>
    <style:style style:name="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mparison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FreeSerif" fo:font-family="FreeSerif" style:font-family-generic="roman" style:font-pitch="variable" fo:font-size="20pt" fo:font-style="normal" fo:text-shadow="none" style:text-underline-style="none" fo:font-weight="normal" style:letter-kerning="true" fo:background-color="transparent" style:font-name-asian="FreeSans" style:font-family-asian="FreeSans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mparison-outline1" style:family="presentation">
      <style:graphic-properties draw:stroke="none" draw:fill="none" draw:auto-grow-height="false" draw:fit-to-size="false" style:shrink-to-fit="true" style:writing-mode="lr-tb">
        <text:list-style style:name="Comparis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cad3f5" loext:opacity="100%" style:text-outline="false" style:text-line-through-style="none" style:text-line-through-type="none" style:text-position="0% 100%" style:font-name="Consolas" fo:font-family="Consolas" fo:font-size="28pt" fo:letter-spacing="normal" fo:language="en" fo:country="US" fo:font-style="normal" fo:text-shadow="none" style:text-underline-style="none" fo:font-weight="normal" style:letter-kerning="true" fo:background-color="transparent" style:font-name-asian="FreeSans" style:font-family-asian="FreeSans" style:font-family-generic-asian="system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light1" loext:color-type="theme"/>
      </style:text-properties>
    </style:style>
    <style:style style:name="Comparison-outline2" style:family="presentation" style:parent-style-name="Comparison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cad3f5" loext:opacity="100%" style:text-outline="false" style:text-line-through-style="none" style:text-line-through-type="none" style:text-position="0% 100%" style:font-name="Consolas" fo:font-family="Consola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light1" loext:color-type="theme"/>
      </style:text-properties>
    </style:style>
    <style:style style:name="Comparison-outline3" style:family="presentation" style:parent-style-name="Comparison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cad3f5" loext:opacity="100%" style:text-outline="false" style:text-line-through-style="none" style:text-line-through-type="none" style:text-position="0% 100%" style:font-name="Consolas" fo:font-family="Consola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light1" loext:color-type="theme"/>
      </style:text-properties>
    </style:style>
    <style:style style:name="Comparison-outline4" style:family="presentation" style:parent-style-name="Comparison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cad3f5" loext:opacity="100%" style:text-outline="false" style:text-line-through-style="none" style:text-line-through-type="none" style:text-position="0% 100%" style:font-name="Consolas" fo:font-family="Consola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light1" loext:color-type="theme"/>
      </style:text-properties>
    </style:style>
    <style:style style:name="Comparison-outline5" style:family="presentation" style:parent-style-name="Comparison-outline4">
      <style:paragraph-properties fo:margin-top="0.1cm" fo:margin-bottom="0cm"/>
      <style:text-properties fo:font-size="20pt" style:font-size-asian="20pt" style:font-size-complex="20pt"/>
    </style:style>
    <style:style style:name="Comparison-outline6" style:family="presentation" style:parent-style-name="Comparison-outline5">
      <style:paragraph-properties fo:margin-top="0.1cm" fo:margin-bottom="0cm"/>
      <style:text-properties fo:font-size="20pt" style:font-size-asian="20pt" style:font-size-complex="20pt"/>
    </style:style>
    <style:style style:name="Comparison-outline7" style:family="presentation" style:parent-style-name="Comparison-outline6">
      <style:paragraph-properties fo:margin-top="0.1cm" fo:margin-bottom="0cm"/>
      <style:text-properties fo:font-size="20pt" style:font-size-asian="20pt" style:font-size-complex="20pt"/>
    </style:style>
    <style:style style:name="Comparison-outline8" style:family="presentation" style:parent-style-name="Comparison-outline7">
      <style:paragraph-properties fo:margin-top="0.1cm" fo:margin-bottom="0cm"/>
      <style:text-properties fo:font-size="20pt" style:font-size-asian="20pt" style:font-size-complex="20pt"/>
    </style:style>
    <style:style style:name="Comparison-outline9" style:family="presentation" style:parent-style-name="Comparison-outline8">
      <style:paragraph-properties fo:margin-top="0.1cm" fo:margin-bottom="0cm"/>
      <style:text-properties fo:font-size="20pt" style:font-size-asian="20pt" style:font-size-complex="20pt"/>
    </style:style>
    <style:style style:name="Comparison-subtitle" style:family="presentation">
      <style:graphic-properties draw:stroke="none" draw:fill="none" draw:textarea-vertical-align="middle">
        <text:list-style style:name="Comparis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FreeSerif" fo:font-family="FreeSerif" style:font-family-generic="roman" style:font-pitch="variable" fo:font-size="32pt" fo:font-style="normal" fo:text-shadow="none" style:text-underline-style="none" fo:font-weight="normal" style:letter-kerning="true" fo:background-color="transparent" style:font-name-asian="FreeSans" style:font-family-asian="FreeSans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mparison-title" style:family="presentation">
      <style:graphic-properties draw:stroke="none" draw:fill="none" draw:textarea-vertical-align="middle" style:writing-mode="lr-tb">
        <text:list-style style:name="Comparis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cad3f5" loext:opacity="100%" style:text-outline="false" style:text-line-through-style="none" style:text-line-through-type="none" style:text-position="0% 100%" style:font-name="Consolas" fo:font-family="Consolas" fo:font-size="18pt" fo:letter-spacing="normal" fo:language="en" fo:country="US" fo:font-style="normal" fo:text-shadow="none" style:text-underline-style="none" fo:font-weight="normal" style:letter-kerning="true" fo:background-color="transparent" style:font-name-asian="FreeSans" style:font-family-asian="FreeSans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light1" loext:color-type="theme"/>
      </style:text-properties>
    </style:style>
    <style:style style:name="Title_20_Only-background" style:display-name="Title Only-background" style:family="presentation">
      <style:graphic-properties draw:stroke="none" draw:fill="solid" draw:fill-color="#24273a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FreeSerif" fo:font-family="FreeSerif" style:font-family-generic="roman" style:font-pitch="variable" fo:font-size="20pt" fo:font-style="normal" fo:text-shadow="none" style:text-underline-style="none" fo:font-weight="normal" style:letter-kerning="true" fo:background-color="transparent" style:font-name-asian="FreeSans" style:font-family-asian="FreeSans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false" style:shrink-to-fit="true" style:writing-mode="lr-tb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cad3f5" loext:opacity="100%" style:text-outline="false" style:text-line-through-style="none" style:text-line-through-type="none" style:text-position="0% 100%" style:font-name="Consolas" fo:font-family="Consolas" fo:font-size="28pt" fo:letter-spacing="normal" fo:language="en" fo:country="US" fo:font-style="normal" fo:text-shadow="none" style:text-underline-style="none" fo:font-weight="normal" style:letter-kerning="true" fo:background-color="transparent" style:font-name-asian="FreeSans" style:font-family-asian="FreeSans" style:font-family-generic-asian="system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light1" loext:color-type="theme"/>
      </style:text-properties>
    </style:style>
    <style:style style:name="Title_20_Only-outline2" style:display-name="Title Only-outline2" style:family="presentation" style:parent-style-name="Title_20_Only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cad3f5" loext:opacity="100%" style:text-outline="false" style:text-line-through-style="none" style:text-line-through-type="none" style:text-position="0% 100%" style:font-name="Consolas" fo:font-family="Consola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light1" loext:color-type="theme"/>
      </style:text-properties>
    </style:style>
    <style:style style:name="Title_20_Only-outline3" style:display-name="Title Only-outline3" style:family="presentation" style:parent-style-name="Title_20_Only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cad3f5" loext:opacity="100%" style:text-outline="false" style:text-line-through-style="none" style:text-line-through-type="none" style:text-position="0% 100%" style:font-name="Consolas" fo:font-family="Consola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light1" loext:color-type="theme"/>
      </style:text-properties>
    </style:style>
    <style:style style:name="Title_20_Only-outline4" style:display-name="Title Only-outline4" style:family="presentation" style:parent-style-name="Title_20_Only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cad3f5" loext:opacity="100%" style:text-outline="false" style:text-line-through-style="none" style:text-line-through-type="none" style:text-position="0% 100%" style:font-name="Consolas" fo:font-family="Consola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light1" loext:color-type="theme"/>
      </style:text-properties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FreeSerif" fo:font-family="FreeSerif" style:font-family-generic="roman" style:font-pitch="variable" fo:font-size="32pt" fo:font-style="normal" fo:text-shadow="none" style:text-underline-style="none" fo:font-weight="normal" style:letter-kerning="true" fo:background-color="transparent" style:font-name-asian="FreeSans" style:font-family-asian="FreeSans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 style:writing-mode="lr-tb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cad3f5" loext:opacity="100%" style:text-outline="false" style:text-line-through-style="none" style:text-line-through-type="none" style:text-position="0% 100%" style:font-name="Consolas" fo:font-family="Consolas" fo:font-size="18pt" fo:letter-spacing="normal" fo:language="en" fo:country="US" fo:font-style="normal" fo:text-shadow="none" style:text-underline-style="none" fo:font-weight="normal" style:letter-kerning="true" fo:background-color="transparent" style:font-name-asian="FreeSans" style:font-family-asian="FreeSans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light1" loext:color-type="theme"/>
      </style:text-properties>
    </style:style>
    <style:style style:name="Blank-background" style:family="presentation">
      <style:graphic-properties draw:stroke="none" draw:fill="solid" draw:fill-color="#24273a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FreeSerif" fo:font-family="FreeSerif" style:font-family-generic="roman" style:font-pitch="variable" fo:font-size="20pt" fo:font-style="normal" fo:text-shadow="none" style:text-underline-style="none" fo:font-weight="normal" style:letter-kerning="true" fo:background-color="transparent" style:font-name-asian="FreeSans" style:font-family-asian="FreeSans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 style:writing-mode="lr-tb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cad3f5" loext:opacity="100%" style:text-outline="false" style:text-line-through-style="none" style:text-line-through-type="none" style:text-position="0% 100%" style:font-name="Consolas" fo:font-family="Consolas" fo:font-size="28pt" fo:letter-spacing="normal" fo:language="en" fo:country="US" fo:font-style="normal" fo:text-shadow="none" style:text-underline-style="none" fo:font-weight="normal" style:letter-kerning="true" fo:background-color="transparent" style:font-name-asian="FreeSans" style:font-family-asian="FreeSans" style:font-family-generic-asian="system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light1" loext:color-type="theme"/>
      </style:text-properties>
    </style:style>
    <style:style style:name="Blank-outline2" style:family="presentation" style:parent-style-name="Blank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cad3f5" loext:opacity="100%" style:text-outline="false" style:text-line-through-style="none" style:text-line-through-type="none" style:text-position="0% 100%" style:font-name="Consolas" fo:font-family="Consola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light1" loext:color-type="theme"/>
      </style:text-properties>
    </style:style>
    <style:style style:name="Blank-outline3" style:family="presentation" style:parent-style-name="Blank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cad3f5" loext:opacity="100%" style:text-outline="false" style:text-line-through-style="none" style:text-line-through-type="none" style:text-position="0% 100%" style:font-name="Consolas" fo:font-family="Consola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light1" loext:color-type="theme"/>
      </style:text-properties>
    </style:style>
    <style:style style:name="Blank-outline4" style:family="presentation" style:parent-style-name="Blank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cad3f5" loext:opacity="100%" style:text-outline="false" style:text-line-through-style="none" style:text-line-through-type="none" style:text-position="0% 100%" style:font-name="Consolas" fo:font-family="Consola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light1" loext:color-type="theme"/>
      </style:text-properties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FreeSerif" fo:font-family="FreeSerif" style:font-family-generic="roman" style:font-pitch="variable" fo:font-size="32pt" fo:font-style="normal" fo:text-shadow="none" style:text-underline-style="none" fo:font-weight="normal" style:letter-kerning="true" fo:background-color="transparent" style:font-name-asian="FreeSans" style:font-family-asian="FreeSans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 style:writing-mode="lr-tb">
        <text:list-style style:name="Blank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cad3f5" loext:opacity="100%" style:text-outline="false" style:text-line-through-style="none" style:text-line-through-type="none" style:text-position="0% 100%" style:font-name="Consolas" fo:font-family="Consolas" fo:font-size="18pt" fo:letter-spacing="normal" fo:language="en" fo:country="US" fo:font-style="normal" fo:text-shadow="none" style:text-underline-style="none" fo:font-weight="normal" style:letter-kerning="true" fo:background-color="transparent" style:font-name-asian="FreeSans" style:font-family-asian="FreeSans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light1" loext:color-type="theme"/>
      </style:text-properties>
    </style:style>
    <style:style style:name="Content_20_with_20_Caption-background" style:display-name="Content with Caption-background" style:family="presentation">
      <style:graphic-properties draw:stroke="none" draw:fill="solid" draw:fill-color="#24273a"/>
      <style:text-properties style:letter-kerning="true"/>
    </style:style>
    <style:style style:name="Content_20_with_20_Caption-backgroundobjects" style:display-name="Content with 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ntent_20_with_20_Caption-notes" style:display-name="Content with Caption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FreeSerif" fo:font-family="FreeSerif" style:font-family-generic="roman" style:font-pitch="variable" fo:font-size="20pt" fo:font-style="normal" fo:text-shadow="none" style:text-underline-style="none" fo:font-weight="normal" style:letter-kerning="true" fo:background-color="transparent" style:font-name-asian="FreeSans" style:font-family-asian="FreeSans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ntent_20_with_20_Caption-outline1" style:display-name="Content with Caption-outline1" style:family="presentation">
      <style:graphic-properties draw:stroke="none" draw:fill="none" draw:auto-grow-height="false" draw:fit-to-size="false" style:shrink-to-fit="true" style:writing-mode="lr-tb">
        <text:list-style style:name="Content_20_with_20_Caption-outline1" style:display-name="Content with Capti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cad3f5" loext:opacity="100%" style:text-outline="false" style:text-line-through-style="none" style:text-line-through-type="none" style:text-position="0% 100%" style:font-name="Consolas" fo:font-family="Consolas" fo:font-size="28pt" fo:letter-spacing="normal" fo:language="en" fo:country="US" fo:font-style="normal" fo:text-shadow="none" style:text-underline-style="none" fo:font-weight="normal" style:letter-kerning="true" fo:background-color="transparent" style:font-name-asian="FreeSans" style:font-family-asian="FreeSans" style:font-family-generic-asian="system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light1" loext:color-type="theme"/>
      </style:text-properties>
    </style:style>
    <style:style style:name="Content_20_with_20_Caption-outline2" style:display-name="Content with Caption-outline2" style:family="presentation" style:parent-style-name="Content_20_with_20_Caption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cad3f5" loext:opacity="100%" style:text-outline="false" style:text-line-through-style="none" style:text-line-through-type="none" style:text-position="0% 100%" style:font-name="Consolas" fo:font-family="Consola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light1" loext:color-type="theme"/>
      </style:text-properties>
    </style:style>
    <style:style style:name="Content_20_with_20_Caption-outline3" style:display-name="Content with Caption-outline3" style:family="presentation" style:parent-style-name="Content_20_with_20_Caption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cad3f5" loext:opacity="100%" style:text-outline="false" style:text-line-through-style="none" style:text-line-through-type="none" style:text-position="0% 100%" style:font-name="Consolas" fo:font-family="Consola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light1" loext:color-type="theme"/>
      </style:text-properties>
    </style:style>
    <style:style style:name="Content_20_with_20_Caption-outline4" style:display-name="Content with Caption-outline4" style:family="presentation" style:parent-style-name="Content_20_with_20_Caption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cad3f5" loext:opacity="100%" style:text-outline="false" style:text-line-through-style="none" style:text-line-through-type="none" style:text-position="0% 100%" style:font-name="Consolas" fo:font-family="Consola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light1" loext:color-type="theme"/>
      </style:text-properties>
    </style:style>
    <style:style style:name="Content_20_with_20_Caption-outline5" style:display-name="Content with Caption-outline5" style:family="presentation" style:parent-style-name="Content_20_with_20_Caption-outline4">
      <style:paragraph-properties fo:margin-top="0.1cm" fo:margin-bottom="0cm"/>
      <style:text-properties fo:font-size="20pt" style:font-size-asian="20pt" style:font-size-complex="20pt"/>
    </style:style>
    <style:style style:name="Content_20_with_20_Caption-outline6" style:display-name="Content with Caption-outline6" style:family="presentation" style:parent-style-name="Content_20_with_20_Caption-outline5">
      <style:paragraph-properties fo:margin-top="0.1cm" fo:margin-bottom="0cm"/>
      <style:text-properties fo:font-size="20pt" style:font-size-asian="20pt" style:font-size-complex="20pt"/>
    </style:style>
    <style:style style:name="Content_20_with_20_Caption-outline7" style:display-name="Content with Caption-outline7" style:family="presentation" style:parent-style-name="Content_20_with_20_Caption-outline6">
      <style:paragraph-properties fo:margin-top="0.1cm" fo:margin-bottom="0cm"/>
      <style:text-properties fo:font-size="20pt" style:font-size-asian="20pt" style:font-size-complex="20pt"/>
    </style:style>
    <style:style style:name="Content_20_with_20_Caption-outline8" style:display-name="Content with Caption-outline8" style:family="presentation" style:parent-style-name="Content_20_with_20_Caption-outline7">
      <style:paragraph-properties fo:margin-top="0.1cm" fo:margin-bottom="0cm"/>
      <style:text-properties fo:font-size="20pt" style:font-size-asian="20pt" style:font-size-complex="20pt"/>
    </style:style>
    <style:style style:name="Content_20_with_20_Caption-outline9" style:display-name="Content with Caption-outline9" style:family="presentation" style:parent-style-name="Content_20_with_20_Caption-outline8">
      <style:paragraph-properties fo:margin-top="0.1cm" fo:margin-bottom="0cm"/>
      <style:text-properties fo:font-size="20pt" style:font-size-asian="20pt" style:font-size-complex="20pt"/>
    </style:style>
    <style:style style:name="Content_20_with_20_Caption-subtitle" style:display-name="Content with Caption-subtitle" style:family="presentation">
      <style:graphic-properties draw:stroke="none" draw:fill="none" draw:textarea-vertical-align="middle">
        <text:list-style style:name="Content_20_with_20_Caption-subtitle" style:display-name="Content with Capti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FreeSerif" fo:font-family="FreeSerif" style:font-family-generic="roman" style:font-pitch="variable" fo:font-size="32pt" fo:font-style="normal" fo:text-shadow="none" style:text-underline-style="none" fo:font-weight="normal" style:letter-kerning="true" fo:background-color="transparent" style:font-name-asian="FreeSans" style:font-family-asian="FreeSans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_20_with_20_Caption-title" style:display-name="Content with Caption-title" style:family="presentation">
      <style:graphic-properties draw:stroke="none" draw:fill="none" draw:textarea-vertical-align="middle" style:writing-mode="lr-tb">
        <text:list-style style:name="Content_20_with_20_Caption-title" style:display-name="Content with Capti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cad3f5" loext:opacity="100%" style:text-outline="false" style:text-line-through-style="none" style:text-line-through-type="none" style:text-position="0% 100%" style:font-name="Consolas" fo:font-family="Consolas" fo:font-size="18pt" fo:letter-spacing="normal" fo:language="en" fo:country="US" fo:font-style="normal" fo:text-shadow="none" style:text-underline-style="none" fo:font-weight="normal" style:letter-kerning="true" fo:background-color="transparent" style:font-name-asian="FreeSans" style:font-family-asian="FreeSans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light1" loext:color-type="theme"/>
      </style:text-properties>
    </style:style>
    <style:style style:name="Picture_20_with_20_Caption-background" style:display-name="Picture with Caption-background" style:family="presentation">
      <style:graphic-properties draw:stroke="none" draw:fill="solid" draw:fill-color="#24273a"/>
      <style:text-properties style:letter-kerning="true"/>
    </style:style>
    <style:style style:name="Picture_20_with_20_Caption-backgroundobjects" style:display-name="Picture with 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icture_20_with_20_Caption-notes" style:display-name="Picture with Caption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FreeSerif" fo:font-family="FreeSerif" style:font-family-generic="roman" style:font-pitch="variable" fo:font-size="20pt" fo:font-style="normal" fo:text-shadow="none" style:text-underline-style="none" fo:font-weight="normal" style:letter-kerning="true" fo:background-color="transparent" style:font-name-asian="FreeSans" style:font-family-asian="FreeSans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icture_20_with_20_Caption-outline1" style:display-name="Picture with Caption-outline1" style:family="presentation">
      <style:graphic-properties draw:stroke="none" draw:fill="none" draw:auto-grow-height="false" draw:fit-to-size="false" style:shrink-to-fit="true" style:writing-mode="lr-tb">
        <text:list-style style:name="Picture_20_with_20_Caption-outline1" style:display-name="Picture with Capti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cad3f5" loext:opacity="100%" style:text-outline="false" style:text-line-through-style="none" style:text-line-through-type="none" style:text-position="0% 100%" style:font-name="Consolas" fo:font-family="Consolas" fo:font-size="28pt" fo:letter-spacing="normal" fo:language="en" fo:country="US" fo:font-style="normal" fo:text-shadow="none" style:text-underline-style="none" fo:font-weight="normal" style:letter-kerning="true" fo:background-color="transparent" style:font-name-asian="FreeSans" style:font-family-asian="FreeSans" style:font-family-generic-asian="system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light1" loext:color-type="theme"/>
      </style:text-properties>
    </style:style>
    <style:style style:name="Picture_20_with_20_Caption-outline2" style:display-name="Picture with Caption-outline2" style:family="presentation" style:parent-style-name="Picture_20_with_20_Caption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cad3f5" loext:opacity="100%" style:text-outline="false" style:text-line-through-style="none" style:text-line-through-type="none" style:text-position="0% 100%" style:font-name="Consolas" fo:font-family="Consolas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light1" loext:color-type="theme"/>
      </style:text-properties>
    </style:style>
    <style:style style:name="Picture_20_with_20_Caption-outline3" style:display-name="Picture with Caption-outline3" style:family="presentation" style:parent-style-name="Picture_20_with_20_Caption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cad3f5" loext:opacity="100%" style:text-outline="false" style:text-line-through-style="none" style:text-line-through-type="none" style:text-position="0% 100%" style:font-name="Consolas" fo:font-family="Consola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light1" loext:color-type="theme"/>
      </style:text-properties>
    </style:style>
    <style:style style:name="Picture_20_with_20_Caption-outline4" style:display-name="Picture with Caption-outline4" style:family="presentation" style:parent-style-name="Picture_20_with_20_Caption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cad3f5" loext:opacity="100%" style:text-outline="false" style:text-line-through-style="none" style:text-line-through-type="none" style:text-position="0% 100%" style:font-name="Consolas" fo:font-family="Consolas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light1" loext:color-type="theme"/>
      </style:text-properties>
    </style:style>
    <style:style style:name="Picture_20_with_20_Caption-outline5" style:display-name="Picture with Caption-outline5" style:family="presentation" style:parent-style-name="Picture_20_with_20_Caption-outline4">
      <style:paragraph-properties fo:margin-top="0.1cm" fo:margin-bottom="0cm"/>
      <style:text-properties fo:font-size="20pt" style:font-size-asian="20pt" style:font-size-complex="20pt"/>
    </style:style>
    <style:style style:name="Picture_20_with_20_Caption-outline6" style:display-name="Picture with Caption-outline6" style:family="presentation" style:parent-style-name="Picture_20_with_20_Caption-outline5">
      <style:paragraph-properties fo:margin-top="0.1cm" fo:margin-bottom="0cm"/>
      <style:text-properties fo:font-size="20pt" style:font-size-asian="20pt" style:font-size-complex="20pt"/>
    </style:style>
    <style:style style:name="Picture_20_with_20_Caption-outline7" style:display-name="Picture with Caption-outline7" style:family="presentation" style:parent-style-name="Picture_20_with_20_Caption-outline6">
      <style:paragraph-properties fo:margin-top="0.1cm" fo:margin-bottom="0cm"/>
      <style:text-properties fo:font-size="20pt" style:font-size-asian="20pt" style:font-size-complex="20pt"/>
    </style:style>
    <style:style style:name="Picture_20_with_20_Caption-outline8" style:display-name="Picture with Caption-outline8" style:family="presentation" style:parent-style-name="Picture_20_with_20_Caption-outline7">
      <style:paragraph-properties fo:margin-top="0.1cm" fo:margin-bottom="0cm"/>
      <style:text-properties fo:font-size="20pt" style:font-size-asian="20pt" style:font-size-complex="20pt"/>
    </style:style>
    <style:style style:name="Picture_20_with_20_Caption-outline9" style:display-name="Picture with Caption-outline9" style:family="presentation" style:parent-style-name="Picture_20_with_20_Caption-outline8">
      <style:paragraph-properties fo:margin-top="0.1cm" fo:margin-bottom="0cm"/>
      <style:text-properties fo:font-size="20pt" style:font-size-asian="20pt" style:font-size-complex="20pt"/>
    </style:style>
    <style:style style:name="Picture_20_with_20_Caption-subtitle" style:display-name="Picture with Caption-subtitle" style:family="presentation">
      <style:graphic-properties draw:stroke="none" draw:fill="none" draw:textarea-vertical-align="middle">
        <text:list-style style:name="Picture_20_with_20_Caption-subtitle" style:display-name="Picture with Capti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FreeSerif" fo:font-family="FreeSerif" style:font-family-generic="roman" style:font-pitch="variable" fo:font-size="32pt" fo:font-style="normal" fo:text-shadow="none" style:text-underline-style="none" fo:font-weight="normal" style:letter-kerning="true" fo:background-color="transparent" style:font-name-asian="FreeSans" style:font-family-asian="FreeSans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icture_20_with_20_Caption-title" style:display-name="Picture with Caption-title" style:family="presentation">
      <style:graphic-properties draw:stroke="none" draw:fill="none" draw:textarea-vertical-align="middle" style:writing-mode="lr-tb">
        <text:list-style style:name="Picture_20_with_20_Caption-title" style:display-name="Picture with Capti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cad3f5" loext:opacity="100%" style:text-outline="false" style:text-line-through-style="none" style:text-line-through-type="none" style:text-position="0% 100%" style:font-name="Consolas" fo:font-family="Consolas" fo:font-size="18pt" fo:letter-spacing="normal" fo:language="en" fo:country="US" fo:font-style="normal" fo:text-shadow="none" style:text-underline-style="none" fo:font-weight="normal" style:letter-kerning="true" fo:background-color="transparent" style:font-name-asian="FreeSans" style:font-family-asian="FreeSans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light1" loext:color-type="theme"/>
      </style:text-properties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24273a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Title_20_Slide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" style:family="presentation" style:parent-style-name="Title_20_Slide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5" style:family="presentation" style:parent-style-name="Title_20_and_20_Vertical_20_Tex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6" style:family="presentation" style:parent-style-name="Title_20_and_20_Vertical_20_Text-outline1">
      <style:graphic-properties draw:stroke="none" svg:stroke-width="0cm" draw:fill="none" loext:fill-use-slide-background="false" draw:textarea-horizontal-align="right" draw:textarea-vertical-align="top" draw:auto-grow-height="false" draw:auto-grow-width="false" draw:fit-to-size="false" style:shrink-to-fit="false" fo:min-height="11.049cm" fo:padding-top="0.254cm" fo:padding-bottom="0.254cm" fo:padding-left="0.127cm" fo:padding-right="0.127cm" fo:wrap-option="wrap" loext:decorative="false"/>
      <style:paragraph-properties style:writing-mode="tb-rl"/>
    </style:style>
    <style:style style:name="Mpr7" style:family="presentation" style:parent-style-name="Title_20_and_20_Vertical_20_Tex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8" style:family="presentation" style:parent-style-name="Title_20_and_20_Vertical_20_Tex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9" style:family="presentation" style:parent-style-name="Title_20_and_20_Vertical_20_Tex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0" style:family="presentation" style:parent-style-name="Vertical_20_Title_20_and_20_Text-title">
      <style:graphic-properties draw:stroke="none" svg:stroke-width="0cm" draw:fill="none" loext:fill-use-slide-background="false" draw:textarea-horizontal-align="right" draw:textarea-vertical-align="middle" draw:auto-grow-height="false" draw:auto-grow-width="false" draw:fit-to-size="false" style:shrink-to-fit="false" fo:min-height="3.181cm" fo:min-width="30.48cm" fo:padding-top="0.254cm" fo:padding-bottom="0.254cm" fo:padding-left="0.127cm" fo:padding-right="0.127cm" fo:wrap-option="wrap" loext:decorative="false"/>
      <style:paragraph-properties style:writing-mode="tb-rl"/>
    </style:style>
    <style:style style:name="Mpr11" style:family="presentation" style:parent-style-name="Vertical_20_Title_20_and_20_Text-outline1">
      <style:graphic-properties draw:stroke="none" svg:stroke-width="0cm" draw:fill="none" loext:fill-use-slide-background="false" draw:textarea-horizontal-align="right" draw:textarea-vertical-align="top" draw:auto-grow-height="false" draw:auto-grow-width="false" draw:fit-to-size="false" style:shrink-to-fit="false" fo:min-height="11.049cm" fo:padding-top="0.254cm" fo:padding-bottom="0.254cm" fo:padding-left="0.127cm" fo:padding-right="0.127cm" fo:wrap-option="wrap" loext:decorative="false"/>
      <style:paragraph-properties style:writing-mode="tb-rl"/>
    </style:style>
    <style:style style:name="Mpr12" style:family="presentation" style:parent-style-name="Vertical_20_Title_20_and_20_Tex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3" style:family="presentation" style:parent-style-name="Vertical_20_Title_20_and_20_Tex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4" style:family="presentation" style:parent-style-name="Vertical_20_Title_20_and_20_Tex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5" style:family="presentation" style:parent-style-name="Title_20_and_20_Conten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16" style:family="presentation" style:parent-style-name="Title_20_and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7" style:family="presentation" style:parent-style-name="Title_20_and_20_Conte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8" style:family="presentation" style:parent-style-name="Title_20_and_20_Conten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9" style:family="presentation" style:parent-style-name="Title_20_and_20_Conten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20" style:family="presentation" style:parent-style-name="Section_20_Header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1" style:family="presentation" style:parent-style-name="Section_20_Header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2" style:family="presentation" style:parent-style-name="Section_20_Header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3" style:family="presentation" style:parent-style-name="Section_20_Header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4" style:family="presentation" style:parent-style-name="Section_20_Header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25" style:family="presentation" style:parent-style-name="Two_20_Conten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6" style:family="presentation" style:parent-style-name="Two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7" style:family="presentation" style:parent-style-name="Two_20_Conte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8" style:family="presentation" style:parent-style-name="Two_20_Conten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9" style:family="presentation" style:parent-style-name="Two_20_Conten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30" style:family="presentation" style:parent-style-name="Comparison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31" style:family="presentation" style:parent-style-name="Comparison-outline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2" style:family="presentation" style:parent-style-name="Comparis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3" style:family="presentation" style:parent-style-name="Comparis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4" style:family="presentation" style:parent-style-name="Comparison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5" style:family="presentation" style:parent-style-name="Comparison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36" style:family="presentation" style:parent-style-name="Title_20_Only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37" style:family="presentation" style:parent-style-name="Title_20_Only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8" style:family="presentation" style:parent-style-name="Title_20_Only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9" style:family="presentation" style:parent-style-name="Title_20_Only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0" style:family="presentation" style:parent-style-name="Blank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1" style:family="presentation" style:parent-style-name="Blank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42" style:family="presentation" style:parent-style-name="Blank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3" style:family="presentation" style:parent-style-name="Content_20_with_20_Caption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44" style:family="presentation" style:parent-style-name="Content_20_with_20_Capti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5" style:family="presentation" style:parent-style-name="Content_20_with_20_Capti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6" style:family="presentation" style:parent-style-name="Content_20_with_20_Caption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47" style:family="presentation" style:parent-style-name="Content_20_with_20_Caption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8" style:family="presentation" style:parent-style-name="Picture_20_with_20_Caption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49" style:family="presentation" style:parent-style-name="Picture_20_with_20_Capti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50" style:family="presentation" style:parent-style-name="Picture_20_with_20_Capti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51" style:family="presentation" style:parent-style-name="Picture_20_with_20_Caption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52" style:family="presentation" style:parent-style-name="Picture_20_with_20_Caption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90%" fo:text-align="center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60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/>
      </style:paragraph-properties>
      <style:text-properties fo:font-size="12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text-align="center"/>
      <style:text-properties fo:font-size="12pt" style:font-size-asian="14pt" style:font-size-complex="14pt"/>
    </style:style>
    <style:style style:name="MP10" style:family="paragraph">
      <style:paragraph-properties fo:margin-left="0cm" fo:margin-right="0cm" fo:margin-top="0cm" fo:margin-bottom="0cm" fo:line-height="100%" fo:text-align="end" fo:text-indent="0cm" style:punctuation-wrap="hanging" loext:tab-stop-distance="2.54cm" style:writing-mode="lr-tb">
        <style:tab-stops/>
      </style:paragraph-properties>
      <style:text-properties fo:font-size="12pt" style:font-size-asian="14pt" style:font-size-complex="14pt" fo:hyphenate="false"/>
    </style:style>
    <style:style style:name="MP11" style:family="paragraph">
      <style:paragraph-properties fo:margin-left="0cm" fo:margin-right="0cm" fo:margin-top="0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MP12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3" style:family="paragraph">
      <style:paragraph-properties fo:margin-left="0cm" fo:margin-right="0cm" fo:margin-top="0.353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MP14" style:family="paragraph">
      <style:paragraph-properties fo:margin-left="0cm" fo:margin-right="0cm" fo:margin-top="0.176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16" style:family="paragraph">
      <style:paragraph-properties fo:margin-left="0cm" fo:margin-right="0cm" fo:margin-top="0.353cm" fo:margin-bottom="0cm" fo:line-height="9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MP17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18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19" style:family="paragraph">
      <loext:graphic-properties draw:fill="none"/>
      <style:paragraph-properties fo:text-align="start" style:font-independent-line-spacing="true"/>
      <style:text-properties fo:font-size="16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cad3f5" loext:opacity="100%" style:text-outline="false" style:text-line-through-style="none" style:text-line-through-type="none" style:text-position="0% 100%" style:font-name="OCR A Extended" fo:font-size="60pt" fo:letter-spacing="normal" fo:language="en" fo:country="US" fo:font-style="normal" style:text-underline-style="none" fo:font-weight="normal" fo:background-color="transparent" style:font-size-asian="60pt" style:font-style-asian="normal" style:font-weight-asian="normal" style:font-size-complex="60pt" style:font-style-complex="normal" style:font-weight-complex="normal">
        <loext:char-complex-color loext:theme-type="light1" loext:color-type="theme"/>
      </style:text-properties>
    </style:style>
    <style:style style:name="MT3" style:family="text">
      <style:text-properties fo:font-variant="normal" fo:text-transform="none" fo:color="#d8dff7" loext:opacity="100%" style:text-outline="false" style:text-line-through-style="none" style:text-line-through-type="none" style:text-position="0% 100%" style:font-name="Consolas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>
        <loext:char-complex-color loext:theme-type="light1" loext:color-type="theme">
          <loext:transformation loext:type="tint" loext:value="7500"/>
        </loext:char-complex-color>
      </style:text-properties>
    </style:style>
    <style:style style:name="MT4" style:family="text">
      <style:text-properties fo:font-variant="normal" fo:text-transform="none" fo:color="#cad3f5" loext:opacity="100%" style:text-outline="false" style:text-line-through-style="none" style:text-line-through-type="none" style:text-position="0% 100%" style:font-name="OCR A Extended" fo:font-size="44pt" fo:letter-spacing="normal" fo:language="en" fo:country="US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>
        <loext:char-complex-color loext:theme-type="light1" loext:color-type="theme"/>
      </style:text-properties>
    </style:style>
    <style:style style:name="MT5" style:family="text">
      <style:text-properties fo:font-variant="normal" fo:text-transform="none" fo:color="#cad3f5" loext:opacity="100%" style:text-outline="false" style:text-line-through-style="none" style:text-line-through-type="none" style:text-position="0% 100%" style:font-name="Consolas" fo:font-size="28pt" fo:letter-spacing="normal" fo:language="en" fo:country="US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>
        <loext:char-complex-color loext:theme-type="light1" loext:color-type="theme"/>
      </style:text-properties>
    </style:style>
    <style:style style:name="MT6" style:family="text">
      <style:text-properties fo:font-variant="normal" fo:text-transform="none" fo:color="#cad3f5" loext:opacity="100%" style:text-outline="false" style:text-line-through-style="none" style:text-line-through-type="none" style:text-position="0% 100%" style:font-name="Consolas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light1" loext:color-type="theme"/>
      </style:text-properties>
    </style:style>
    <style:style style:name="MT7" style:family="text">
      <style:text-properties fo:font-variant="normal" fo:text-transform="none" fo:color="#cad3f5" loext:opacity="100%" style:text-outline="false" style:text-line-through-style="none" style:text-line-through-type="none" style:text-position="0% 100%" style:font-name="Consolas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light1" loext:color-type="theme"/>
      </style:text-properties>
    </style:style>
    <style:style style:name="MT8" style:family="text">
      <style:text-properties fo:font-variant="normal" fo:text-transform="none" fo:color="#cad3f5" loext:opacity="100%" style:text-outline="false" style:text-line-through-style="none" style:text-line-through-type="none" style:text-position="0% 100%" style:font-name="Consolas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MT9" style:family="text">
      <style:text-properties fo:font-variant="normal" fo:text-transform="none" fo:color="#d8dff7" loext:opacity="100%" style:text-outline="false" style:text-line-through-style="none" style:text-line-through-type="none" style:text-position="0% 100%" style:font-name="Consolas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light1" loext:color-type="theme">
          <loext:transformation loext:type="tint" loext:value="7500"/>
        </loext:char-complex-color>
      </style:text-properties>
    </style:style>
    <style:style style:name="MT10" style:family="text">
      <style:text-properties fo:font-variant="normal" fo:text-transform="none" fo:color="#cad3f5" loext:opacity="100%" style:text-outline="false" style:text-line-through-style="none" style:text-line-through-type="none" style:text-position="0% 100%" style:font-name="Consolas" fo:font-size="24pt" fo:letter-spacing="normal" fo:language="en" fo:country="US" fo:font-style="normal" style:text-underline-style="none" fo:font-weight="bold" fo:background-color="transparent" style:font-size-asian="24pt" style:font-style-asian="normal" style:font-weight-asian="bold" style:font-size-complex="24pt" style:font-style-complex="normal" style:font-weight-complex="bold">
        <loext:char-complex-color loext:theme-type="light1" loext:color-type="theme"/>
      </style:text-properties>
    </style:style>
    <style:style style:name="MT11" style:family="text">
      <style:text-properties fo:font-variant="normal" fo:text-transform="none" fo:color="#cad3f5" loext:opacity="100%" style:text-outline="false" style:text-line-through-style="none" style:text-line-through-type="none" style:text-position="0% 100%" style:font-name="OCR A Extended" fo:font-size="32pt" fo:letter-spacing="normal" fo:language="en" fo:country="US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>
        <loext:char-complex-color loext:theme-type="light1" loext:color-type="theme"/>
      </style:text-properties>
    </style:style>
    <style:style style:name="MT12" style:family="text">
      <style:text-properties fo:font-variant="normal" fo:text-transform="none" fo:color="#cad3f5" loext:opacity="100%" style:text-outline="false" style:text-line-through-style="none" style:text-line-through-type="none" style:text-position="0% 100%" style:font-name="Consolas" fo:font-size="32pt" fo:letter-spacing="normal" fo:language="en" fo:country="US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>
        <loext:char-complex-color loext:theme-type="light1" loext:color-type="theme"/>
      </style:text-properties>
    </style:style>
    <style:style style:name="MT13" style:family="text">
      <style:text-properties fo:font-variant="normal" fo:text-transform="none" fo:color="#cad3f5" loext:opacity="100%" style:text-outline="false" style:text-line-through-style="none" style:text-line-through-type="none" style:text-position="0% 100%" style:font-name="Consolas" fo:font-size="16pt" fo:letter-spacing="normal" fo:language="en" fo:country="US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>
        <loext:char-complex-color loext:theme-type="light1" loext:color-type="theme"/>
      </style:text-properties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min-label-width="0.635cm"/>
        <style:text-properties fo:font-family="Arial" style:font-family-generic="swiss" style:font-pitch="variable" fo:color="#cad3f5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min-label-width="0.635cm"/>
        <style:text-properties fo:font-family="Arial" style:font-family-generic="swiss" style:font-pitch="variable" fo:color="#cad3f5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cad3f5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min-label-width="0.635cm"/>
        <style:text-properties fo:font-family="Arial" style:font-family-generic="swiss" style:font-pitch="variable" fo:color="#cad3f5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cad3f5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cad3f5" fo:font-size="100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min-label-width="0.635cm"/>
        <style:text-properties fo:font-family="Arial" style:font-family-generic="swiss" style:font-pitch="variable" fo:color="#cad3f5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cad3f5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cad3f5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fo:color="#cad3f5" fo:font-size="100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min-label-width="0.635cm"/>
        <style:text-properties fo:font-family="Arial" style:font-family-generic="swiss" style:font-pitch="variable" fo:color="#cad3f5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cad3f5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cad3f5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fo:color="#cad3f5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fo:color="#cad3f5" fo:font-size="100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loext:theme loext:name="Office Theme">
        <loext:theme-colors loext:name="Catppuccin - Macchiato">
          <loext:color loext:name="dark1" loext:color="#24273a"/>
          <loext:color loext:name="light1" loext:color="#cad3f5"/>
          <loext:color loext:name="dark2" loext:color="#181926"/>
          <loext:color loext:name="light2" loext:color="#a5adcb"/>
          <loext:color loext:name="accent1" loext:color="#ed8796"/>
          <loext:color loext:name="accent2" loext:color="#a6da95"/>
          <loext:color loext:name="accent3" loext:color="#eed49f"/>
          <loext:color loext:name="accent4" loext:color="#8aadf4"/>
          <loext:color loext:name="accent5" loext:color="#f5bde6"/>
          <loext:color loext:name="accent6" loext:color="#8bd5ca"/>
          <loext:color loext:name="hyperlink" loext:color="#8aadf4"/>
          <loext:color loext:name="followed-hyperlink" loext:color="#c6a0f6"/>
        </loext:theme-colors>
      </loext:theme>
      <draw:frame draw:name="Title 1" presentation:style-name="Mpr1" draw:text-style-name="MP6" draw:layer="backgroundobjects" svg:width="25.399cm" svg:height="6.631cm" svg:x="4.233cm" svg:y="3.118cm" presentation:class="title" presentation:user-transformed="true">
        <draw:text-box>
          <text:p text:style-name="MP5"><text:span text:style-name="MT2">Click to edit Master title style</text:span></text:p>
        </draw:text-box>
      </draw:frame>
      <draw:frame draw:name="Date Placeholder 3" presentation:style-name="Mpr2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4" presentation:style-name="Mpr2" draw:text-style-name="MP8" draw:layer="backgroundobjects" svg:width="11.429cm" svg:height="1.013cm" svg:x="11.21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5" presentation:style-name="Mpr2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draw:frame presentation:style-name="Title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8.624cm" svg:height="10.476cm" svg:x="1.482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Vertical_20_Text" style:display-name="Title and Vertical Text" style:page-layout-name="PM1" draw:style-name="Mdp1">
      <loext:theme loext:name="Office Theme">
        <loext:theme-colors loext:name="Catppuccin - Macchiato">
          <loext:color loext:name="dark1" loext:color="#24273a"/>
          <loext:color loext:name="light1" loext:color="#cad3f5"/>
          <loext:color loext:name="dark2" loext:color="#181926"/>
          <loext:color loext:name="light2" loext:color="#a5adcb"/>
          <loext:color loext:name="accent1" loext:color="#ed8796"/>
          <loext:color loext:name="accent2" loext:color="#a6da95"/>
          <loext:color loext:name="accent3" loext:color="#eed49f"/>
          <loext:color loext:name="accent4" loext:color="#8aadf4"/>
          <loext:color loext:name="accent5" loext:color="#f5bde6"/>
          <loext:color loext:name="accent6" loext:color="#8bd5ca"/>
          <loext:color loext:name="hyperlink" loext:color="#8aadf4"/>
          <loext:color loext:name="followed-hyperlink" loext:color="#c6a0f6"/>
        </loext:theme-colors>
      </loext:theme>
      <draw:frame draw:name="Title 1" presentation:style-name="Mpr5" draw:text-style-name="MP12" draw:layer="backgroundobjects" svg:width="29.209cm" svg:height="3.681cm" svg:x="2.328cm" svg:y="1.014cm" presentation:class="title" presentation:user-transformed="true">
        <draw:text-box>
          <text:p text:style-name="MP11"><text:span text:style-name="MT4">Click to edit Master title style</text:span></text:p>
        </draw:text-box>
      </draw:frame>
      <draw:frame draw:name="Vertical Text Placeholder 2" presentation:style-name="Mpr6" draw:text-style-name="MP15" draw:layer="backgroundobjects" svg:width="29.209cm" svg:height="12.086cm" svg:x="2.328cm" svg:y="5.071cm" presentation:class="outline" presentation:user-transformed="true">
        <draw:text-box>
          <text:list text:style-name="ML3">
            <text:list-item>
              <text:p text:style-name="MP13"><text:span text:style-name="MT5">Click to edit Master text styles</text:span></text:p>
              <text:list>
                <text:list-item>
                  <text:p text:style-name="MP14"><text:span text:style-name="MT6">Second level</text:span></text:p>
                  <text:list>
                    <text:list-item>
                      <text:p text:style-name="MP14"><text:span text:style-name="MT7">Third level</text:span></text:p>
                      <text:list>
                        <text:list-item>
                          <text:p text:style-name="MP14"><text:span text:style-name="MT8">Fourth level</text:span></text:p>
                          <text:list>
                            <text:list-item>
                              <text:p text:style-name="MP14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4" presentation:style-name="Mpr7" draw:text-style-name="MP8" draw:layer="backgroundobjects" svg:width="11.429cm" svg:height="1.013cm" svg:x="11.21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5" presentation:style-name="Mpr7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0">
        <draw:page-thumbnail presentation:style-name="Title_20_and_20_Vertical_20_Text-title" draw:layer="backgroundobjects" svg:width="0.001cm" svg:height="0.001cm" svg:x="0cm" svg:y="2.123cm" presentation:class="page"/>
        <draw:frame presentation:style-name="Title_20_and_20_Vertical_20_Text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ertical_20_Title_20_and_20_Text" style:display-name="Vertical Title and Text" style:page-layout-name="PM1" draw:style-name="Mdp1">
      <loext:theme loext:name="Office Theme">
        <loext:theme-colors loext:name="Catppuccin - Macchiato">
          <loext:color loext:name="dark1" loext:color="#24273a"/>
          <loext:color loext:name="light1" loext:color="#cad3f5"/>
          <loext:color loext:name="dark2" loext:color="#181926"/>
          <loext:color loext:name="light2" loext:color="#a5adcb"/>
          <loext:color loext:name="accent1" loext:color="#ed8796"/>
          <loext:color loext:name="accent2" loext:color="#a6da95"/>
          <loext:color loext:name="accent3" loext:color="#eed49f"/>
          <loext:color loext:name="accent4" loext:color="#8aadf4"/>
          <loext:color loext:name="accent5" loext:color="#f5bde6"/>
          <loext:color loext:name="accent6" loext:color="#8bd5ca"/>
          <loext:color loext:name="hyperlink" loext:color="#8aadf4"/>
          <loext:color loext:name="followed-hyperlink" loext:color="#c6a0f6"/>
        </loext:theme-colors>
      </loext:theme>
      <draw:frame draw:name="Vertical Title 1" presentation:style-name="Mpr10" draw:text-style-name="MP12" draw:layer="backgroundobjects" svg:width="7.302cm" svg:height="16.143cm" svg:x="24.236cm" svg:y="1.014cm" presentation:class="title" presentation:user-transformed="true">
        <draw:text-box>
          <text:p text:style-name="MP11"><text:span text:style-name="MT4">Cl</text:span><text:span text:style-name="MT4">ic</text:span><text:span text:style-name="MT4">k </text:span><text:span text:style-name="MT4">to </text:span><text:span text:style-name="MT4">e</text:span><text:span text:style-name="MT4">dit </text:span><text:span text:style-name="MT4">M</text:span><text:span text:style-name="MT4">as</text:span><text:span text:style-name="MT4">te</text:span><text:span text:style-name="MT4">r </text:span><text:span text:style-name="MT4">titl</text:span><text:span text:style-name="MT4">e </text:span><text:span text:style-name="MT4">st</text:span><text:span text:style-name="MT4">yl</text:span><text:span text:style-name="MT4">e</text:span></text:p>
        </draw:text-box>
      </draw:frame>
      <draw:frame draw:name="Vertical Text Placeholder 2" presentation:style-name="Mpr11" draw:text-style-name="MP15" draw:layer="backgroundobjects" svg:width="21.483cm" svg:height="16.143cm" svg:x="2.328cm" svg:y="1.014cm" presentation:class="outline" presentation:user-transformed="true">
        <draw:text-box>
          <text:list text:style-name="ML3">
            <text:list-item>
              <text:p text:style-name="MP13"><text:span text:style-name="MT5">Click to edit Master text styles</text:span></text:p>
              <text:list>
                <text:list-item>
                  <text:p text:style-name="MP14"><text:span text:style-name="MT6">Second level</text:span></text:p>
                  <text:list>
                    <text:list-item>
                      <text:p text:style-name="MP14"><text:span text:style-name="MT7">Third level</text:span></text:p>
                      <text:list>
                        <text:list-item>
                          <text:p text:style-name="MP14"><text:span text:style-name="MT8">Fourth level</text:span></text:p>
                          <text:list>
                            <text:list-item>
                              <text:p text:style-name="MP14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2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4" presentation:style-name="Mpr12" draw:text-style-name="MP8" draw:layer="backgroundobjects" svg:width="11.429cm" svg:height="1.013cm" svg:x="11.21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5" presentation:style-name="Mpr12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0">
        <draw:page-thumbnail presentation:style-name="Vertical_20_Title_20_and_20_Text-title" draw:layer="backgroundobjects" svg:width="0.001cm" svg:height="0.001cm" svg:x="0cm" svg:y="2.123cm" presentation:class="page"/>
        <draw:frame presentation:style-name="Vertical_20_Title_20_and_20_Text-notes" draw:layer="backgroundobjects" svg:width="17.271cm" svg:height="12.572cm" svg:x="2.159cm" svg:y="13.271cm" presentation:class="notes" presentation:placeholder="true">
          <draw:text-box/>
        </draw:frame>
        <draw:frame presentation:style-name="Mpr1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office:forms form:automatic-focus="false" form:apply-design-mode="false"/>
      <loext:theme loext:name="Office Theme">
        <loext:theme-colors loext:name="Catppuccin - Macchiato">
          <loext:color loext:name="dark1" loext:color="#24273a"/>
          <loext:color loext:name="light1" loext:color="#cad3f5"/>
          <loext:color loext:name="dark2" loext:color="#181926"/>
          <loext:color loext:name="light2" loext:color="#a5adcb"/>
          <loext:color loext:name="accent1" loext:color="#ed8796"/>
          <loext:color loext:name="accent2" loext:color="#a6da95"/>
          <loext:color loext:name="accent3" loext:color="#eed49f"/>
          <loext:color loext:name="accent4" loext:color="#8aadf4"/>
          <loext:color loext:name="accent5" loext:color="#f5bde6"/>
          <loext:color loext:name="accent6" loext:color="#8bd5ca"/>
          <loext:color loext:name="hyperlink" loext:color="#8aadf4"/>
          <loext:color loext:name="followed-hyperlink" loext:color="#c6a0f6"/>
        </loext:theme-colors>
      </loext:theme>
      <draw:frame draw:name="Title 1" presentation:style-name="Mpr15" draw:text-style-name="MP12" draw:layer="backgroundobjects" svg:width="29.209cm" svg:height="3.681cm" svg:x="2.328cm" svg:y="1.014cm" presentation:class="title" presentation:user-transformed="true">
        <draw:text-box>
          <text:p text:style-name="MP11"><text:span text:style-name="MT4">Click to edit Master title style</text:span></text:p>
        </draw:text-box>
      </draw:frame>
      <draw:frame draw:name="Content Placeholder 2" presentation:style-name="Mpr16" draw:text-style-name="MP15" draw:layer="backgroundobjects" svg:width="29.209cm" svg:height="12.086cm" svg:x="2.328cm" svg:y="5.071cm" presentation:class="outline" presentation:user-transformed="true">
        <draw:text-box>
          <text:list text:style-name="ML3">
            <text:list-item>
              <text:p text:style-name="MP13"><text:span text:style-name="MT5">Click to edit Master text styles</text:span></text:p>
              <text:list>
                <text:list-item>
                  <text:p text:style-name="MP14"><text:span text:style-name="MT6">Second level</text:span></text:p>
                  <text:list>
                    <text:list-item>
                      <text:p text:style-name="MP14"><text:span text:style-name="MT7">Third level</text:span></text:p>
                      <text:list>
                        <text:list-item>
                          <text:p text:style-name="MP14"><text:span text:style-name="MT8">Fourth level</text:span></text:p>
                          <text:list>
                            <text:list-item>
                              <text:p text:style-name="MP14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7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4" presentation:style-name="Mpr17" draw:text-style-name="MP8" draw:layer="backgroundobjects" svg:width="11.429cm" svg:height="1.013cm" svg:x="11.21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5" presentation:style-name="Mpr17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Title_20_and_20_Content-title" draw:layer="backgroundobjects" svg:width="0.001cm" svg:height="0.001cm" svg:x="0cm" svg:y="2.123cm" presentation:class="page"/>
        <draw:frame presentation:style-name="Title_20_and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1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ection_20_Header" style:display-name="Section Header" style:page-layout-name="PM1" draw:style-name="Mdp1">
      <loext:theme loext:name="Office Theme">
        <loext:theme-colors loext:name="Catppuccin - Macchiato">
          <loext:color loext:name="dark1" loext:color="#24273a"/>
          <loext:color loext:name="light1" loext:color="#cad3f5"/>
          <loext:color loext:name="dark2" loext:color="#181926"/>
          <loext:color loext:name="light2" loext:color="#a5adcb"/>
          <loext:color loext:name="accent1" loext:color="#ed8796"/>
          <loext:color loext:name="accent2" loext:color="#a6da95"/>
          <loext:color loext:name="accent3" loext:color="#eed49f"/>
          <loext:color loext:name="accent4" loext:color="#8aadf4"/>
          <loext:color loext:name="accent5" loext:color="#f5bde6"/>
          <loext:color loext:name="accent6" loext:color="#8bd5ca"/>
          <loext:color loext:name="hyperlink" loext:color="#8aadf4"/>
          <loext:color loext:name="followed-hyperlink" loext:color="#c6a0f6"/>
        </loext:theme-colors>
      </loext:theme>
      <draw:frame draw:name="Title 1" presentation:style-name="Mpr20" draw:text-style-name="MP6" draw:layer="backgroundobjects" svg:width="29.209cm" svg:height="7.923cm" svg:x="2.311cm" svg:y="4.749cm" presentation:class="title" presentation:user-transformed="true">
        <draw:text-box>
          <text:p text:style-name="MP11"><text:span text:style-name="MT2">Click to edit Master title style</text:span></text:p>
        </draw:text-box>
      </draw:frame>
      <draw:frame draw:name="Text Placeholder 2" presentation:style-name="Mpr21" draw:text-style-name="MP17" draw:layer="backgroundobjects" svg:width="29.209cm" svg:height="4.166cm" svg:x="2.311cm" svg:y="12.749cm" presentation:class="outline" presentation:user-transformed="true">
        <draw:text-box>
          <text:list text:style-name="ML3">
            <text:list-item>
              <text:p text:style-name="MP16"><text:span text:style-name="MT9">Click to edit Master text styles</text:span></text:p>
            </text:list-item>
          </text:list>
        </draw:text-box>
      </draw:frame>
      <draw:frame draw:name="Date Placeholder 3" presentation:style-name="Mpr22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4" presentation:style-name="Mpr22" draw:text-style-name="MP8" draw:layer="backgroundobjects" svg:width="11.429cm" svg:height="1.013cm" svg:x="11.21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5" presentation:style-name="Mpr22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0">
        <draw:page-thumbnail presentation:style-name="Section_20_Header-title" draw:layer="backgroundobjects" svg:width="0.001cm" svg:height="0.001cm" svg:x="0cm" svg:y="2.123cm" presentation:class="page"/>
        <draw:frame presentation:style-name="Section_20_Header-notes" draw:layer="backgroundobjects" svg:width="17.271cm" svg:height="12.572cm" svg:x="2.159cm" svg:y="13.271cm" presentation:class="notes" presentation:placeholder="true">
          <draw:text-box/>
        </draw:frame>
        <draw:frame presentation:style-name="Mpr2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Content" style:display-name="Two Content" style:page-layout-name="PM1" draw:style-name="Mdp1">
      <loext:theme loext:name="Office Theme">
        <loext:theme-colors loext:name="Catppuccin - Macchiato">
          <loext:color loext:name="dark1" loext:color="#24273a"/>
          <loext:color loext:name="light1" loext:color="#cad3f5"/>
          <loext:color loext:name="dark2" loext:color="#181926"/>
          <loext:color loext:name="light2" loext:color="#a5adcb"/>
          <loext:color loext:name="accent1" loext:color="#ed8796"/>
          <loext:color loext:name="accent2" loext:color="#a6da95"/>
          <loext:color loext:name="accent3" loext:color="#eed49f"/>
          <loext:color loext:name="accent4" loext:color="#8aadf4"/>
          <loext:color loext:name="accent5" loext:color="#f5bde6"/>
          <loext:color loext:name="accent6" loext:color="#8bd5ca"/>
          <loext:color loext:name="hyperlink" loext:color="#8aadf4"/>
          <loext:color loext:name="followed-hyperlink" loext:color="#c6a0f6"/>
        </loext:theme-colors>
      </loext:theme>
      <draw:frame draw:name="Title 1" presentation:style-name="Mpr25" draw:text-style-name="MP12" draw:layer="backgroundobjects" svg:width="29.209cm" svg:height="3.681cm" svg:x="2.328cm" svg:y="1.014cm" presentation:class="title" presentation:user-transformed="true">
        <draw:text-box>
          <text:p text:style-name="MP11"><text:span text:style-name="MT4">Click to edit Master title style</text:span></text:p>
        </draw:text-box>
      </draw:frame>
      <draw:frame draw:name="Content Placeholder 2" presentation:style-name="Mpr26" draw:text-style-name="MP15" draw:layer="backgroundobjects" svg:width="14.392cm" svg:height="12.086cm" svg:x="2.328cm" svg:y="5.071cm" presentation:class="outline" presentation:user-transformed="true">
        <draw:text-box>
          <text:list text:style-name="ML3">
            <text:list-item>
              <text:p text:style-name="MP13"><text:span text:style-name="MT5">Click to edit Master text styles</text:span></text:p>
              <text:list>
                <text:list-item>
                  <text:p text:style-name="MP14"><text:span text:style-name="MT6">Second level</text:span></text:p>
                  <text:list>
                    <text:list-item>
                      <text:p text:style-name="MP14"><text:span text:style-name="MT7">Third level</text:span></text:p>
                      <text:list>
                        <text:list-item>
                          <text:p text:style-name="MP14"><text:span text:style-name="MT8">Fourth level</text:span></text:p>
                          <text:list>
                            <text:list-item>
                              <text:p text:style-name="MP14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26" draw:text-style-name="MP15" draw:layer="backgroundobjects" svg:width="14.392cm" svg:height="12.086cm" svg:x="17.145cm" svg:y="5.071cm" presentation:class="outline" presentation:user-transformed="true">
        <draw:text-box>
          <text:list text:style-name="ML4">
            <text:list-item>
              <text:p text:style-name="MP13"><text:span text:style-name="MT5">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4"><text:span text:style-name="MT6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4"><text:span text:style-name="MT7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8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4" presentation:style-name="Mpr27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5" presentation:style-name="Mpr27" draw:text-style-name="MP8" draw:layer="backgroundobjects" svg:width="11.429cm" svg:height="1.013cm" svg:x="11.21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6" presentation:style-name="Mpr27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0">
        <draw:page-thumbnail presentation:style-name="Two_20_Content-title" draw:layer="backgroundobjects" svg:width="0.001cm" svg:height="0.001cm" svg:x="0cm" svg:y="2.123cm" presentation:class="page"/>
        <draw:frame presentation:style-name="Two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2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omparison" style:page-layout-name="PM1" draw:style-name="Mdp1">
      <loext:theme loext:name="Office Theme">
        <loext:theme-colors loext:name="Catppuccin - Macchiato">
          <loext:color loext:name="dark1" loext:color="#24273a"/>
          <loext:color loext:name="light1" loext:color="#cad3f5"/>
          <loext:color loext:name="dark2" loext:color="#181926"/>
          <loext:color loext:name="light2" loext:color="#a5adcb"/>
          <loext:color loext:name="accent1" loext:color="#ed8796"/>
          <loext:color loext:name="accent2" loext:color="#a6da95"/>
          <loext:color loext:name="accent3" loext:color="#eed49f"/>
          <loext:color loext:name="accent4" loext:color="#8aadf4"/>
          <loext:color loext:name="accent5" loext:color="#f5bde6"/>
          <loext:color loext:name="accent6" loext:color="#8bd5ca"/>
          <loext:color loext:name="hyperlink" loext:color="#8aadf4"/>
          <loext:color loext:name="followed-hyperlink" loext:color="#c6a0f6"/>
        </loext:theme-colors>
      </loext:theme>
      <draw:frame draw:name="Title 1" presentation:style-name="Mpr30" draw:text-style-name="MP12" draw:layer="backgroundobjects" svg:width="29.209cm" svg:height="3.681cm" svg:x="2.333cm" svg:y="1.014cm" presentation:class="title" presentation:user-transformed="true">
        <draw:text-box>
          <text:p text:style-name="MP11"><text:span text:style-name="MT4">Click to edit Master title style</text:span></text:p>
        </draw:text-box>
      </draw:frame>
      <draw:frame draw:name="Text Placeholder 2" presentation:style-name="Mpr31" draw:text-style-name="MP17" draw:layer="backgroundobjects" svg:width="14.326cm" svg:height="2.288cm" svg:x="2.333cm" svg:y="4.67cm" presentation:class="outline" presentation:user-transformed="true">
        <draw:text-box>
          <text:list text:style-name="ML3">
            <text:list-item>
              <text:p text:style-name="MP16"><text:span text:style-name="MT10">Click to edit Master text styles</text:span></text:p>
            </text:list-item>
          </text:list>
        </draw:text-box>
      </draw:frame>
      <draw:frame draw:name="Content Placeholder 3" presentation:style-name="Mpr32" draw:text-style-name="MP15" draw:layer="backgroundobjects" svg:width="14.326cm" svg:height="10.234cm" svg:x="2.333cm" svg:y="6.959cm" presentation:class="outline" presentation:user-transformed="true">
        <draw:text-box>
          <text:list text:style-name="ML4">
            <text:list-item>
              <text:p text:style-name="MP13"><text:span text:style-name="MT5">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4"><text:span text:style-name="MT6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4"><text:span text:style-name="MT7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8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4" presentation:style-name="Mpr31" draw:text-style-name="MP17" draw:layer="backgroundobjects" svg:width="14.397cm" svg:height="2.288cm" svg:x="17.145cm" svg:y="4.67cm" presentation:class="outline" presentation:user-transformed="true">
        <draw:text-box>
          <text:p text:style-name="MP16"><text:span text:style-name="MT10">Click to edit Master text styles</text:span></text:p>
        </draw:text-box>
      </draw:frame>
      <draw:frame draw:name="Content Placeholder 5" presentation:style-name="Mpr32" draw:text-style-name="MP15" draw:layer="backgroundobjects" svg:width="14.397cm" svg:height="10.234cm" svg:x="17.145cm" svg:y="6.959cm" presentation:class="outline" presentation:user-transformed="true">
        <draw:text-box>
          <text:list text:style-name="ML4">
            <text:list-item>
              <text:p text:style-name="MP13"><text:span text:style-name="MT5">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4"><text:span text:style-name="MT6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4"><text:span text:style-name="MT7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8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6" presentation:style-name="Mpr33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7" presentation:style-name="Mpr33" draw:text-style-name="MP8" draw:layer="backgroundobjects" svg:width="11.429cm" svg:height="1.013cm" svg:x="11.21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8" presentation:style-name="Mpr33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0">
        <draw:page-thumbnail presentation:style-name="Comparison-title" draw:layer="backgroundobjects" svg:width="0.001cm" svg:height="0.001cm" svg:x="0cm" svg:y="2.123cm" presentation:class="page"/>
        <draw:frame presentation:style-name="Comparison-notes" draw:layer="backgroundobjects" svg:width="17.271cm" svg:height="12.572cm" svg:x="2.159cm" svg:y="13.271cm" presentation:class="notes" presentation:placeholder="true">
          <draw:text-box/>
        </draw:frame>
        <draw:frame presentation:style-name="Mpr3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Only" style:display-name="Title Only" style:page-layout-name="PM1" draw:style-name="Mdp1">
      <loext:theme loext:name="Office Theme">
        <loext:theme-colors loext:name="Catppuccin - Macchiato">
          <loext:color loext:name="dark1" loext:color="#24273a"/>
          <loext:color loext:name="light1" loext:color="#cad3f5"/>
          <loext:color loext:name="dark2" loext:color="#181926"/>
          <loext:color loext:name="light2" loext:color="#a5adcb"/>
          <loext:color loext:name="accent1" loext:color="#ed8796"/>
          <loext:color loext:name="accent2" loext:color="#a6da95"/>
          <loext:color loext:name="accent3" loext:color="#eed49f"/>
          <loext:color loext:name="accent4" loext:color="#8aadf4"/>
          <loext:color loext:name="accent5" loext:color="#f5bde6"/>
          <loext:color loext:name="accent6" loext:color="#8bd5ca"/>
          <loext:color loext:name="hyperlink" loext:color="#8aadf4"/>
          <loext:color loext:name="followed-hyperlink" loext:color="#c6a0f6"/>
        </loext:theme-colors>
      </loext:theme>
      <draw:frame draw:name="Title 1" presentation:style-name="Mpr36" draw:text-style-name="MP12" draw:layer="backgroundobjects" svg:width="29.209cm" svg:height="3.681cm" svg:x="2.328cm" svg:y="1.014cm" presentation:class="title" presentation:user-transformed="true">
        <draw:text-box>
          <text:p text:style-name="MP11"><text:span text:style-name="MT4">Click to edit Master title style</text:span></text:p>
        </draw:text-box>
      </draw:frame>
      <draw:frame draw:name="Date Placeholder 2" presentation:style-name="Mpr37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3" presentation:style-name="Mpr37" draw:text-style-name="MP8" draw:layer="backgroundobjects" svg:width="11.429cm" svg:height="1.013cm" svg:x="11.21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4" presentation:style-name="Mpr37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0">
        <draw:page-thumbnail presentation:style-name="Title_20_Only-title" draw:layer="backgroundobjects" svg:width="0.001cm" svg:height="0.001cm" svg:x="0cm" svg:y="2.123cm" presentation:class="page"/>
        <draw:frame presentation:style-name="Title_20_Only-notes" draw:layer="backgroundobjects" svg:width="17.271cm" svg:height="12.572cm" svg:x="2.159cm" svg:y="13.271cm" presentation:class="notes" presentation:placeholder="true">
          <draw:text-box/>
        </draw:frame>
        <draw:frame presentation:style-name="Mpr3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1">
      <loext:theme loext:name="Office Theme">
        <loext:theme-colors loext:name="Catppuccin - Macchiato">
          <loext:color loext:name="dark1" loext:color="#24273a"/>
          <loext:color loext:name="light1" loext:color="#cad3f5"/>
          <loext:color loext:name="dark2" loext:color="#181926"/>
          <loext:color loext:name="light2" loext:color="#a5adcb"/>
          <loext:color loext:name="accent1" loext:color="#ed8796"/>
          <loext:color loext:name="accent2" loext:color="#a6da95"/>
          <loext:color loext:name="accent3" loext:color="#eed49f"/>
          <loext:color loext:name="accent4" loext:color="#8aadf4"/>
          <loext:color loext:name="accent5" loext:color="#f5bde6"/>
          <loext:color loext:name="accent6" loext:color="#8bd5ca"/>
          <loext:color loext:name="hyperlink" loext:color="#8aadf4"/>
          <loext:color loext:name="followed-hyperlink" loext:color="#c6a0f6"/>
        </loext:theme-colors>
      </loext:theme>
      <draw:frame draw:name="Date Placeholder 1" presentation:style-name="Mpr40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2" presentation:style-name="Mpr40" draw:text-style-name="MP8" draw:layer="backgroundobjects" svg:width="11.429cm" svg:height="1.013cm" svg:x="11.21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3" presentation:style-name="Mpr40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0">
        <draw:page-thumbnail presentation:style-name="Blank-title" draw:layer="backgroundobjects" svg:width="0.001cm" svg:height="0.001cm" svg:x="0cm" svg:y="2.123cm" presentation:class="page"/>
        <draw:frame presentation:style-name="Blank-notes" draw:layer="backgroundobjects" svg:width="17.271cm" svg:height="12.572cm" svg:x="2.159cm" svg:y="13.271cm" presentation:class="notes" presentation:placeholder="true">
          <draw:text-box/>
        </draw:frame>
        <draw:frame presentation:style-name="Mpr4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ontent_20_with_20_Caption" style:display-name="Content with Caption" style:page-layout-name="PM1" draw:style-name="Mdp1">
      <loext:theme loext:name="Office Theme">
        <loext:theme-colors loext:name="Catppuccin - Macchiato">
          <loext:color loext:name="dark1" loext:color="#24273a"/>
          <loext:color loext:name="light1" loext:color="#cad3f5"/>
          <loext:color loext:name="dark2" loext:color="#181926"/>
          <loext:color loext:name="light2" loext:color="#a5adcb"/>
          <loext:color loext:name="accent1" loext:color="#ed8796"/>
          <loext:color loext:name="accent2" loext:color="#a6da95"/>
          <loext:color loext:name="accent3" loext:color="#eed49f"/>
          <loext:color loext:name="accent4" loext:color="#8aadf4"/>
          <loext:color loext:name="accent5" loext:color="#f5bde6"/>
          <loext:color loext:name="accent6" loext:color="#8bd5ca"/>
          <loext:color loext:name="hyperlink" loext:color="#8aadf4"/>
          <loext:color loext:name="followed-hyperlink" loext:color="#c6a0f6"/>
        </loext:theme-colors>
      </loext:theme>
      <draw:frame draw:name="Title 1" presentation:style-name="Mpr43" draw:text-style-name="MP18" draw:layer="backgroundobjects" svg:width="10.922cm" svg:height="4.444cm" svg:x="2.333cm" svg:y="1.27cm" presentation:class="title" presentation:user-transformed="true">
        <draw:text-box>
          <text:p text:style-name="MP11"><text:span text:style-name="MT11">Click to edit Master title style</text:span></text:p>
        </draw:text-box>
      </draw:frame>
      <draw:frame draw:name="Content Placeholder 2" presentation:style-name="Mpr44" draw:text-style-name="MP18" draw:layer="backgroundobjects" svg:width="17.144cm" svg:height="13.537cm" svg:x="14.398cm" svg:y="2.743cm" presentation:class="outline" presentation:user-transformed="true">
        <draw:text-box>
          <text:list text:style-name="ML3">
            <text:list-item>
              <text:p text:style-name="MP13"><text:span text:style-name="MT12">Click to edit Master text styles</text:span></text:p>
              <text:list>
                <text:list-item>
                  <text:p text:style-name="MP14"><text:span text:style-name="MT5">Second level</text:span></text:p>
                  <text:list>
                    <text:list-item>
                      <text:p text:style-name="MP14"><text:span text:style-name="MT6">Third level</text:span></text:p>
                      <text:list>
                        <text:list-item>
                          <text:p text:style-name="MP14"><text:span text:style-name="MT7">Fourth level</text:span></text:p>
                          <text:list>
                            <text:list-item>
                              <text:p text:style-name="MP14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3" presentation:style-name="Mpr44" draw:text-style-name="MP19" draw:layer="backgroundobjects" svg:width="10.922cm" svg:height="10.587cm" svg:x="2.333cm" svg:y="5.715cm" presentation:class="outline" presentation:user-transformed="true">
        <draw:text-box>
          <text:p text:style-name="MP16"><text:span text:style-name="MT13">Click to edit Master text styles</text:span></text:p>
        </draw:text-box>
      </draw:frame>
      <draw:frame draw:name="Date Placeholder 4" presentation:style-name="Mpr45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5" presentation:style-name="Mpr45" draw:text-style-name="MP8" draw:layer="backgroundobjects" svg:width="11.429cm" svg:height="1.013cm" svg:x="11.21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6" presentation:style-name="Mpr45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0">
        <draw:page-thumbnail presentation:style-name="Content_20_with_20_Caption-title" draw:layer="backgroundobjects" svg:width="0.001cm" svg:height="0.001cm" svg:x="0cm" svg:y="2.123cm" presentation:class="page"/>
        <draw:frame presentation:style-name="Content_20_with_20_Caption-notes" draw:layer="backgroundobjects" svg:width="17.271cm" svg:height="12.572cm" svg:x="2.159cm" svg:y="13.271cm" presentation:class="notes" presentation:placeholder="true">
          <draw:text-box/>
        </draw:frame>
        <draw:frame presentation:style-name="Mpr4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icture_20_with_20_Caption" style:display-name="Picture with Caption" style:page-layout-name="PM1" draw:style-name="Mdp1">
      <loext:theme loext:name="Office Theme">
        <loext:theme-colors loext:name="Catppuccin - Macchiato">
          <loext:color loext:name="dark1" loext:color="#24273a"/>
          <loext:color loext:name="light1" loext:color="#cad3f5"/>
          <loext:color loext:name="dark2" loext:color="#181926"/>
          <loext:color loext:name="light2" loext:color="#a5adcb"/>
          <loext:color loext:name="accent1" loext:color="#ed8796"/>
          <loext:color loext:name="accent2" loext:color="#a6da95"/>
          <loext:color loext:name="accent3" loext:color="#eed49f"/>
          <loext:color loext:name="accent4" loext:color="#8aadf4"/>
          <loext:color loext:name="accent5" loext:color="#f5bde6"/>
          <loext:color loext:name="accent6" loext:color="#8bd5ca"/>
          <loext:color loext:name="hyperlink" loext:color="#8aadf4"/>
          <loext:color loext:name="followed-hyperlink" loext:color="#c6a0f6"/>
        </loext:theme-colors>
      </loext:theme>
      <draw:frame draw:name="Title 1" presentation:style-name="Mpr48" draw:text-style-name="MP18" draw:layer="backgroundobjects" svg:width="10.922cm" svg:height="4.444cm" svg:x="2.333cm" svg:y="1.27cm" presentation:class="title" presentation:user-transformed="true">
        <draw:text-box>
          <text:p text:style-name="MP11"><text:span text:style-name="MT11">Click to edit Master title style</text:span></text:p>
        </draw:text-box>
      </draw:frame>
      <draw:frame draw:name="Picture Placeholder 2" presentation:style-name="Picture_20_with_20_Caption-outline1" draw:layer="backgroundobjects" svg:width="17.144cm" svg:height="13.537cm" svg:x="14.398cm" svg:y="2.743cm" presentation:class="outline" presentation:placeholder="true" presentation:user-transformed="true">
        <draw:text-box/>
      </draw:frame>
      <draw:frame draw:name="Text Placeholder 3" presentation:style-name="Mpr49" draw:text-style-name="MP19" draw:layer="backgroundobjects" svg:width="10.922cm" svg:height="10.587cm" svg:x="2.333cm" svg:y="5.715cm" presentation:class="outline" presentation:user-transformed="true">
        <draw:text-box>
          <text:p text:style-name="MP16"><text:span text:style-name="MT13">Click to edit Master text styles</text:span></text:p>
        </draw:text-box>
      </draw:frame>
      <draw:frame draw:name="Date Placeholder 4" presentation:style-name="Mpr50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5" presentation:style-name="Mpr50" draw:text-style-name="MP8" draw:layer="backgroundobjects" svg:width="11.429cm" svg:height="1.013cm" svg:x="11.21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6" presentation:style-name="Mpr50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presentation:notes style:page-layout-name="PM0">
        <draw:page-thumbnail presentation:style-name="Picture_20_with_20_Caption-title" draw:layer="backgroundobjects" svg:width="0.001cm" svg:height="0.001cm" svg:x="0cm" svg:y="2.123cm" presentation:class="page"/>
        <draw:frame presentation:style-name="Picture_20_with_20_Caption-notes" draw:layer="backgroundobjects" svg:width="17.271cm" svg:height="12.572cm" svg:x="2.159cm" svg:y="13.271cm" presentation:class="notes" presentation:placeholder="true">
          <draw:text-box/>
        </draw:frame>
        <draw:frame presentation:style-name="Mpr5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Joshua Raj Tadi</meta:initial-creator>
    <meta:editing-cycles>13</meta:editing-cycles>
    <meta:creation-date>2025-03-22T08:27:16</meta:creation-date>
    <dc:date>2025-03-30T21:09:19.397924081</dc:date>
    <meta:editing-duration>P7DT15H40M4S</meta:editing-duration>
    <meta:generator>LibreOffice/25.2.2.2$Linux_X86_64 LibreOffice_project/520$Build-2</meta:generator>
    <meta:document-statistic meta:object-count="320"/>
    <meta:user-defined meta:name="AppVersion">16.0000</meta:user-defined>
    <meta:user-defined meta:name="PresentationFormat">Widescreen</meta:user-defined>
    <meta:user-defined meta:name="Slides" meta:value-type="float">25</meta:user-defined>
    <meta:template xlink:type="simple" xlink:actuate="onRequest" xlink:title="Office 2013 - 2022 Theme" xlink:href=""/>
  </office:meta>
</office:document-meta>
</file>